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pt" svg:height="254.41pt" svg:x="25.71pt" svg:y="72pt">
            <loext:p draw:notify-on-update-of-ranges="Sheet1.A1:Sheet1.A1 Sheet1.A2:Sheet1.A106 Sheet1.B1:Sheet1.B1 Sheet1.B2:Sheet1.B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pt" svg:height="254.41pt" svg:x="27.24pt" svg:y="325.56pt">
            <loext:p draw:notify-on-update-of-ranges="Sheet1.A1:Sheet1.A1 Sheet1.A2:Sheet1.A106 Sheet1.C1:Sheet1.C1 Sheet1.C2:Sheet1.C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pt" svg:height="254.38pt" svg:x="29.57pt" svg:y="576.82pt">
            <loext:p draw:notify-on-update-of-ranges="Sheet1.A1:Sheet1.A1 Sheet1.A2:Sheet1.A106 Sheet1.D1:Sheet1.D1 Sheet1.D2:Sheet1.D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3pt" svg:height="254.38pt" svg:x="29.57pt" svg:y="831.2pt">
            <loext:p draw:notify-on-update-of-ranges="Sheet1.A1:Sheet1.A1 Sheet1.A2:Sheet1.A106 Sheet1.E1:Sheet1.E1 Sheet1.E2:Sheet1.E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pt" svg:height="254.38pt" svg:x="636.72pt" svg:y="71.21pt">
            <loext:p draw:notify-on-update-of-ranges="Sheet1.A1:Sheet1.A1 Sheet1.A2:Sheet1.A106 Sheet1.F1:Sheet1.F1 Sheet1.F2:Sheet1.F10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03pt" svg:height="254.38pt" svg:x="633.6pt" svg:y="324pt">
            <loext:p draw:notify-on-update-of-ranges="Sheet1.A1:Sheet1.A1 Sheet1.A2:Sheet1.A106 Sheet1.G1:Sheet1.G1 Sheet1.G2:Sheet1.G10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03pt" svg:height="254.41pt" svg:x="636.72pt" svg:y="576pt">
            <loext:p draw:notify-on-update-of-ranges="Sheet1.A1:Sheet1.A1 Sheet1.A2:Sheet1.A106 Sheet1.H1:Sheet1.H1 Sheet1.H2:Sheet1.H10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pt" svg:height="254.41pt" svg:x="635.95pt" svg:y="835.97pt">
            <loext:p draw:notify-on-update-of-ranges="Sheet1.A1:Sheet1.A1 Sheet1.A2:Sheet1.A106 Sheet1.I1:Sheet1.I1 Sheet1.I2:Sheet1.I10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158.49pt" svg:height="291.57pt" svg:x="3.63pt" svg:y="1089.21pt">
            <loext:p draw:notify-on-update-of-ranges="Sheet1.B1:Sheet1.B1 Sheet1.B2:Sheet1.B106 Sheet1.C1:Sheet1.C1 Sheet1.C2:Sheet1.C106 Sheet1.D1:Sheet1.D1 Sheet1.D2:Sheet1.D106 Sheet1.E1:Sheet1.E1 Sheet1.E2:Sheet1.E10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160.02pt" svg:height="278.76pt" svg:x="2.1pt" svg:y="1382pt">
            <loext:p draw:notify-on-update-of-ranges="Sheet1.F1:Sheet1.F1 Sheet1.F2:Sheet1.F106 Sheet1.G1:Sheet1.G1 Sheet1.G2:Sheet1.G106 Sheet1.H1:Sheet1.H1 Sheet1.H2:Sheet1.H106 Sheet1.I1:Sheet1.I1 Sheet1.I2:Sheet1.I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Words count</text:p>
          </table:table-cell>
          <table:table-cell office:value-type="string" calcext:value-type="string">
            <text:p>Add HashMap</text:p>
          </table:table-cell>
          <table:table-cell office:value-type="string" calcext:value-type="string">
            <text:p>Add LinkedList</text:p>
          </table:table-cell>
          <table:table-cell office:value-type="string" calcext:value-type="string">
            <text:p>Add ArrayList</text:p>
          </table:table-cell>
          <table:table-cell office:value-type="string" calcext:value-type="string">
            <text:p>Add TreeMap</text:p>
          </table:table-cell>
          <table:table-cell office:value-type="string" calcext:value-type="string">
            <text:p>Search HashMap</text:p>
          </table:table-cell>
          <table:table-cell office:value-type="string" calcext:value-type="string">
            <text:p>Search LinkedList</text:p>
          </table:table-cell>
          <table:table-cell office:value-type="string" calcext:value-type="string">
            <text:p>Search ArrayList</text:p>
          </table:table-cell>
          <table:table-cell office:value-type="string" calcext:value-type="string">
            <text:p>Search TreeMap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44" calcext:value-type="float">
            <text:p>83444</text:p>
          </table:table-cell>
          <table:table-cell office:value-type="float" office:value="437843" calcext:value-type="float">
            <text:p>437843</text:p>
          </table:table-cell>
          <table:table-cell office:value-type="float" office:value="445391" calcext:value-type="float">
            <text:p>445391</text:p>
          </table:table-cell>
          <table:table-cell office:value-type="float" office:value="128750" calcext:value-type="float">
            <text:p>128750</text:p>
          </table:table-cell>
          <table:table-cell office:value-type="float" office:value="105828" calcext:value-type="float">
            <text:p>105828</text:p>
          </table:table-cell>
          <table:table-cell office:value-type="float" office:value="467111" calcext:value-type="float">
            <text:p>467111</text:p>
          </table:table-cell>
          <table:table-cell office:value-type="float" office:value="292920" calcext:value-type="float">
            <text:p>292920</text:p>
          </table:table-cell>
          <table:table-cell office:value-type="float" office:value="214079" calcext:value-type="float">
            <text:p>214079</text:p>
          </table:table-cell>
          <table:table-cell table:number-columns-repeated="101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93714" calcext:value-type="float">
            <text:p>1493714</text:p>
          </table:table-cell>
          <table:table-cell office:value-type="float" office:value="8647979" calcext:value-type="float">
            <text:p>8647979</text:p>
          </table:table-cell>
          <table:table-cell office:value-type="float" office:value="9819438" calcext:value-type="float">
            <text:p>9819438</text:p>
          </table:table-cell>
          <table:table-cell office:value-type="float" office:value="2995932" calcext:value-type="float">
            <text:p>2995932</text:p>
          </table:table-cell>
          <table:table-cell office:value-type="float" office:value="1284922" calcext:value-type="float">
            <text:p>1284922</text:p>
          </table:table-cell>
          <table:table-cell office:value-type="float" office:value="12838912" calcext:value-type="float">
            <text:p>12838912</text:p>
          </table:table-cell>
          <table:table-cell office:value-type="float" office:value="7479939" calcext:value-type="float">
            <text:p>7479939</text:p>
          </table:table-cell>
          <table:table-cell office:value-type="float" office:value="5000794" calcext:value-type="float">
            <text:p>5000794</text:p>
          </table:table-cell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44837" calcext:value-type="float">
            <text:p>1644837</text:p>
          </table:table-cell>
          <table:table-cell office:value-type="float" office:value="22797543" calcext:value-type="float">
            <text:p>22797543</text:p>
          </table:table-cell>
          <table:table-cell office:value-type="float" office:value="17363376" calcext:value-type="float">
            <text:p>17363376</text:p>
          </table:table-cell>
          <table:table-cell office:value-type="float" office:value="2975603" calcext:value-type="float">
            <text:p>2975603</text:p>
          </table:table-cell>
          <table:table-cell office:value-type="float" office:value="2411409" calcext:value-type="float">
            <text:p>2411409</text:p>
          </table:table-cell>
          <table:table-cell office:value-type="float" office:value="16503974" calcext:value-type="float">
            <text:p>16503974</text:p>
          </table:table-cell>
          <table:table-cell office:value-type="float" office:value="17909510" calcext:value-type="float">
            <text:p>17909510</text:p>
          </table:table-cell>
          <table:table-cell office:value-type="float" office:value="3218917" calcext:value-type="float">
            <text:p>3218917</text:p>
          </table:table-cell>
          <table:table-cell table:number-columns-repeated="1015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694895" calcext:value-type="float">
            <text:p>1694895</text:p>
          </table:table-cell>
          <table:table-cell office:value-type="float" office:value="21154471" calcext:value-type="float">
            <text:p>21154471</text:p>
          </table:table-cell>
          <table:table-cell office:value-type="float" office:value="25071011" calcext:value-type="float">
            <text:p>25071011</text:p>
          </table:table-cell>
          <table:table-cell office:value-type="float" office:value="2150773" calcext:value-type="float">
            <text:p>2150773</text:p>
          </table:table-cell>
          <table:table-cell office:value-type="float" office:value="3480939" calcext:value-type="float">
            <text:p>3480939</text:p>
          </table:table-cell>
          <table:table-cell office:value-type="float" office:value="20358924" calcext:value-type="float">
            <text:p>20358924</text:p>
          </table:table-cell>
          <table:table-cell office:value-type="float" office:value="33281395" calcext:value-type="float">
            <text:p>33281395</text:p>
          </table:table-cell>
          <table:table-cell office:value-type="float" office:value="4877424" calcext:value-type="float">
            <text:p>4877424</text:p>
          </table:table-cell>
          <table:table-cell table:number-columns-repeated="1015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2494358" calcext:value-type="float">
            <text:p>2494358</text:p>
          </table:table-cell>
          <table:table-cell office:value-type="float" office:value="31806052" calcext:value-type="float">
            <text:p>31806052</text:p>
          </table:table-cell>
          <table:table-cell office:value-type="float" office:value="22810477" calcext:value-type="float">
            <text:p>22810477</text:p>
          </table:table-cell>
          <table:table-cell office:value-type="float" office:value="3715716" calcext:value-type="float">
            <text:p>3715716</text:p>
          </table:table-cell>
          <table:table-cell office:value-type="float" office:value="15975847" calcext:value-type="float">
            <text:p>15975847</text:p>
          </table:table-cell>
          <table:table-cell office:value-type="float" office:value="25955176" calcext:value-type="float">
            <text:p>25955176</text:p>
          </table:table-cell>
          <table:table-cell office:value-type="float" office:value="22364246" calcext:value-type="float">
            <text:p>22364246</text:p>
          </table:table-cell>
          <table:table-cell office:value-type="float" office:value="18045981" calcext:value-type="float">
            <text:p>18045981</text:p>
          </table:table-cell>
          <table:table-cell table:number-columns-repeated="1015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21891989" calcext:value-type="float">
            <text:p>21891989</text:p>
          </table:table-cell>
          <table:table-cell office:value-type="float" office:value="15312677" calcext:value-type="float">
            <text:p>15312677</text:p>
          </table:table-cell>
          <table:table-cell office:value-type="float" office:value="13887531" calcext:value-type="float">
            <text:p>13887531</text:p>
          </table:table-cell>
          <table:table-cell office:value-type="float" office:value="13438689" calcext:value-type="float">
            <text:p>13438689</text:p>
          </table:table-cell>
          <table:table-cell office:value-type="float" office:value="3045648" calcext:value-type="float">
            <text:p>3045648</text:p>
          </table:table-cell>
          <table:table-cell office:value-type="float" office:value="18055707" calcext:value-type="float">
            <text:p>18055707</text:p>
          </table:table-cell>
          <table:table-cell office:value-type="float" office:value="15277850" calcext:value-type="float">
            <text:p>15277850</text:p>
          </table:table-cell>
          <table:table-cell office:value-type="float" office:value="2997647" calcext:value-type="float">
            <text:p>2997647</text:p>
          </table:table-cell>
          <table:table-cell table:number-columns-repeated="1015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789065" calcext:value-type="float">
            <text:p>1789065</text:p>
          </table:table-cell>
          <table:table-cell office:value-type="float" office:value="21002296" calcext:value-type="float">
            <text:p>21002296</text:p>
          </table:table-cell>
          <table:table-cell office:value-type="float" office:value="19712996" calcext:value-type="float">
            <text:p>19712996</text:p>
          </table:table-cell>
          <table:table-cell office:value-type="float" office:value="4071230" calcext:value-type="float">
            <text:p>4071230</text:p>
          </table:table-cell>
          <table:table-cell office:value-type="float" office:value="1548436" calcext:value-type="float">
            <text:p>1548436</text:p>
          </table:table-cell>
          <table:table-cell office:value-type="float" office:value="23140518" calcext:value-type="float">
            <text:p>23140518</text:p>
          </table:table-cell>
          <table:table-cell office:value-type="float" office:value="18995857" calcext:value-type="float">
            <text:p>18995857</text:p>
          </table:table-cell>
          <table:table-cell office:value-type="float" office:value="2912565" calcext:value-type="float">
            <text:p>2912565</text:p>
          </table:table-cell>
          <table:table-cell table:number-columns-repeated="1015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1955161" calcext:value-type="float">
            <text:p>1955161</text:p>
          </table:table-cell>
          <table:table-cell office:value-type="float" office:value="27597683" calcext:value-type="float">
            <text:p>27597683</text:p>
          </table:table-cell>
          <table:table-cell office:value-type="float" office:value="25078902" calcext:value-type="float">
            <text:p>25078902</text:p>
          </table:table-cell>
          <table:table-cell office:value-type="float" office:value="4556403" calcext:value-type="float">
            <text:p>4556403</text:p>
          </table:table-cell>
          <table:table-cell office:value-type="float" office:value="2210906" calcext:value-type="float">
            <text:p>2210906</text:p>
          </table:table-cell>
          <table:table-cell office:value-type="float" office:value="38629399" calcext:value-type="float">
            <text:p>38629399</text:p>
          </table:table-cell>
          <table:table-cell office:value-type="float" office:value="24959990" calcext:value-type="float">
            <text:p>24959990</text:p>
          </table:table-cell>
          <table:table-cell office:value-type="float" office:value="3502408" calcext:value-type="float">
            <text:p>3502408</text:p>
          </table:table-cell>
          <table:table-cell table:number-columns-repeated="1015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2440610" calcext:value-type="float">
            <text:p>2440610</text:p>
          </table:table-cell>
          <table:table-cell office:value-type="float" office:value="34784885" calcext:value-type="float">
            <text:p>34784885</text:p>
          </table:table-cell>
          <table:table-cell office:value-type="float" office:value="30671977" calcext:value-type="float">
            <text:p>30671977</text:p>
          </table:table-cell>
          <table:table-cell office:value-type="float" office:value="5458329" calcext:value-type="float">
            <text:p>5458329</text:p>
          </table:table-cell>
          <table:table-cell office:value-type="float" office:value="1655221" calcext:value-type="float">
            <text:p>1655221</text:p>
          </table:table-cell>
          <table:table-cell office:value-type="float" office:value="38086964" calcext:value-type="float">
            <text:p>38086964</text:p>
          </table:table-cell>
          <table:table-cell office:value-type="float" office:value="30681949" calcext:value-type="float">
            <text:p>30681949</text:p>
          </table:table-cell>
          <table:table-cell office:value-type="float" office:value="3983474" calcext:value-type="float">
            <text:p>3983474</text:p>
          </table:table-cell>
          <table:table-cell table:number-columns-repeated="1015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2444062" calcext:value-type="float">
            <text:p>2444062</text:p>
          </table:table-cell>
          <table:table-cell office:value-type="float" office:value="42558264" calcext:value-type="float">
            <text:p>42558264</text:p>
          </table:table-cell>
          <table:table-cell office:value-type="float" office:value="37719059" calcext:value-type="float">
            <text:p>37719059</text:p>
          </table:table-cell>
          <table:table-cell office:value-type="float" office:value="6173122" calcext:value-type="float">
            <text:p>6173122</text:p>
          </table:table-cell>
          <table:table-cell office:value-type="float" office:value="1930826" calcext:value-type="float">
            <text:p>1930826</text:p>
          </table:table-cell>
          <table:table-cell office:value-type="float" office:value="45524577" calcext:value-type="float">
            <text:p>45524577</text:p>
          </table:table-cell>
          <table:table-cell office:value-type="float" office:value="39579933" calcext:value-type="float">
            <text:p>39579933</text:p>
          </table:table-cell>
          <table:table-cell office:value-type="float" office:value="4241619" calcext:value-type="float">
            <text:p>4241619</text:p>
          </table:table-cell>
          <table:table-cell table:number-columns-repeated="1015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3115775" calcext:value-type="float">
            <text:p>3115775</text:p>
          </table:table-cell>
          <table:table-cell office:value-type="float" office:value="50562554" calcext:value-type="float">
            <text:p>50562554</text:p>
          </table:table-cell>
          <table:table-cell office:value-type="float" office:value="47222336" calcext:value-type="float">
            <text:p>47222336</text:p>
          </table:table-cell>
          <table:table-cell office:value-type="float" office:value="7207918" calcext:value-type="float">
            <text:p>7207918</text:p>
          </table:table-cell>
          <table:table-cell office:value-type="float" office:value="2113446" calcext:value-type="float">
            <text:p>2113446</text:p>
          </table:table-cell>
          <table:table-cell office:value-type="float" office:value="56946118" calcext:value-type="float">
            <text:p>56946118</text:p>
          </table:table-cell>
          <table:table-cell office:value-type="float" office:value="45256706" calcext:value-type="float">
            <text:p>45256706</text:p>
          </table:table-cell>
          <table:table-cell office:value-type="float" office:value="4715345" calcext:value-type="float">
            <text:p>4715345</text:p>
          </table:table-cell>
          <table:table-cell table:number-columns-repeated="1015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3643202" calcext:value-type="float">
            <text:p>3643202</text:p>
          </table:table-cell>
          <table:table-cell office:value-type="float" office:value="60122061" calcext:value-type="float">
            <text:p>60122061</text:p>
          </table:table-cell>
          <table:table-cell office:value-type="float" office:value="53645831" calcext:value-type="float">
            <text:p>53645831</text:p>
          </table:table-cell>
          <table:table-cell office:value-type="float" office:value="7263046" calcext:value-type="float">
            <text:p>7263046</text:p>
          </table:table-cell>
          <table:table-cell office:value-type="float" office:value="2154131" calcext:value-type="float">
            <text:p>2154131</text:p>
          </table:table-cell>
          <table:table-cell office:value-type="float" office:value="60141971" calcext:value-type="float">
            <text:p>60141971</text:p>
          </table:table-cell>
          <table:table-cell office:value-type="float" office:value="53548573" calcext:value-type="float">
            <text:p>53548573</text:p>
          </table:table-cell>
          <table:table-cell office:value-type="float" office:value="5142170" calcext:value-type="float">
            <text:p>5142170</text:p>
          </table:table-cell>
          <table:table-cell table:number-columns-repeated="1015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607678" calcext:value-type="float">
            <text:p>1607678</text:p>
          </table:table-cell>
          <table:table-cell office:value-type="float" office:value="70538333" calcext:value-type="float">
            <text:p>70538333</text:p>
          </table:table-cell>
          <table:table-cell office:value-type="float" office:value="62836570" calcext:value-type="float">
            <text:p>62836570</text:p>
          </table:table-cell>
          <table:table-cell office:value-type="float" office:value="6342112" calcext:value-type="float">
            <text:p>6342112</text:p>
          </table:table-cell>
          <table:table-cell office:value-type="float" office:value="1412433" calcext:value-type="float">
            <text:p>1412433</text:p>
          </table:table-cell>
          <table:table-cell office:value-type="float" office:value="79287000" calcext:value-type="float">
            <text:p>79287000</text:p>
          </table:table-cell>
          <table:table-cell office:value-type="float" office:value="63225127" calcext:value-type="float">
            <text:p>63225127</text:p>
          </table:table-cell>
          <table:table-cell office:value-type="float" office:value="5618370" calcext:value-type="float">
            <text:p>5618370</text:p>
          </table:table-cell>
          <table:table-cell table:number-columns-repeated="1015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2350262" calcext:value-type="float">
            <text:p>2350262</text:p>
          </table:table-cell>
          <table:table-cell office:value-type="float" office:value="85171348" calcext:value-type="float">
            <text:p>85171348</text:p>
          </table:table-cell>
          <table:table-cell office:value-type="float" office:value="73431998" calcext:value-type="float">
            <text:p>73431998</text:p>
          </table:table-cell>
          <table:table-cell office:value-type="float" office:value="5298600" calcext:value-type="float">
            <text:p>5298600</text:p>
          </table:table-cell>
          <table:table-cell office:value-type="float" office:value="1440598" calcext:value-type="float">
            <text:p>1440598</text:p>
          </table:table-cell>
          <table:table-cell office:value-type="float" office:value="80833617" calcext:value-type="float">
            <text:p>80833617</text:p>
          </table:table-cell>
          <table:table-cell office:value-type="float" office:value="74138106" calcext:value-type="float">
            <text:p>74138106</text:p>
          </table:table-cell>
          <table:table-cell office:value-type="float" office:value="6090323" calcext:value-type="float">
            <text:p>6090323</text:p>
          </table:table-cell>
          <table:table-cell table:number-columns-repeated="1015"/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1722437" calcext:value-type="float">
            <text:p>1722437</text:p>
          </table:table-cell>
          <table:table-cell office:value-type="float" office:value="91496351" calcext:value-type="float">
            <text:p>91496351</text:p>
          </table:table-cell>
          <table:table-cell office:value-type="float" office:value="82808227" calcext:value-type="float">
            <text:p>82808227</text:p>
          </table:table-cell>
          <table:table-cell office:value-type="float" office:value="6208952" calcext:value-type="float">
            <text:p>6208952</text:p>
          </table:table-cell>
          <table:table-cell office:value-type="float" office:value="1586118" calcext:value-type="float">
            <text:p>1586118</text:p>
          </table:table-cell>
          <table:table-cell office:value-type="float" office:value="90586198" calcext:value-type="float">
            <text:p>90586198</text:p>
          </table:table-cell>
          <table:table-cell office:value-type="float" office:value="82584769" calcext:value-type="float">
            <text:p>82584769</text:p>
          </table:table-cell>
          <table:table-cell office:value-type="float" office:value="6206274" calcext:value-type="float">
            <text:p>6206274</text:p>
          </table:table-cell>
          <table:table-cell table:number-columns-repeated="1015"/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784347" calcext:value-type="float">
            <text:p>1784347</text:p>
          </table:table-cell>
          <table:table-cell office:value-type="float" office:value="93726472" calcext:value-type="float">
            <text:p>93726472</text:p>
          </table:table-cell>
          <table:table-cell office:value-type="float" office:value="88991736" calcext:value-type="float">
            <text:p>88991736</text:p>
          </table:table-cell>
          <table:table-cell office:value-type="float" office:value="9265486" calcext:value-type="float">
            <text:p>9265486</text:p>
          </table:table-cell>
          <table:table-cell office:value-type="float" office:value="1623653" calcext:value-type="float">
            <text:p>1623653</text:p>
          </table:table-cell>
          <table:table-cell office:value-type="float" office:value="98594766" calcext:value-type="float">
            <text:p>98594766</text:p>
          </table:table-cell>
          <table:table-cell office:value-type="float" office:value="88078639" calcext:value-type="float">
            <text:p>88078639</text:p>
          </table:table-cell>
          <table:table-cell office:value-type="float" office:value="6678434" calcext:value-type="float">
            <text:p>6678434</text:p>
          </table:table-cell>
          <table:table-cell table:number-columns-repeated="1015"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2368447" calcext:value-type="float">
            <text:p>2368447</text:p>
          </table:table-cell>
          <table:table-cell office:value-type="float" office:value="103743283" calcext:value-type="float">
            <text:p>103743283</text:p>
          </table:table-cell>
          <table:table-cell office:value-type="float" office:value="95963905" calcext:value-type="float">
            <text:p>95963905</text:p>
          </table:table-cell>
          <table:table-cell office:value-type="float" office:value="9784438" calcext:value-type="float">
            <text:p>9784438</text:p>
          </table:table-cell>
          <table:table-cell office:value-type="float" office:value="1754141" calcext:value-type="float">
            <text:p>1754141</text:p>
          </table:table-cell>
          <table:table-cell office:value-type="float" office:value="105324578" calcext:value-type="float">
            <text:p>105324578</text:p>
          </table:table-cell>
          <table:table-cell office:value-type="float" office:value="94636602" calcext:value-type="float">
            <text:p>94636602</text:p>
          </table:table-cell>
          <table:table-cell office:value-type="float" office:value="7752328" calcext:value-type="float">
            <text:p>7752328</text:p>
          </table:table-cell>
          <table:table-cell table:number-columns-repeated="1015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2189019" calcext:value-type="float">
            <text:p>2189019</text:p>
          </table:table-cell>
          <table:table-cell office:value-type="float" office:value="112417666" calcext:value-type="float">
            <text:p>112417666</text:p>
          </table:table-cell>
          <table:table-cell office:value-type="float" office:value="102514767" calcext:value-type="float">
            <text:p>102514767</text:p>
          </table:table-cell>
          <table:table-cell office:value-type="float" office:value="10369413" calcext:value-type="float">
            <text:p>10369413</text:p>
          </table:table-cell>
          <table:table-cell office:value-type="float" office:value="1835577" calcext:value-type="float">
            <text:p>1835577</text:p>
          </table:table-cell>
          <table:table-cell office:value-type="float" office:value="114007719" calcext:value-type="float">
            <text:p>114007719</text:p>
          </table:table-cell>
          <table:table-cell office:value-type="float" office:value="102659316" calcext:value-type="float">
            <text:p>102659316</text:p>
          </table:table-cell>
          <table:table-cell office:value-type="float" office:value="9447457" calcext:value-type="float">
            <text:p>9447457</text:p>
          </table:table-cell>
          <table:table-cell table:number-columns-repeated="1015"/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2649765" calcext:value-type="float">
            <text:p>2649765</text:p>
          </table:table-cell>
          <table:table-cell office:value-type="float" office:value="124019995" calcext:value-type="float">
            <text:p>124019995</text:p>
          </table:table-cell>
          <table:table-cell office:value-type="float" office:value="111590982" calcext:value-type="float">
            <text:p>111590982</text:p>
          </table:table-cell>
          <table:table-cell office:value-type="float" office:value="7756032" calcext:value-type="float">
            <text:p>7756032</text:p>
          </table:table-cell>
          <table:table-cell office:value-type="float" office:value="2166560" calcext:value-type="float">
            <text:p>2166560</text:p>
          </table:table-cell>
          <table:table-cell office:value-type="float" office:value="124290483" calcext:value-type="float">
            <text:p>124290483</text:p>
          </table:table-cell>
          <table:table-cell office:value-type="float" office:value="110971574" calcext:value-type="float">
            <text:p>110971574</text:p>
          </table:table-cell>
          <table:table-cell office:value-type="float" office:value="9380003" calcext:value-type="float">
            <text:p>9380003</text:p>
          </table:table-cell>
          <table:table-cell table:number-columns-repeated="1015"/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2142659" calcext:value-type="float">
            <text:p>2142659</text:p>
          </table:table-cell>
          <table:table-cell office:value-type="float" office:value="133085450" calcext:value-type="float">
            <text:p>133085450</text:p>
          </table:table-cell>
          <table:table-cell office:value-type="float" office:value="120327364" calcext:value-type="float">
            <text:p>120327364</text:p>
          </table:table-cell>
          <table:table-cell office:value-type="float" office:value="8257156" calcext:value-type="float">
            <text:p>8257156</text:p>
          </table:table-cell>
          <table:table-cell office:value-type="float" office:value="1887767" calcext:value-type="float">
            <text:p>1887767</text:p>
          </table:table-cell>
          <table:table-cell office:value-type="float" office:value="135658208" calcext:value-type="float">
            <text:p>135658208</text:p>
          </table:table-cell>
          <table:table-cell office:value-type="float" office:value="121389215" calcext:value-type="float">
            <text:p>121389215</text:p>
          </table:table-cell>
          <table:table-cell office:value-type="float" office:value="8408877" calcext:value-type="float">
            <text:p>8408877</text:p>
          </table:table-cell>
          <table:table-cell table:number-columns-repeated="1015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1693096" calcext:value-type="float">
            <text:p>1693096</text:p>
          </table:table-cell>
          <table:table-cell office:value-type="float" office:value="147952003" calcext:value-type="float">
            <text:p>147952003</text:p>
          </table:table-cell>
          <table:table-cell office:value-type="float" office:value="134361771" calcext:value-type="float">
            <text:p>134361771</text:p>
          </table:table-cell>
          <table:table-cell office:value-type="float" office:value="8804223" calcext:value-type="float">
            <text:p>8804223</text:p>
          </table:table-cell>
          <table:table-cell office:value-type="float" office:value="1828830" calcext:value-type="float">
            <text:p>1828830</text:p>
          </table:table-cell>
          <table:table-cell office:value-type="float" office:value="150272101" calcext:value-type="float">
            <text:p>150272101</text:p>
          </table:table-cell>
          <table:table-cell office:value-type="float" office:value="134930751" calcext:value-type="float">
            <text:p>134930751</text:p>
          </table:table-cell>
          <table:table-cell office:value-type="float" office:value="9416985" calcext:value-type="float">
            <text:p>9416985</text:p>
          </table:table-cell>
          <table:table-cell table:number-columns-repeated="1015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2127580" calcext:value-type="float">
            <text:p>2127580</text:p>
          </table:table-cell>
          <table:table-cell office:value-type="float" office:value="161288576" calcext:value-type="float">
            <text:p>161288576</text:p>
          </table:table-cell>
          <table:table-cell office:value-type="float" office:value="144483174" calcext:value-type="float">
            <text:p>144483174</text:p>
          </table:table-cell>
          <table:table-cell office:value-type="float" office:value="9300726" calcext:value-type="float">
            <text:p>9300726</text:p>
          </table:table-cell>
          <table:table-cell office:value-type="float" office:value="1686742" calcext:value-type="float">
            <text:p>1686742</text:p>
          </table:table-cell>
          <table:table-cell office:value-type="float" office:value="163278529" calcext:value-type="float">
            <text:p>163278529</text:p>
          </table:table-cell>
          <table:table-cell office:value-type="float" office:value="144487451" calcext:value-type="float">
            <text:p>144487451</text:p>
          </table:table-cell>
          <table:table-cell office:value-type="float" office:value="10374753" calcext:value-type="float">
            <text:p>10374753</text:p>
          </table:table-cell>
          <table:table-cell table:number-columns-repeated="1015"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2183728" calcext:value-type="float">
            <text:p>2183728</text:p>
          </table:table-cell>
          <table:table-cell office:value-type="float" office:value="174337115" calcext:value-type="float">
            <text:p>174337115</text:p>
          </table:table-cell>
          <table:table-cell office:value-type="float" office:value="157795510" calcext:value-type="float">
            <text:p>157795510</text:p>
          </table:table-cell>
          <table:table-cell office:value-type="float" office:value="10017393" calcext:value-type="float">
            <text:p>10017393</text:p>
          </table:table-cell>
          <table:table-cell office:value-type="float" office:value="1939030" calcext:value-type="float">
            <text:p>1939030</text:p>
          </table:table-cell>
          <table:table-cell office:value-type="float" office:value="176570538" calcext:value-type="float">
            <text:p>176570538</text:p>
          </table:table-cell>
          <table:table-cell office:value-type="float" office:value="158551616" calcext:value-type="float">
            <text:p>158551616</text:p>
          </table:table-cell>
          <table:table-cell office:value-type="float" office:value="9991011" calcext:value-type="float">
            <text:p>9991011</text:p>
          </table:table-cell>
          <table:table-cell table:number-columns-repeated="1015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2074695" calcext:value-type="float">
            <text:p>2074695</text:p>
          </table:table-cell>
          <table:table-cell office:value-type="float" office:value="188827551" calcext:value-type="float">
            <text:p>188827551</text:p>
          </table:table-cell>
          <table:table-cell office:value-type="float" office:value="169911472" calcext:value-type="float">
            <text:p>169911472</text:p>
          </table:table-cell>
          <table:table-cell office:value-type="float" office:value="10543030" calcext:value-type="float">
            <text:p>10543030</text:p>
          </table:table-cell>
          <table:table-cell office:value-type="float" office:value="1924087" calcext:value-type="float">
            <text:p>1924087</text:p>
          </table:table-cell>
          <table:table-cell office:value-type="float" office:value="192204581" calcext:value-type="float">
            <text:p>192204581</text:p>
          </table:table-cell>
          <table:table-cell office:value-type="float" office:value="170297493" calcext:value-type="float">
            <text:p>170297493</text:p>
          </table:table-cell>
          <table:table-cell office:value-type="float" office:value="10310079" calcext:value-type="float">
            <text:p>10310079</text:p>
          </table:table-cell>
          <table:table-cell table:number-columns-repeated="1015"/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float" office:value="4763356" calcext:value-type="float">
            <text:p>4763356</text:p>
          </table:table-cell>
          <table:table-cell office:value-type="float" office:value="204694919" calcext:value-type="float">
            <text:p>204694919</text:p>
          </table:table-cell>
          <table:table-cell office:value-type="float" office:value="186367221" calcext:value-type="float">
            <text:p>186367221</text:p>
          </table:table-cell>
          <table:table-cell office:value-type="float" office:value="10853597" calcext:value-type="float">
            <text:p>10853597</text:p>
          </table:table-cell>
          <table:table-cell office:value-type="float" office:value="2128098" calcext:value-type="float">
            <text:p>2128098</text:p>
          </table:table-cell>
          <table:table-cell office:value-type="float" office:value="206193347" calcext:value-type="float">
            <text:p>206193347</text:p>
          </table:table-cell>
          <table:table-cell office:value-type="float" office:value="186307991" calcext:value-type="float">
            <text:p>186307991</text:p>
          </table:table-cell>
          <table:table-cell office:value-type="float" office:value="10801060" calcext:value-type="float">
            <text:p>10801060</text:p>
          </table:table-cell>
          <table:table-cell table:number-columns-repeated="1015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3297134" calcext:value-type="float">
            <text:p>3297134</text:p>
          </table:table-cell>
          <table:table-cell office:value-type="float" office:value="214231190" calcext:value-type="float">
            <text:p>214231190</text:p>
          </table:table-cell>
          <table:table-cell office:value-type="float" office:value="195908182" calcext:value-type="float">
            <text:p>195908182</text:p>
          </table:table-cell>
          <table:table-cell office:value-type="float" office:value="11234969" calcext:value-type="float">
            <text:p>11234969</text:p>
          </table:table-cell>
          <table:table-cell office:value-type="float" office:value="1987664" calcext:value-type="float">
            <text:p>1987664</text:p>
          </table:table-cell>
          <table:table-cell office:value-type="float" office:value="223029156" calcext:value-type="float">
            <text:p>223029156</text:p>
          </table:table-cell>
          <table:table-cell office:value-type="float" office:value="193105411" calcext:value-type="float">
            <text:p>193105411</text:p>
          </table:table-cell>
          <table:table-cell office:value-type="float" office:value="11245631" calcext:value-type="float">
            <text:p>11245631</text:p>
          </table:table-cell>
          <table:table-cell table:number-columns-repeated="1015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1998702" calcext:value-type="float">
            <text:p>1998702</text:p>
          </table:table-cell>
          <table:table-cell office:value-type="float" office:value="229002372" calcext:value-type="float">
            <text:p>229002372</text:p>
          </table:table-cell>
          <table:table-cell office:value-type="float" office:value="207266625" calcext:value-type="float">
            <text:p>207266625</text:p>
          </table:table-cell>
          <table:table-cell office:value-type="float" office:value="14210925" calcext:value-type="float">
            <text:p>14210925</text:p>
          </table:table-cell>
          <table:table-cell office:value-type="float" office:value="2014258" calcext:value-type="float">
            <text:p>2014258</text:p>
          </table:table-cell>
          <table:table-cell office:value-type="float" office:value="231172689" calcext:value-type="float">
            <text:p>231172689</text:p>
          </table:table-cell>
          <table:table-cell office:value-type="float" office:value="209310135" calcext:value-type="float">
            <text:p>209310135</text:p>
          </table:table-cell>
          <table:table-cell office:value-type="float" office:value="12815170" calcext:value-type="float">
            <text:p>12815170</text:p>
          </table:table-cell>
          <table:table-cell table:number-columns-repeated="1015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1784564" calcext:value-type="float">
            <text:p>1784564</text:p>
          </table:table-cell>
          <table:table-cell office:value-type="float" office:value="244343746" calcext:value-type="float">
            <text:p>244343746</text:p>
          </table:table-cell>
          <table:table-cell office:value-type="float" office:value="220410251" calcext:value-type="float">
            <text:p>220410251</text:p>
          </table:table-cell>
          <table:table-cell office:value-type="float" office:value="15236090" calcext:value-type="float">
            <text:p>15236090</text:p>
          </table:table-cell>
          <table:table-cell office:value-type="float" office:value="2135456" calcext:value-type="float">
            <text:p>2135456</text:p>
          </table:table-cell>
          <table:table-cell office:value-type="float" office:value="248460690" calcext:value-type="float">
            <text:p>248460690</text:p>
          </table:table-cell>
          <table:table-cell office:value-type="float" office:value="219355053" calcext:value-type="float">
            <text:p>219355053</text:p>
          </table:table-cell>
          <table:table-cell office:value-type="float" office:value="13571363" calcext:value-type="float">
            <text:p>13571363</text:p>
          </table:table-cell>
          <table:table-cell table:number-columns-repeated="1015"/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1701116" calcext:value-type="float">
            <text:p>1701116</text:p>
          </table:table-cell>
          <table:table-cell office:value-type="float" office:value="258568868" calcext:value-type="float">
            <text:p>258568868</text:p>
          </table:table-cell>
          <table:table-cell office:value-type="float" office:value="232985408" calcext:value-type="float">
            <text:p>232985408</text:p>
          </table:table-cell>
          <table:table-cell office:value-type="float" office:value="14647152" calcext:value-type="float">
            <text:p>14647152</text:p>
          </table:table-cell>
          <table:table-cell office:value-type="float" office:value="1955326" calcext:value-type="float">
            <text:p>1955326</text:p>
          </table:table-cell>
          <table:table-cell office:value-type="float" office:value="261816811" calcext:value-type="float">
            <text:p>261816811</text:p>
          </table:table-cell>
          <table:table-cell office:value-type="float" office:value="233035348" calcext:value-type="float">
            <text:p>233035348</text:p>
          </table:table-cell>
          <table:table-cell office:value-type="float" office:value="14197249" calcext:value-type="float">
            <text:p>14197249</text:p>
          </table:table-cell>
          <table:table-cell table:number-columns-repeated="1015"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1880345" calcext:value-type="float">
            <text:p>1880345</text:p>
          </table:table-cell>
          <table:table-cell office:value-type="float" office:value="273385990" calcext:value-type="float">
            <text:p>273385990</text:p>
          </table:table-cell>
          <table:table-cell office:value-type="float" office:value="248116992" calcext:value-type="float">
            <text:p>248116992</text:p>
          </table:table-cell>
          <table:table-cell office:value-type="float" office:value="15606715" calcext:value-type="float">
            <text:p>15606715</text:p>
          </table:table-cell>
          <table:table-cell office:value-type="float" office:value="1973197" calcext:value-type="float">
            <text:p>1973197</text:p>
          </table:table-cell>
          <table:table-cell office:value-type="float" office:value="277664998" calcext:value-type="float">
            <text:p>277664998</text:p>
          </table:table-cell>
          <table:table-cell office:value-type="float" office:value="246086533" calcext:value-type="float">
            <text:p>246086533</text:p>
          </table:table-cell>
          <table:table-cell office:value-type="float" office:value="17558105" calcext:value-type="float">
            <text:p>17558105</text:p>
          </table:table-cell>
          <table:table-cell table:number-columns-repeated="1015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1906625" calcext:value-type="float">
            <text:p>1906625</text:p>
          </table:table-cell>
          <table:table-cell office:value-type="float" office:value="290682867" calcext:value-type="float">
            <text:p>290682867</text:p>
          </table:table-cell>
          <table:table-cell office:value-type="float" office:value="264958865" calcext:value-type="float">
            <text:p>264958865</text:p>
          </table:table-cell>
          <table:table-cell office:value-type="float" office:value="14944247" calcext:value-type="float">
            <text:p>14944247</text:p>
          </table:table-cell>
          <table:table-cell office:value-type="float" office:value="2059338" calcext:value-type="float">
            <text:p>2059338</text:p>
          </table:table-cell>
          <table:table-cell office:value-type="float" office:value="293878209" calcext:value-type="float">
            <text:p>293878209</text:p>
          </table:table-cell>
          <table:table-cell office:value-type="float" office:value="260328322" calcext:value-type="float">
            <text:p>260328322</text:p>
          </table:table-cell>
          <table:table-cell office:value-type="float" office:value="15976833" calcext:value-type="float">
            <text:p>15976833</text:p>
          </table:table-cell>
          <table:table-cell table:number-columns-repeated="1015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2381285" calcext:value-type="float">
            <text:p>2381285</text:p>
          </table:table-cell>
          <table:table-cell office:value-type="float" office:value="307243509" calcext:value-type="float">
            <text:p>307243509</text:p>
          </table:table-cell>
          <table:table-cell office:value-type="float" office:value="277223982" calcext:value-type="float">
            <text:p>277223982</text:p>
          </table:table-cell>
          <table:table-cell office:value-type="float" office:value="15828460" calcext:value-type="float">
            <text:p>15828460</text:p>
          </table:table-cell>
          <table:table-cell office:value-type="float" office:value="2118358" calcext:value-type="float">
            <text:p>2118358</text:p>
          </table:table-cell>
          <table:table-cell office:value-type="float" office:value="307784728" calcext:value-type="float">
            <text:p>307784728</text:p>
          </table:table-cell>
          <table:table-cell office:value-type="float" office:value="272835947" calcext:value-type="float">
            <text:p>272835947</text:p>
          </table:table-cell>
          <table:table-cell office:value-type="float" office:value="16142053" calcext:value-type="float">
            <text:p>16142053</text:p>
          </table:table-cell>
          <table:table-cell table:number-columns-repeated="1015"/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float" office:value="2354945" calcext:value-type="float">
            <text:p>2354945</text:p>
          </table:table-cell>
          <table:table-cell office:value-type="float" office:value="321227246" calcext:value-type="float">
            <text:p>321227246</text:p>
          </table:table-cell>
          <table:table-cell office:value-type="float" office:value="292202388" calcext:value-type="float">
            <text:p>292202388</text:p>
          </table:table-cell>
          <table:table-cell office:value-type="float" office:value="16447091" calcext:value-type="float">
            <text:p>16447091</text:p>
          </table:table-cell>
          <table:table-cell office:value-type="float" office:value="2434641" calcext:value-type="float">
            <text:p>2434641</text:p>
          </table:table-cell>
          <table:table-cell office:value-type="float" office:value="321998945" calcext:value-type="float">
            <text:p>321998945</text:p>
          </table:table-cell>
          <table:table-cell office:value-type="float" office:value="287547790" calcext:value-type="float">
            <text:p>287547790</text:p>
          </table:table-cell>
          <table:table-cell office:value-type="float" office:value="15859577" calcext:value-type="float">
            <text:p>15859577</text:p>
          </table:table-cell>
          <table:table-cell table:number-columns-repeated="1015"/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float" office:value="2404870" calcext:value-type="float">
            <text:p>2404870</text:p>
          </table:table-cell>
          <table:table-cell office:value-type="float" office:value="336312029" calcext:value-type="float">
            <text:p>336312029</text:p>
          </table:table-cell>
          <table:table-cell office:value-type="float" office:value="303907446" calcext:value-type="float">
            <text:p>303907446</text:p>
          </table:table-cell>
          <table:table-cell office:value-type="float" office:value="17006972" calcext:value-type="float">
            <text:p>17006972</text:p>
          </table:table-cell>
          <table:table-cell office:value-type="float" office:value="2448799" calcext:value-type="float">
            <text:p>2448799</text:p>
          </table:table-cell>
          <table:table-cell office:value-type="float" office:value="339438857" calcext:value-type="float">
            <text:p>339438857</text:p>
          </table:table-cell>
          <table:table-cell office:value-type="float" office:value="301174441" calcext:value-type="float">
            <text:p>301174441</text:p>
          </table:table-cell>
          <table:table-cell office:value-type="float" office:value="16072035" calcext:value-type="float">
            <text:p>16072035</text:p>
          </table:table-cell>
          <table:table-cell table:number-columns-repeated="1015"/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float" office:value="2049121" calcext:value-type="float">
            <text:p>2049121</text:p>
          </table:table-cell>
          <table:table-cell office:value-type="float" office:value="353197879" calcext:value-type="float">
            <text:p>353197879</text:p>
          </table:table-cell>
          <table:table-cell office:value-type="float" office:value="320842254" calcext:value-type="float">
            <text:p>320842254</text:p>
          </table:table-cell>
          <table:table-cell office:value-type="float" office:value="16374543" calcext:value-type="float">
            <text:p>16374543</text:p>
          </table:table-cell>
          <table:table-cell office:value-type="float" office:value="2543583" calcext:value-type="float">
            <text:p>2543583</text:p>
          </table:table-cell>
          <table:table-cell office:value-type="float" office:value="355964568" calcext:value-type="float">
            <text:p>355964568</text:p>
          </table:table-cell>
          <table:table-cell office:value-type="float" office:value="317778036" calcext:value-type="float">
            <text:p>317778036</text:p>
          </table:table-cell>
          <table:table-cell office:value-type="float" office:value="16603289" calcext:value-type="float">
            <text:p>16603289</text:p>
          </table:table-cell>
          <table:table-cell table:number-columns-repeated="1015"/>
        </table:table-row>
        <table:table-row table:style-name="ro1">
          <table:table-cell office:value-type="float" office:value="35001" calcext:value-type="float">
            <text:p>35001</text:p>
          </table:table-cell>
          <table:table-cell office:value-type="float" office:value="2019334" calcext:value-type="float">
            <text:p>2019334</text:p>
          </table:table-cell>
          <table:table-cell office:value-type="float" office:value="369577632" calcext:value-type="float">
            <text:p>369577632</text:p>
          </table:table-cell>
          <table:table-cell office:value-type="float" office:value="345885523" calcext:value-type="float">
            <text:p>345885523</text:p>
          </table:table-cell>
          <table:table-cell office:value-type="float" office:value="17029123" calcext:value-type="float">
            <text:p>17029123</text:p>
          </table:table-cell>
          <table:table-cell office:value-type="float" office:value="2488386" calcext:value-type="float">
            <text:p>2488386</text:p>
          </table:table-cell>
          <table:table-cell office:value-type="float" office:value="371912485" calcext:value-type="float">
            <text:p>371912485</text:p>
          </table:table-cell>
          <table:table-cell office:value-type="float" office:value="333442163" calcext:value-type="float">
            <text:p>333442163</text:p>
          </table:table-cell>
          <table:table-cell office:value-type="float" office:value="16823242" calcext:value-type="float">
            <text:p>16823242</text:p>
          </table:table-cell>
          <table:table-cell table:number-columns-repeated="1015"/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2638751" calcext:value-type="float">
            <text:p>2638751</text:p>
          </table:table-cell>
          <table:table-cell office:value-type="float" office:value="384723211" calcext:value-type="float">
            <text:p>384723211</text:p>
          </table:table-cell>
          <table:table-cell office:value-type="float" office:value="343216042" calcext:value-type="float">
            <text:p>343216042</text:p>
          </table:table-cell>
          <table:table-cell office:value-type="float" office:value="17554906" calcext:value-type="float">
            <text:p>17554906</text:p>
          </table:table-cell>
          <table:table-cell office:value-type="float" office:value="2453768" calcext:value-type="float">
            <text:p>2453768</text:p>
          </table:table-cell>
          <table:table-cell office:value-type="float" office:value="388268143" calcext:value-type="float">
            <text:p>388268143</text:p>
          </table:table-cell>
          <table:table-cell office:value-type="float" office:value="342316022" calcext:value-type="float">
            <text:p>342316022</text:p>
          </table:table-cell>
          <table:table-cell office:value-type="float" office:value="17622872" calcext:value-type="float">
            <text:p>17622872</text:p>
          </table:table-cell>
          <table:table-cell table:number-columns-repeated="1015"/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2429267" calcext:value-type="float">
            <text:p>2429267</text:p>
          </table:table-cell>
          <table:table-cell office:value-type="float" office:value="400580067" calcext:value-type="float">
            <text:p>400580067</text:p>
          </table:table-cell>
          <table:table-cell office:value-type="float" office:value="364480227" calcext:value-type="float">
            <text:p>364480227</text:p>
          </table:table-cell>
          <table:table-cell office:value-type="float" office:value="18141161" calcext:value-type="float">
            <text:p>18141161</text:p>
          </table:table-cell>
          <table:table-cell office:value-type="float" office:value="2426042" calcext:value-type="float">
            <text:p>2426042</text:p>
          </table:table-cell>
          <table:table-cell office:value-type="float" office:value="399526030" calcext:value-type="float">
            <text:p>399526030</text:p>
          </table:table-cell>
          <table:table-cell office:value-type="float" office:value="356144307" calcext:value-type="float">
            <text:p>356144307</text:p>
          </table:table-cell>
          <table:table-cell office:value-type="float" office:value="21653385" calcext:value-type="float">
            <text:p>21653385</text:p>
          </table:table-cell>
          <table:table-cell table:number-columns-repeated="1015"/>
        </table:table-row>
        <table:table-row table:style-name="ro1">
          <table:table-cell office:value-type="float" office:value="38001" calcext:value-type="float">
            <text:p>38001</text:p>
          </table:table-cell>
          <table:table-cell office:value-type="float" office:value="2528928" calcext:value-type="float">
            <text:p>2528928</text:p>
          </table:table-cell>
          <table:table-cell office:value-type="float" office:value="418578343" calcext:value-type="float">
            <text:p>418578343</text:p>
          </table:table-cell>
          <table:table-cell office:value-type="float" office:value="401358661" calcext:value-type="float">
            <text:p>401358661</text:p>
          </table:table-cell>
          <table:table-cell office:value-type="float" office:value="18956313" calcext:value-type="float">
            <text:p>18956313</text:p>
          </table:table-cell>
          <table:table-cell office:value-type="float" office:value="2499616" calcext:value-type="float">
            <text:p>2499616</text:p>
          </table:table-cell>
          <table:table-cell office:value-type="float" office:value="420276112" calcext:value-type="float">
            <text:p>420276112</text:p>
          </table:table-cell>
          <table:table-cell office:value-type="float" office:value="378400224" calcext:value-type="float">
            <text:p>378400224</text:p>
          </table:table-cell>
          <table:table-cell office:value-type="float" office:value="23586328" calcext:value-type="float">
            <text:p>23586328</text:p>
          </table:table-cell>
          <table:table-cell table:number-columns-repeated="1015"/>
        </table:table-row>
        <table:table-row table:style-name="ro1">
          <table:table-cell office:value-type="float" office:value="39001" calcext:value-type="float">
            <text:p>39001</text:p>
          </table:table-cell>
          <table:table-cell office:value-type="float" office:value="2649548" calcext:value-type="float">
            <text:p>2649548</text:p>
          </table:table-cell>
          <table:table-cell office:value-type="float" office:value="439699111" calcext:value-type="float">
            <text:p>439699111</text:p>
          </table:table-cell>
          <table:table-cell office:value-type="float" office:value="394691649" calcext:value-type="float">
            <text:p>394691649</text:p>
          </table:table-cell>
          <table:table-cell office:value-type="float" office:value="20486247" calcext:value-type="float">
            <text:p>20486247</text:p>
          </table:table-cell>
          <table:table-cell office:value-type="float" office:value="2651000" calcext:value-type="float">
            <text:p>2651000</text:p>
          </table:table-cell>
          <table:table-cell office:value-type="float" office:value="441490403" calcext:value-type="float">
            <text:p>441490403</text:p>
          </table:table-cell>
          <table:table-cell office:value-type="float" office:value="393007723" calcext:value-type="float">
            <text:p>393007723</text:p>
          </table:table-cell>
          <table:table-cell office:value-type="float" office:value="24885504" calcext:value-type="float">
            <text:p>24885504</text:p>
          </table:table-cell>
          <table:table-cell table:number-columns-repeated="1015"/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2848294" calcext:value-type="float">
            <text:p>2848294</text:p>
          </table:table-cell>
          <table:table-cell office:value-type="float" office:value="464126416" calcext:value-type="float">
            <text:p>464126416</text:p>
          </table:table-cell>
          <table:table-cell office:value-type="float" office:value="423998980" calcext:value-type="float">
            <text:p>423998980</text:p>
          </table:table-cell>
          <table:table-cell office:value-type="float" office:value="23395143" calcext:value-type="float">
            <text:p>23395143</text:p>
          </table:table-cell>
          <table:table-cell office:value-type="float" office:value="2936549" calcext:value-type="float">
            <text:p>2936549</text:p>
          </table:table-cell>
          <table:table-cell office:value-type="float" office:value="466474598" calcext:value-type="float">
            <text:p>466474598</text:p>
          </table:table-cell>
          <table:table-cell office:value-type="float" office:value="412057087" calcext:value-type="float">
            <text:p>412057087</text:p>
          </table:table-cell>
          <table:table-cell office:value-type="float" office:value="32443277" calcext:value-type="float">
            <text:p>32443277</text:p>
          </table:table-cell>
          <table:table-cell table:number-columns-repeated="1015"/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float" office:value="3073209" calcext:value-type="float">
            <text:p>3073209</text:p>
          </table:table-cell>
          <table:table-cell office:value-type="float" office:value="485482618" calcext:value-type="float">
            <text:p>485482618</text:p>
          </table:table-cell>
          <table:table-cell office:value-type="float" office:value="431108680" calcext:value-type="float">
            <text:p>431108680</text:p>
          </table:table-cell>
          <table:table-cell office:value-type="float" office:value="22613446" calcext:value-type="float">
            <text:p>22613446</text:p>
          </table:table-cell>
          <table:table-cell office:value-type="float" office:value="3340104" calcext:value-type="float">
            <text:p>3340104</text:p>
          </table:table-cell>
          <table:table-cell office:value-type="float" office:value="490949982" calcext:value-type="float">
            <text:p>490949982</text:p>
          </table:table-cell>
          <table:table-cell office:value-type="float" office:value="433571883" calcext:value-type="float">
            <text:p>433571883</text:p>
          </table:table-cell>
          <table:table-cell office:value-type="float" office:value="26615612" calcext:value-type="float">
            <text:p>26615612</text:p>
          </table:table-cell>
          <table:table-cell table:number-columns-repeated="1015"/>
        </table:table-row>
        <table:table-row table:style-name="ro1">
          <table:table-cell office:value-type="float" office:value="42001" calcext:value-type="float">
            <text:p>42001</text:p>
          </table:table-cell>
          <table:table-cell office:value-type="float" office:value="11656884" calcext:value-type="float">
            <text:p>11656884</text:p>
          </table:table-cell>
          <table:table-cell office:value-type="float" office:value="508843120" calcext:value-type="float">
            <text:p>508843120</text:p>
          </table:table-cell>
          <table:table-cell office:value-type="float" office:value="452664649" calcext:value-type="float">
            <text:p>452664649</text:p>
          </table:table-cell>
          <table:table-cell office:value-type="float" office:value="23048808" calcext:value-type="float">
            <text:p>23048808</text:p>
          </table:table-cell>
          <table:table-cell office:value-type="float" office:value="9055210" calcext:value-type="float">
            <text:p>9055210</text:p>
          </table:table-cell>
          <table:table-cell office:value-type="float" office:value="510831837" calcext:value-type="float">
            <text:p>510831837</text:p>
          </table:table-cell>
          <table:table-cell office:value-type="float" office:value="450294284" calcext:value-type="float">
            <text:p>450294284</text:p>
          </table:table-cell>
          <table:table-cell office:value-type="float" office:value="23269056" calcext:value-type="float">
            <text:p>23269056</text:p>
          </table:table-cell>
          <table:table-cell table:number-columns-repeated="1015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6770506" calcext:value-type="float">
            <text:p>6770506</text:p>
          </table:table-cell>
          <table:table-cell office:value-type="float" office:value="532387377" calcext:value-type="float">
            <text:p>532387377</text:p>
          </table:table-cell>
          <table:table-cell office:value-type="float" office:value="468417454" calcext:value-type="float">
            <text:p>468417454</text:p>
          </table:table-cell>
          <table:table-cell office:value-type="float" office:value="26551612" calcext:value-type="float">
            <text:p>26551612</text:p>
          </table:table-cell>
          <table:table-cell office:value-type="float" office:value="6427995" calcext:value-type="float">
            <text:p>6427995</text:p>
          </table:table-cell>
          <table:table-cell office:value-type="float" office:value="533469971" calcext:value-type="float">
            <text:p>533469971</text:p>
          </table:table-cell>
          <table:table-cell office:value-type="float" office:value="471246254" calcext:value-type="float">
            <text:p>471246254</text:p>
          </table:table-cell>
          <table:table-cell office:value-type="float" office:value="22399917" calcext:value-type="float">
            <text:p>22399917</text:p>
          </table:table-cell>
          <table:table-cell table:number-columns-repeated="1015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float" office:value="5069218" calcext:value-type="float">
            <text:p>5069218</text:p>
          </table:table-cell>
          <table:table-cell office:value-type="float" office:value="561469972" calcext:value-type="float">
            <text:p>561469972</text:p>
          </table:table-cell>
          <table:table-cell office:value-type="float" office:value="493099390" calcext:value-type="float">
            <text:p>493099390</text:p>
          </table:table-cell>
          <table:table-cell office:value-type="float" office:value="22236104" calcext:value-type="float">
            <text:p>22236104</text:p>
          </table:table-cell>
          <table:table-cell office:value-type="float" office:value="5121196" calcext:value-type="float">
            <text:p>5121196</text:p>
          </table:table-cell>
          <table:table-cell office:value-type="float" office:value="574345235" calcext:value-type="float">
            <text:p>574345235</text:p>
          </table:table-cell>
          <table:table-cell office:value-type="float" office:value="492475201" calcext:value-type="float">
            <text:p>492475201</text:p>
          </table:table-cell>
          <table:table-cell office:value-type="float" office:value="26765565" calcext:value-type="float">
            <text:p>26765565</text:p>
          </table:table-cell>
          <table:table-cell table:number-columns-repeated="1015"/>
        </table:table-row>
        <table:table-row table:style-name="ro1">
          <table:table-cell office:value-type="float" office:value="45001" calcext:value-type="float">
            <text:p>45001</text:p>
          </table:table-cell>
          <table:table-cell office:value-type="float" office:value="5212781" calcext:value-type="float">
            <text:p>5212781</text:p>
          </table:table-cell>
          <table:table-cell office:value-type="float" office:value="576322062" calcext:value-type="float">
            <text:p>576322062</text:p>
          </table:table-cell>
          <table:table-cell office:value-type="float" office:value="519990960" calcext:value-type="float">
            <text:p>519990960</text:p>
          </table:table-cell>
          <table:table-cell office:value-type="float" office:value="22043802" calcext:value-type="float">
            <text:p>22043802</text:p>
          </table:table-cell>
          <table:table-cell office:value-type="float" office:value="4927917" calcext:value-type="float">
            <text:p>4927917</text:p>
          </table:table-cell>
          <table:table-cell office:value-type="float" office:value="579906948" calcext:value-type="float">
            <text:p>579906948</text:p>
          </table:table-cell>
          <table:table-cell office:value-type="float" office:value="510716442" calcext:value-type="float">
            <text:p>510716442</text:p>
          </table:table-cell>
          <table:table-cell office:value-type="float" office:value="22965156" calcext:value-type="float">
            <text:p>22965156</text:p>
          </table:table-cell>
          <table:table-cell table:number-columns-repeated="1015"/>
        </table:table-row>
        <table:table-row table:style-name="ro1">
          <table:table-cell office:value-type="float" office:value="46001" calcext:value-type="float">
            <text:p>46001</text:p>
          </table:table-cell>
          <table:table-cell office:value-type="float" office:value="4566874" calcext:value-type="float">
            <text:p>4566874</text:p>
          </table:table-cell>
          <table:table-cell office:value-type="float" office:value="607342355" calcext:value-type="float">
            <text:p>607342355</text:p>
          </table:table-cell>
          <table:table-cell office:value-type="float" office:value="545194661" calcext:value-type="float">
            <text:p>545194661</text:p>
          </table:table-cell>
          <table:table-cell office:value-type="float" office:value="24962391" calcext:value-type="float">
            <text:p>24962391</text:p>
          </table:table-cell>
          <table:table-cell office:value-type="float" office:value="5050145" calcext:value-type="float">
            <text:p>5050145</text:p>
          </table:table-cell>
          <table:table-cell office:value-type="float" office:value="599517330" calcext:value-type="float">
            <text:p>599517330</text:p>
          </table:table-cell>
          <table:table-cell office:value-type="float" office:value="530403199" calcext:value-type="float">
            <text:p>530403199</text:p>
          </table:table-cell>
          <table:table-cell office:value-type="float" office:value="22902991" calcext:value-type="float">
            <text:p>22902991</text:p>
          </table:table-cell>
          <table:table-cell table:number-columns-repeated="1015"/>
        </table:table-row>
        <table:table-row table:style-name="ro1">
          <table:table-cell office:value-type="float" office:value="47001" calcext:value-type="float">
            <text:p>47001</text:p>
          </table:table-cell>
          <table:table-cell office:value-type="float" office:value="3624334" calcext:value-type="float">
            <text:p>3624334</text:p>
          </table:table-cell>
          <table:table-cell office:value-type="float" office:value="633997906" calcext:value-type="float">
            <text:p>633997906</text:p>
          </table:table-cell>
          <table:table-cell office:value-type="float" office:value="575719042" calcext:value-type="float">
            <text:p>575719042</text:p>
          </table:table-cell>
          <table:table-cell office:value-type="float" office:value="24668947" calcext:value-type="float">
            <text:p>24668947</text:p>
          </table:table-cell>
          <table:table-cell office:value-type="float" office:value="5309784" calcext:value-type="float">
            <text:p>5309784</text:p>
          </table:table-cell>
          <table:table-cell office:value-type="float" office:value="629522752" calcext:value-type="float">
            <text:p>629522752</text:p>
          </table:table-cell>
          <table:table-cell office:value-type="float" office:value="555589217" calcext:value-type="float">
            <text:p>555589217</text:p>
          </table:table-cell>
          <table:table-cell office:value-type="float" office:value="22700299" calcext:value-type="float">
            <text:p>22700299</text:p>
          </table:table-cell>
          <table:table-cell table:number-columns-repeated="1015"/>
        </table:table-row>
        <table:table-row table:style-name="ro1">
          <table:table-cell office:value-type="float" office:value="48001" calcext:value-type="float">
            <text:p>48001</text:p>
          </table:table-cell>
          <table:table-cell office:value-type="float" office:value="5497448" calcext:value-type="float">
            <text:p>5497448</text:p>
          </table:table-cell>
          <table:table-cell office:value-type="float" office:value="667909901" calcext:value-type="float">
            <text:p>667909901</text:p>
          </table:table-cell>
          <table:table-cell office:value-type="float" office:value="593242844" calcext:value-type="float">
            <text:p>593242844</text:p>
          </table:table-cell>
          <table:table-cell office:value-type="float" office:value="25942905" calcext:value-type="float">
            <text:p>25942905</text:p>
          </table:table-cell>
          <table:table-cell office:value-type="float" office:value="5226026" calcext:value-type="float">
            <text:p>5226026</text:p>
          </table:table-cell>
          <table:table-cell office:value-type="float" office:value="657287411" calcext:value-type="float">
            <text:p>657287411</text:p>
          </table:table-cell>
          <table:table-cell office:value-type="float" office:value="578391537" calcext:value-type="float">
            <text:p>578391537</text:p>
          </table:table-cell>
          <table:table-cell office:value-type="float" office:value="25623439" calcext:value-type="float">
            <text:p>25623439</text:p>
          </table:table-cell>
          <table:table-cell table:number-columns-repeated="1015"/>
        </table:table-row>
        <table:table-row table:style-name="ro1">
          <table:table-cell office:value-type="float" office:value="49001" calcext:value-type="float">
            <text:p>49001</text:p>
          </table:table-cell>
          <table:table-cell office:value-type="float" office:value="4260120" calcext:value-type="float">
            <text:p>4260120</text:p>
          </table:table-cell>
          <table:table-cell office:value-type="float" office:value="698785522" calcext:value-type="float">
            <text:p>698785522</text:p>
          </table:table-cell>
          <table:table-cell office:value-type="float" office:value="624050827" calcext:value-type="float">
            <text:p>624050827</text:p>
          </table:table-cell>
          <table:table-cell office:value-type="float" office:value="23978164" calcext:value-type="float">
            <text:p>23978164</text:p>
          </table:table-cell>
          <table:table-cell office:value-type="float" office:value="4827842" calcext:value-type="float">
            <text:p>4827842</text:p>
          </table:table-cell>
          <table:table-cell office:value-type="float" office:value="686407766" calcext:value-type="float">
            <text:p>686407766</text:p>
          </table:table-cell>
          <table:table-cell office:value-type="float" office:value="605948025" calcext:value-type="float">
            <text:p>605948025</text:p>
          </table:table-cell>
          <table:table-cell office:value-type="float" office:value="28032754" calcext:value-type="float">
            <text:p>28032754</text:p>
          </table:table-cell>
          <table:table-cell table:number-columns-repeated="1015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4009031" calcext:value-type="float">
            <text:p>4009031</text:p>
          </table:table-cell>
          <table:table-cell office:value-type="float" office:value="711178763" calcext:value-type="float">
            <text:p>711178763</text:p>
          </table:table-cell>
          <table:table-cell office:value-type="float" office:value="651654528" calcext:value-type="float">
            <text:p>651654528</text:p>
          </table:table-cell>
          <table:table-cell office:value-type="float" office:value="24175978" calcext:value-type="float">
            <text:p>24175978</text:p>
          </table:table-cell>
          <table:table-cell office:value-type="float" office:value="3578864" calcext:value-type="float">
            <text:p>3578864</text:p>
          </table:table-cell>
          <table:table-cell office:value-type="float" office:value="712994597" calcext:value-type="float">
            <text:p>712994597</text:p>
          </table:table-cell>
          <table:table-cell office:value-type="float" office:value="627381683" calcext:value-type="float">
            <text:p>627381683</text:p>
          </table:table-cell>
          <table:table-cell office:value-type="float" office:value="25317739" calcext:value-type="float">
            <text:p>25317739</text:p>
          </table:table-cell>
          <table:table-cell table:number-columns-repeated="1015"/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4211550" calcext:value-type="float">
            <text:p>4211550</text:p>
          </table:table-cell>
          <table:table-cell office:value-type="float" office:value="741107912" calcext:value-type="float">
            <text:p>741107912</text:p>
          </table:table-cell>
          <table:table-cell office:value-type="float" office:value="718356923" calcext:value-type="float">
            <text:p>718356923</text:p>
          </table:table-cell>
          <table:table-cell office:value-type="float" office:value="24173077" calcext:value-type="float">
            <text:p>24173077</text:p>
          </table:table-cell>
          <table:table-cell office:value-type="float" office:value="3730677" calcext:value-type="float">
            <text:p>3730677</text:p>
          </table:table-cell>
          <table:table-cell office:value-type="float" office:value="741898310" calcext:value-type="float">
            <text:p>741898310</text:p>
          </table:table-cell>
          <table:table-cell office:value-type="float" office:value="650640527" calcext:value-type="float">
            <text:p>650640527</text:p>
          </table:table-cell>
          <table:table-cell office:value-type="float" office:value="23360284" calcext:value-type="float">
            <text:p>23360284</text:p>
          </table:table-cell>
          <table:table-cell table:number-columns-repeated="1015"/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float" office:value="4106736" calcext:value-type="float">
            <text:p>4106736</text:p>
          </table:table-cell>
          <table:table-cell office:value-type="float" office:value="780715496" calcext:value-type="float">
            <text:p>780715496</text:p>
          </table:table-cell>
          <table:table-cell office:value-type="float" office:value="685380853" calcext:value-type="float">
            <text:p>685380853</text:p>
          </table:table-cell>
          <table:table-cell office:value-type="float" office:value="24335691" calcext:value-type="float">
            <text:p>24335691</text:p>
          </table:table-cell>
          <table:table-cell office:value-type="float" office:value="3860227" calcext:value-type="float">
            <text:p>3860227</text:p>
          </table:table-cell>
          <table:table-cell office:value-type="float" office:value="767593190" calcext:value-type="float">
            <text:p>767593190</text:p>
          </table:table-cell>
          <table:table-cell office:value-type="float" office:value="696546059" calcext:value-type="float">
            <text:p>696546059</text:p>
          </table:table-cell>
          <table:table-cell office:value-type="float" office:value="23095627" calcext:value-type="float">
            <text:p>23095627</text:p>
          </table:table-cell>
          <table:table-cell table:number-columns-repeated="1015"/>
        </table:table-row>
        <table:table-row table:style-name="ro1">
          <table:table-cell office:value-type="float" office:value="53001" calcext:value-type="float">
            <text:p>53001</text:p>
          </table:table-cell>
          <table:table-cell office:value-type="float" office:value="4397322" calcext:value-type="float">
            <text:p>4397322</text:p>
          </table:table-cell>
          <table:table-cell office:value-type="float" office:value="789505046" calcext:value-type="float">
            <text:p>789505046</text:p>
          </table:table-cell>
          <table:table-cell office:value-type="float" office:value="741357456" calcext:value-type="float">
            <text:p>741357456</text:p>
          </table:table-cell>
          <table:table-cell office:value-type="float" office:value="23914995" calcext:value-type="float">
            <text:p>23914995</text:p>
          </table:table-cell>
          <table:table-cell office:value-type="float" office:value="3777212" calcext:value-type="float">
            <text:p>3777212</text:p>
          </table:table-cell>
          <table:table-cell office:value-type="float" office:value="812549212" calcext:value-type="float">
            <text:p>812549212</text:p>
          </table:table-cell>
          <table:table-cell office:value-type="float" office:value="742119462" calcext:value-type="float">
            <text:p>742119462</text:p>
          </table:table-cell>
          <table:table-cell office:value-type="float" office:value="26190305" calcext:value-type="float">
            <text:p>26190305</text:p>
          </table:table-cell>
          <table:table-cell table:number-columns-repeated="1015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float" office:value="4818523" calcext:value-type="float">
            <text:p>4818523</text:p>
          </table:table-cell>
          <table:table-cell office:value-type="float" office:value="812148198" calcext:value-type="float">
            <text:p>812148198</text:p>
          </table:table-cell>
          <table:table-cell office:value-type="float" office:value="802227432" calcext:value-type="float">
            <text:p>802227432</text:p>
          </table:table-cell>
          <table:table-cell office:value-type="float" office:value="25245155" calcext:value-type="float">
            <text:p>25245155</text:p>
          </table:table-cell>
          <table:table-cell office:value-type="float" office:value="4000772" calcext:value-type="float">
            <text:p>4000772</text:p>
          </table:table-cell>
          <table:table-cell office:value-type="float" office:value="815308335" calcext:value-type="float">
            <text:p>815308335</text:p>
          </table:table-cell>
          <table:table-cell office:value-type="float" office:value="718067839" calcext:value-type="float">
            <text:p>718067839</text:p>
          </table:table-cell>
          <table:table-cell office:value-type="float" office:value="27670239" calcext:value-type="float">
            <text:p>27670239</text:p>
          </table:table-cell>
          <table:table-cell table:number-columns-repeated="1015"/>
        </table:table-row>
        <table:table-row table:style-name="ro1">
          <table:table-cell office:value-type="float" office:value="55001" calcext:value-type="float">
            <text:p>55001</text:p>
          </table:table-cell>
          <table:table-cell office:value-type="float" office:value="4797707" calcext:value-type="float">
            <text:p>4797707</text:p>
          </table:table-cell>
          <table:table-cell office:value-type="float" office:value="834239403" calcext:value-type="float">
            <text:p>834239403</text:p>
          </table:table-cell>
          <table:table-cell office:value-type="float" office:value="773266051" calcext:value-type="float">
            <text:p>773266051</text:p>
          </table:table-cell>
          <table:table-cell office:value-type="float" office:value="25154689" calcext:value-type="float">
            <text:p>25154689</text:p>
          </table:table-cell>
          <table:table-cell office:value-type="float" office:value="4225866" calcext:value-type="float">
            <text:p>4225866</text:p>
          </table:table-cell>
          <table:table-cell office:value-type="float" office:value="842177022" calcext:value-type="float">
            <text:p>842177022</text:p>
          </table:table-cell>
          <table:table-cell office:value-type="float" office:value="734492859" calcext:value-type="float">
            <text:p>734492859</text:p>
          </table:table-cell>
          <table:table-cell office:value-type="float" office:value="25922837" calcext:value-type="float">
            <text:p>25922837</text:p>
          </table:table-cell>
          <table:table-cell table:number-columns-repeated="1015"/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float" office:value="4637744" calcext:value-type="float">
            <text:p>4637744</text:p>
          </table:table-cell>
          <table:table-cell office:value-type="float" office:value="860743111" calcext:value-type="float">
            <text:p>860743111</text:p>
          </table:table-cell>
          <table:table-cell office:value-type="float" office:value="852549748" calcext:value-type="float">
            <text:p>852549748</text:p>
          </table:table-cell>
          <table:table-cell office:value-type="float" office:value="25485129" calcext:value-type="float">
            <text:p>25485129</text:p>
          </table:table-cell>
          <table:table-cell office:value-type="float" office:value="4355033" calcext:value-type="float">
            <text:p>4355033</text:p>
          </table:table-cell>
          <table:table-cell office:value-type="float" office:value="928466603" calcext:value-type="float">
            <text:p>928466603</text:p>
          </table:table-cell>
          <table:table-cell office:value-type="float" office:value="759974132" calcext:value-type="float">
            <text:p>759974132</text:p>
          </table:table-cell>
          <table:table-cell office:value-type="float" office:value="25462345" calcext:value-type="float">
            <text:p>25462345</text:p>
          </table:table-cell>
          <table:table-cell table:number-columns-repeated="1015"/>
        </table:table-row>
        <table:table-row table:style-name="ro1">
          <table:table-cell office:value-type="float" office:value="57001" calcext:value-type="float">
            <text:p>57001</text:p>
          </table:table-cell>
          <table:table-cell office:value-type="float" office:value="17361362" calcext:value-type="float">
            <text:p>17361362</text:p>
          </table:table-cell>
          <table:table-cell office:value-type="float" office:value="926997294" calcext:value-type="float">
            <text:p>926997294</text:p>
          </table:table-cell>
          <table:table-cell office:value-type="float" office:value="800434279" calcext:value-type="float">
            <text:p>800434279</text:p>
          </table:table-cell>
          <table:table-cell office:value-type="float" office:value="27930974" calcext:value-type="float">
            <text:p>27930974</text:p>
          </table:table-cell>
          <table:table-cell office:value-type="float" office:value="8882035" calcext:value-type="float">
            <text:p>8882035</text:p>
          </table:table-cell>
          <table:table-cell office:value-type="float" office:value="1016836281" calcext:value-type="float">
            <text:p>1016836281</text:p>
          </table:table-cell>
          <table:table-cell office:value-type="float" office:value="780463927" calcext:value-type="float">
            <text:p>780463927</text:p>
          </table:table-cell>
          <table:table-cell office:value-type="float" office:value="31472053" calcext:value-type="float">
            <text:p>31472053</text:p>
          </table:table-cell>
          <table:table-cell table:number-columns-repeated="1015"/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float" office:value="5483576" calcext:value-type="float">
            <text:p>5483576</text:p>
          </table:table-cell>
          <table:table-cell office:value-type="float" office:value="919591530" calcext:value-type="float">
            <text:p>919591530</text:p>
          </table:table-cell>
          <table:table-cell office:value-type="float" office:value="839472724" calcext:value-type="float">
            <text:p>839472724</text:p>
          </table:table-cell>
          <table:table-cell office:value-type="float" office:value="28181110" calcext:value-type="float">
            <text:p>28181110</text:p>
          </table:table-cell>
          <table:table-cell office:value-type="float" office:value="4728811" calcext:value-type="float">
            <text:p>4728811</text:p>
          </table:table-cell>
          <table:table-cell office:value-type="float" office:value="988558114" calcext:value-type="float">
            <text:p>988558114</text:p>
          </table:table-cell>
          <table:table-cell office:value-type="float" office:value="808046184" calcext:value-type="float">
            <text:p>808046184</text:p>
          </table:table-cell>
          <table:table-cell office:value-type="float" office:value="29140366" calcext:value-type="float">
            <text:p>29140366</text:p>
          </table:table-cell>
          <table:table-cell table:number-columns-repeated="1015"/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float" office:value="7210863" calcext:value-type="float">
            <text:p>7210863</text:p>
          </table:table-cell>
          <table:table-cell office:value-type="float" office:value="946985046" calcext:value-type="float">
            <text:p>946985046</text:p>
          </table:table-cell>
          <table:table-cell office:value-type="float" office:value="867559411" calcext:value-type="float">
            <text:p>867559411</text:p>
          </table:table-cell>
          <table:table-cell office:value-type="float" office:value="28609407" calcext:value-type="float">
            <text:p>28609407</text:p>
          </table:table-cell>
          <table:table-cell office:value-type="float" office:value="4733538" calcext:value-type="float">
            <text:p>4733538</text:p>
          </table:table-cell>
          <table:table-cell office:value-type="float" office:value="950237123" calcext:value-type="float">
            <text:p>950237123</text:p>
          </table:table-cell>
          <table:table-cell office:value-type="float" office:value="828519232" calcext:value-type="float">
            <text:p>828519232</text:p>
          </table:table-cell>
          <table:table-cell office:value-type="float" office:value="27842840" calcext:value-type="float">
            <text:p>27842840</text:p>
          </table:table-cell>
          <table:table-cell table:number-columns-repeated="1015"/>
        </table:table-row>
        <table:table-row table:style-name="ro1">
          <table:table-cell office:value-type="float" office:value="60001" calcext:value-type="float">
            <text:p>60001</text:p>
          </table:table-cell>
          <table:table-cell office:value-type="float" office:value="6489313" calcext:value-type="float">
            <text:p>6489313</text:p>
          </table:table-cell>
          <table:table-cell office:value-type="float" office:value="977287320" calcext:value-type="float">
            <text:p>977287320</text:p>
          </table:table-cell>
          <table:table-cell office:value-type="float" office:value="933089938" calcext:value-type="float">
            <text:p>933089938</text:p>
          </table:table-cell>
          <table:table-cell office:value-type="float" office:value="28150517" calcext:value-type="float">
            <text:p>28150517</text:p>
          </table:table-cell>
          <table:table-cell office:value-type="float" office:value="5103715" calcext:value-type="float">
            <text:p>5103715</text:p>
          </table:table-cell>
          <table:table-cell office:value-type="float" office:value="976395804" calcext:value-type="float">
            <text:p>976395804</text:p>
          </table:table-cell>
          <table:table-cell office:value-type="float" office:value="873920189" calcext:value-type="float">
            <text:p>873920189</text:p>
          </table:table-cell>
          <table:table-cell office:value-type="float" office:value="28690392" calcext:value-type="float">
            <text:p>28690392</text:p>
          </table:table-cell>
          <table:table-cell table:number-columns-repeated="1015"/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float" office:value="6306667" calcext:value-type="float">
            <text:p>6306667</text:p>
          </table:table-cell>
          <table:table-cell office:value-type="float" office:value="1008332501" calcext:value-type="float">
            <text:p>1008332501</text:p>
          </table:table-cell>
          <table:table-cell office:value-type="float" office:value="1011091185" calcext:value-type="float">
            <text:p>1011091185</text:p>
          </table:table-cell>
          <table:table-cell office:value-type="float" office:value="34735809" calcext:value-type="float">
            <text:p>34735809</text:p>
          </table:table-cell>
          <table:table-cell office:value-type="float" office:value="6592007" calcext:value-type="float">
            <text:p>6592007</text:p>
          </table:table-cell>
          <table:table-cell office:value-type="float" office:value="1027730414" calcext:value-type="float">
            <text:p>1027730414</text:p>
          </table:table-cell>
          <table:table-cell office:value-type="float" office:value="910741190" calcext:value-type="float">
            <text:p>910741190</text:p>
          </table:table-cell>
          <table:table-cell office:value-type="float" office:value="34477897" calcext:value-type="float">
            <text:p>34477897</text:p>
          </table:table-cell>
          <table:table-cell table:number-columns-repeated="1015"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6092291" calcext:value-type="float">
            <text:p>6092291</text:p>
          </table:table-cell>
          <table:table-cell office:value-type="float" office:value="1041807696" calcext:value-type="float">
            <text:p>1041807696</text:p>
          </table:table-cell>
          <table:table-cell office:value-type="float" office:value="912738842" calcext:value-type="float">
            <text:p>912738842</text:p>
          </table:table-cell>
          <table:table-cell office:value-type="float" office:value="30695947" calcext:value-type="float">
            <text:p>30695947</text:p>
          </table:table-cell>
          <table:table-cell office:value-type="float" office:value="5211402" calcext:value-type="float">
            <text:p>5211402</text:p>
          </table:table-cell>
          <table:table-cell office:value-type="float" office:value="1054850880" calcext:value-type="float">
            <text:p>1054850880</text:p>
          </table:table-cell>
          <table:table-cell office:value-type="float" office:value="926819447" calcext:value-type="float">
            <text:p>926819447</text:p>
          </table:table-cell>
          <table:table-cell office:value-type="float" office:value="31180774" calcext:value-type="float">
            <text:p>31180774</text:p>
          </table:table-cell>
          <table:table-cell table:number-columns-repeated="1015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5707399" calcext:value-type="float">
            <text:p>5707399</text:p>
          </table:table-cell>
          <table:table-cell office:value-type="float" office:value="1066581181" calcext:value-type="float">
            <text:p>1066581181</text:p>
          </table:table-cell>
          <table:table-cell office:value-type="float" office:value="954730998" calcext:value-type="float">
            <text:p>954730998</text:p>
          </table:table-cell>
          <table:table-cell office:value-type="float" office:value="30806499" calcext:value-type="float">
            <text:p>30806499</text:p>
          </table:table-cell>
          <table:table-cell office:value-type="float" office:value="4938513" calcext:value-type="float">
            <text:p>4938513</text:p>
          </table:table-cell>
          <table:table-cell office:value-type="float" office:value="1070020080" calcext:value-type="float">
            <text:p>1070020080</text:p>
          </table:table-cell>
          <table:table-cell office:value-type="float" office:value="971961216" calcext:value-type="float">
            <text:p>971961216</text:p>
          </table:table-cell>
          <table:table-cell office:value-type="float" office:value="30880085" calcext:value-type="float">
            <text:p>30880085</text:p>
          </table:table-cell>
          <table:table-cell table:number-columns-repeated="1015"/>
        </table:table-row>
        <table:table-row table:style-name="ro1">
          <table:table-cell office:value-type="float" office:value="64001" calcext:value-type="float">
            <text:p>64001</text:p>
          </table:table-cell>
          <table:table-cell office:value-type="float" office:value="6721577" calcext:value-type="float">
            <text:p>6721577</text:p>
          </table:table-cell>
          <table:table-cell office:value-type="float" office:value="1102288765" calcext:value-type="float">
            <text:p>1102288765</text:p>
          </table:table-cell>
          <table:table-cell office:value-type="float" office:value="960250732" calcext:value-type="float">
            <text:p>960250732</text:p>
          </table:table-cell>
          <table:table-cell office:value-type="float" office:value="32400188" calcext:value-type="float">
            <text:p>32400188</text:p>
          </table:table-cell>
          <table:table-cell office:value-type="float" office:value="5745787" calcext:value-type="float">
            <text:p>5745787</text:p>
          </table:table-cell>
          <table:table-cell office:value-type="float" office:value="1098639330" calcext:value-type="float">
            <text:p>1098639330</text:p>
          </table:table-cell>
          <table:table-cell office:value-type="float" office:value="1021844017" calcext:value-type="float">
            <text:p>1021844017</text:p>
          </table:table-cell>
          <table:table-cell office:value-type="float" office:value="30775161" calcext:value-type="float">
            <text:p>30775161</text:p>
          </table:table-cell>
          <table:table-cell table:number-columns-repeated="1015"/>
        </table:table-row>
        <table:table-row table:style-name="ro1">
          <table:table-cell office:value-type="float" office:value="65001" calcext:value-type="float">
            <text:p>65001</text:p>
          </table:table-cell>
          <table:table-cell office:value-type="float" office:value="5505754" calcext:value-type="float">
            <text:p>5505754</text:p>
          </table:table-cell>
          <table:table-cell office:value-type="float" office:value="1128384249" calcext:value-type="float">
            <text:p>1128384249</text:p>
          </table:table-cell>
          <table:table-cell office:value-type="float" office:value="1074068249" calcext:value-type="float">
            <text:p>1074068249</text:p>
          </table:table-cell>
          <table:table-cell office:value-type="float" office:value="33811038" calcext:value-type="float">
            <text:p>33811038</text:p>
          </table:table-cell>
          <table:table-cell office:value-type="float" office:value="8549523" calcext:value-type="float">
            <text:p>8549523</text:p>
          </table:table-cell>
          <table:table-cell office:value-type="float" office:value="1127137418" calcext:value-type="float">
            <text:p>1127137418</text:p>
          </table:table-cell>
          <table:table-cell office:value-type="float" office:value="988153826" calcext:value-type="float">
            <text:p>988153826</text:p>
          </table:table-cell>
          <table:table-cell office:value-type="float" office:value="32460424" calcext:value-type="float">
            <text:p>32460424</text:p>
          </table:table-cell>
          <table:table-cell table:number-columns-repeated="1015"/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float" office:value="6940163" calcext:value-type="float">
            <text:p>6940163</text:p>
          </table:table-cell>
          <table:table-cell office:value-type="float" office:value="1164778153" calcext:value-type="float">
            <text:p>1164778153</text:p>
          </table:table-cell>
          <table:table-cell office:value-type="float" office:value="1116584554" calcext:value-type="float">
            <text:p>1116584554</text:p>
          </table:table-cell>
          <table:table-cell office:value-type="float" office:value="32165540" calcext:value-type="float">
            <text:p>32165540</text:p>
          </table:table-cell>
          <table:table-cell office:value-type="float" office:value="8702959" calcext:value-type="float">
            <text:p>8702959</text:p>
          </table:table-cell>
          <table:table-cell office:value-type="float" office:value="1168079626" calcext:value-type="float">
            <text:p>1168079626</text:p>
          </table:table-cell>
          <table:table-cell office:value-type="float" office:value="1021090010" calcext:value-type="float">
            <text:p>1021090010</text:p>
          </table:table-cell>
          <table:table-cell office:value-type="float" office:value="32379248" calcext:value-type="float">
            <text:p>32379248</text:p>
          </table:table-cell>
          <table:table-cell table:number-columns-repeated="1015"/>
        </table:table-row>
        <table:table-row table:style-name="ro1">
          <table:table-cell office:value-type="float" office:value="67001" calcext:value-type="float">
            <text:p>67001</text:p>
          </table:table-cell>
          <table:table-cell office:value-type="float" office:value="5606818" calcext:value-type="float">
            <text:p>5606818</text:p>
          </table:table-cell>
          <table:table-cell office:value-type="float" office:value="1191062640" calcext:value-type="float">
            <text:p>1191062640</text:p>
          </table:table-cell>
          <table:table-cell office:value-type="float" office:value="1045469214" calcext:value-type="float">
            <text:p>1045469214</text:p>
          </table:table-cell>
          <table:table-cell office:value-type="float" office:value="33544403" calcext:value-type="float">
            <text:p>33544403</text:p>
          </table:table-cell>
          <table:table-cell office:value-type="float" office:value="9308991" calcext:value-type="float">
            <text:p>9308991</text:p>
          </table:table-cell>
          <table:table-cell office:value-type="float" office:value="1192312500" calcext:value-type="float">
            <text:p>1192312500</text:p>
          </table:table-cell>
          <table:table-cell office:value-type="float" office:value="1041402266" calcext:value-type="float">
            <text:p>1041402266</text:p>
          </table:table-cell>
          <table:table-cell office:value-type="float" office:value="31013947" calcext:value-type="float">
            <text:p>31013947</text:p>
          </table:table-cell>
          <table:table-cell table:number-columns-repeated="1015"/>
        </table:table-row>
        <table:table-row table:style-name="ro1">
          <table:table-cell office:value-type="float" office:value="68001" calcext:value-type="float">
            <text:p>68001</text:p>
          </table:table-cell>
          <table:table-cell office:value-type="float" office:value="5875358" calcext:value-type="float">
            <text:p>5875358</text:p>
          </table:table-cell>
          <table:table-cell office:value-type="float" office:value="1223527406" calcext:value-type="float">
            <text:p>1223527406</text:p>
          </table:table-cell>
          <table:table-cell office:value-type="float" office:value="1074374154" calcext:value-type="float">
            <text:p>1074374154</text:p>
          </table:table-cell>
          <table:table-cell office:value-type="float" office:value="33190626" calcext:value-type="float">
            <text:p>33190626</text:p>
          </table:table-cell>
          <table:table-cell office:value-type="float" office:value="6363812" calcext:value-type="float">
            <text:p>6363812</text:p>
          </table:table-cell>
          <table:table-cell office:value-type="float" office:value="1230266563" calcext:value-type="float">
            <text:p>1230266563</text:p>
          </table:table-cell>
          <table:table-cell office:value-type="float" office:value="1071132137" calcext:value-type="float">
            <text:p>1071132137</text:p>
          </table:table-cell>
          <table:table-cell office:value-type="float" office:value="37089743" calcext:value-type="float">
            <text:p>37089743</text:p>
          </table:table-cell>
          <table:table-cell table:number-columns-repeated="1015"/>
        </table:table-row>
        <table:table-row table:style-name="ro1">
          <table:table-cell office:value-type="float" office:value="69001" calcext:value-type="float">
            <text:p>69001</text:p>
          </table:table-cell>
          <table:table-cell office:value-type="float" office:value="6972044" calcext:value-type="float">
            <text:p>6972044</text:p>
          </table:table-cell>
          <table:table-cell office:value-type="float" office:value="1252610023" calcext:value-type="float">
            <text:p>1252610023</text:p>
          </table:table-cell>
          <table:table-cell office:value-type="float" office:value="1179065375" calcext:value-type="float">
            <text:p>1179065375</text:p>
          </table:table-cell>
          <table:table-cell office:value-type="float" office:value="32710158" calcext:value-type="float">
            <text:p>32710158</text:p>
          </table:table-cell>
          <table:table-cell office:value-type="float" office:value="8859222" calcext:value-type="float">
            <text:p>8859222</text:p>
          </table:table-cell>
          <table:table-cell office:value-type="float" office:value="1246773451" calcext:value-type="float">
            <text:p>1246773451</text:p>
          </table:table-cell>
          <table:table-cell office:value-type="float" office:value="1093892452" calcext:value-type="float">
            <text:p>1093892452</text:p>
          </table:table-cell>
          <table:table-cell office:value-type="float" office:value="33038992" calcext:value-type="float">
            <text:p>33038992</text:p>
          </table:table-cell>
          <table:table-cell table:number-columns-repeated="1015"/>
        </table:table-row>
        <table:table-row table:style-name="ro1">
          <table:table-cell office:value-type="float" office:value="70001" calcext:value-type="float">
            <text:p>70001</text:p>
          </table:table-cell>
          <table:table-cell office:value-type="float" office:value="5711123" calcext:value-type="float">
            <text:p>5711123</text:p>
          </table:table-cell>
          <table:table-cell office:value-type="float" office:value="1289478598" calcext:value-type="float">
            <text:p>1289478598</text:p>
          </table:table-cell>
          <table:table-cell office:value-type="float" office:value="1130407843" calcext:value-type="float">
            <text:p>1130407843</text:p>
          </table:table-cell>
          <table:table-cell office:value-type="float" office:value="35190779" calcext:value-type="float">
            <text:p>35190779</text:p>
          </table:table-cell>
          <table:table-cell office:value-type="float" office:value="5914521" calcext:value-type="float">
            <text:p>5914521</text:p>
          </table:table-cell>
          <table:table-cell office:value-type="float" office:value="1267140672" calcext:value-type="float">
            <text:p>1267140672</text:p>
          </table:table-cell>
          <table:table-cell office:value-type="float" office:value="1113235304" calcext:value-type="float">
            <text:p>1113235304</text:p>
          </table:table-cell>
          <table:table-cell office:value-type="float" office:value="32778698" calcext:value-type="float">
            <text:p>32778698</text:p>
          </table:table-cell>
          <table:table-cell table:number-columns-repeated="1015"/>
        </table:table-row>
        <table:table-row table:style-name="ro1">
          <table:table-cell office:value-type="float" office:value="71001" calcext:value-type="float">
            <text:p>71001</text:p>
          </table:table-cell>
          <table:table-cell office:value-type="float" office:value="7649304" calcext:value-type="float">
            <text:p>7649304</text:p>
          </table:table-cell>
          <table:table-cell office:value-type="float" office:value="1296302885" calcext:value-type="float">
            <text:p>1296302885</text:p>
          </table:table-cell>
          <table:table-cell office:value-type="float" office:value="1175351756" calcext:value-type="float">
            <text:p>1175351756</text:p>
          </table:table-cell>
          <table:table-cell office:value-type="float" office:value="37304128" calcext:value-type="float">
            <text:p>37304128</text:p>
          </table:table-cell>
          <table:table-cell office:value-type="float" office:value="6916653" calcext:value-type="float">
            <text:p>6916653</text:p>
          </table:table-cell>
          <table:table-cell office:value-type="float" office:value="1321311083" calcext:value-type="float">
            <text:p>1321311083</text:p>
          </table:table-cell>
          <table:table-cell office:value-type="float" office:value="1133501854" calcext:value-type="float">
            <text:p>1133501854</text:p>
          </table:table-cell>
          <table:table-cell office:value-type="float" office:value="35795204" calcext:value-type="float">
            <text:p>35795204</text:p>
          </table:table-cell>
          <table:table-cell table:number-columns-repeated="1015"/>
        </table:table-row>
        <table:table-row table:style-name="ro1">
          <table:table-cell office:value-type="float" office:value="72001" calcext:value-type="float">
            <text:p>72001</text:p>
          </table:table-cell>
          <table:table-cell office:value-type="float" office:value="6141342" calcext:value-type="float">
            <text:p>6141342</text:p>
          </table:table-cell>
          <table:table-cell office:value-type="float" office:value="1313602407" calcext:value-type="float">
            <text:p>1313602407</text:p>
          </table:table-cell>
          <table:table-cell office:value-type="float" office:value="1199445011" calcext:value-type="float">
            <text:p>1199445011</text:p>
          </table:table-cell>
          <table:table-cell office:value-type="float" office:value="36896762" calcext:value-type="float">
            <text:p>36896762</text:p>
          </table:table-cell>
          <table:table-cell office:value-type="float" office:value="6247421" calcext:value-type="float">
            <text:p>6247421</text:p>
          </table:table-cell>
          <table:table-cell office:value-type="float" office:value="1306534388" calcext:value-type="float">
            <text:p>1306534388</text:p>
          </table:table-cell>
          <table:table-cell office:value-type="float" office:value="1142540011" calcext:value-type="float">
            <text:p>1142540011</text:p>
          </table:table-cell>
          <table:table-cell office:value-type="float" office:value="37731496" calcext:value-type="float">
            <text:p>37731496</text:p>
          </table:table-cell>
          <table:table-cell table:number-columns-repeated="1015"/>
        </table:table-row>
        <table:table-row table:style-name="ro1">
          <table:table-cell office:value-type="float" office:value="73001" calcext:value-type="float">
            <text:p>73001</text:p>
          </table:table-cell>
          <table:table-cell office:value-type="float" office:value="6226546" calcext:value-type="float">
            <text:p>6226546</text:p>
          </table:table-cell>
          <table:table-cell office:value-type="float" office:value="1337350805" calcext:value-type="float">
            <text:p>1337350805</text:p>
          </table:table-cell>
          <table:table-cell office:value-type="float" office:value="1348965132" calcext:value-type="float">
            <text:p>1348965132</text:p>
          </table:table-cell>
          <table:table-cell office:value-type="float" office:value="36669382" calcext:value-type="float">
            <text:p>36669382</text:p>
          </table:table-cell>
          <table:table-cell office:value-type="float" office:value="5693941" calcext:value-type="float">
            <text:p>5693941</text:p>
          </table:table-cell>
          <table:table-cell office:value-type="float" office:value="1324553022" calcext:value-type="float">
            <text:p>1324553022</text:p>
          </table:table-cell>
          <table:table-cell office:value-type="float" office:value="1165838002" calcext:value-type="float">
            <text:p>1165838002</text:p>
          </table:table-cell>
          <table:table-cell office:value-type="float" office:value="35005100" calcext:value-type="float">
            <text:p>35005100</text:p>
          </table:table-cell>
          <table:table-cell table:number-columns-repeated="1015"/>
        </table:table-row>
        <table:table-row table:style-name="ro1">
          <table:table-cell office:value-type="float" office:value="74001" calcext:value-type="float">
            <text:p>74001</text:p>
          </table:table-cell>
          <table:table-cell office:value-type="float" office:value="6875987" calcext:value-type="float">
            <text:p>6875987</text:p>
          </table:table-cell>
          <table:table-cell office:value-type="float" office:value="1368223489" calcext:value-type="float">
            <text:p>1368223489</text:p>
          </table:table-cell>
          <table:table-cell office:value-type="float" office:value="1220876648" calcext:value-type="float">
            <text:p>1220876648</text:p>
          </table:table-cell>
          <table:table-cell office:value-type="float" office:value="36640294" calcext:value-type="float">
            <text:p>36640294</text:p>
          </table:table-cell>
          <table:table-cell office:value-type="float" office:value="7266115" calcext:value-type="float">
            <text:p>7266115</text:p>
          </table:table-cell>
          <table:table-cell office:value-type="float" office:value="1343204085" calcext:value-type="float">
            <text:p>1343204085</text:p>
          </table:table-cell>
          <table:table-cell office:value-type="float" office:value="1182409480" calcext:value-type="float">
            <text:p>1182409480</text:p>
          </table:table-cell>
          <table:table-cell office:value-type="float" office:value="36377944" calcext:value-type="float">
            <text:p>36377944</text:p>
          </table:table-cell>
          <table:table-cell table:number-columns-repeated="1015"/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float" office:value="6075112" calcext:value-type="float">
            <text:p>6075112</text:p>
          </table:table-cell>
          <table:table-cell office:value-type="float" office:value="1449012210" calcext:value-type="float">
            <text:p>1449012210</text:p>
          </table:table-cell>
          <table:table-cell office:value-type="float" office:value="1299568332" calcext:value-type="float">
            <text:p>1299568332</text:p>
          </table:table-cell>
          <table:table-cell office:value-type="float" office:value="37278786" calcext:value-type="float">
            <text:p>37278786</text:p>
          </table:table-cell>
          <table:table-cell office:value-type="float" office:value="7157089" calcext:value-type="float">
            <text:p>7157089</text:p>
          </table:table-cell>
          <table:table-cell office:value-type="float" office:value="1363993191" calcext:value-type="float">
            <text:p>1363993191</text:p>
          </table:table-cell>
          <table:table-cell office:value-type="float" office:value="1271785788" calcext:value-type="float">
            <text:p>1271785788</text:p>
          </table:table-cell>
          <table:table-cell office:value-type="float" office:value="36666386" calcext:value-type="float">
            <text:p>36666386</text:p>
          </table:table-cell>
          <table:table-cell table:number-columns-repeated="1015"/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float" office:value="6266206" calcext:value-type="float">
            <text:p>6266206</text:p>
          </table:table-cell>
          <table:table-cell office:value-type="float" office:value="1414509632" calcext:value-type="float">
            <text:p>1414509632</text:p>
          </table:table-cell>
          <table:table-cell office:value-type="float" office:value="1345875885" calcext:value-type="float">
            <text:p>1345875885</text:p>
          </table:table-cell>
          <table:table-cell office:value-type="float" office:value="38248775" calcext:value-type="float">
            <text:p>38248775</text:p>
          </table:table-cell>
          <table:table-cell office:value-type="float" office:value="7150113" calcext:value-type="float">
            <text:p>7150113</text:p>
          </table:table-cell>
          <table:table-cell office:value-type="float" office:value="1392634259" calcext:value-type="float">
            <text:p>1392634259</text:p>
          </table:table-cell>
          <table:table-cell office:value-type="float" office:value="1258986749" calcext:value-type="float">
            <text:p>1258986749</text:p>
          </table:table-cell>
          <table:table-cell office:value-type="float" office:value="36589845" calcext:value-type="float">
            <text:p>36589845</text:p>
          </table:table-cell>
          <table:table-cell table:number-columns-repeated="1015"/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float" office:value="6532539" calcext:value-type="float">
            <text:p>6532539</text:p>
          </table:table-cell>
          <table:table-cell office:value-type="float" office:value="1422702895" calcext:value-type="float">
            <text:p>1422702895</text:p>
          </table:table-cell>
          <table:table-cell office:value-type="float" office:value="1471645248" calcext:value-type="float">
            <text:p>1471645248</text:p>
          </table:table-cell>
          <table:table-cell office:value-type="float" office:value="39034735" calcext:value-type="float">
            <text:p>39034735</text:p>
          </table:table-cell>
          <table:table-cell office:value-type="float" office:value="6226203" calcext:value-type="float">
            <text:p>6226203</text:p>
          </table:table-cell>
          <table:table-cell office:value-type="float" office:value="1412954118" calcext:value-type="float">
            <text:p>1412954118</text:p>
          </table:table-cell>
          <table:table-cell office:value-type="float" office:value="1241543386" calcext:value-type="float">
            <text:p>1241543386</text:p>
          </table:table-cell>
          <table:table-cell office:value-type="float" office:value="36985017" calcext:value-type="float">
            <text:p>36985017</text:p>
          </table:table-cell>
          <table:table-cell table:number-columns-repeated="1015"/>
        </table:table-row>
        <table:table-row table:style-name="ro1">
          <table:table-cell office:value-type="float" office:value="78001" calcext:value-type="float">
            <text:p>78001</text:p>
          </table:table-cell>
          <table:table-cell office:value-type="float" office:value="6467235" calcext:value-type="float">
            <text:p>6467235</text:p>
          </table:table-cell>
          <table:table-cell office:value-type="float" office:value="1442617233" calcext:value-type="float">
            <text:p>1442617233</text:p>
          </table:table-cell>
          <table:table-cell office:value-type="float" office:value="1367321841" calcext:value-type="float">
            <text:p>1367321841</text:p>
          </table:table-cell>
          <table:table-cell office:value-type="float" office:value="41269574" calcext:value-type="float">
            <text:p>41269574</text:p>
          </table:table-cell>
          <table:table-cell office:value-type="float" office:value="6577983" calcext:value-type="float">
            <text:p>6577983</text:p>
          </table:table-cell>
          <table:table-cell office:value-type="float" office:value="1462217202" calcext:value-type="float">
            <text:p>1462217202</text:p>
          </table:table-cell>
          <table:table-cell office:value-type="float" office:value="1288466802" calcext:value-type="float">
            <text:p>1288466802</text:p>
          </table:table-cell>
          <table:table-cell office:value-type="float" office:value="36553649" calcext:value-type="float">
            <text:p>36553649</text:p>
          </table:table-cell>
          <table:table-cell table:number-columns-repeated="1015"/>
        </table:table-row>
        <table:table-row table:style-name="ro1">
          <table:table-cell office:value-type="float" office:value="79001" calcext:value-type="float">
            <text:p>79001</text:p>
          </table:table-cell>
          <table:table-cell office:value-type="float" office:value="7124284" calcext:value-type="float">
            <text:p>7124284</text:p>
          </table:table-cell>
          <table:table-cell office:value-type="float" office:value="1475388141" calcext:value-type="float">
            <text:p>1475388141</text:p>
          </table:table-cell>
          <table:table-cell office:value-type="float" office:value="1549865463" calcext:value-type="float">
            <text:p>1549865463</text:p>
          </table:table-cell>
          <table:table-cell office:value-type="float" office:value="40172334" calcext:value-type="float">
            <text:p>40172334</text:p>
          </table:table-cell>
          <table:table-cell office:value-type="float" office:value="6446970" calcext:value-type="float">
            <text:p>6446970</text:p>
          </table:table-cell>
          <table:table-cell office:value-type="float" office:value="1459381704" calcext:value-type="float">
            <text:p>1459381704</text:p>
          </table:table-cell>
          <table:table-cell office:value-type="float" office:value="1281905171" calcext:value-type="float">
            <text:p>1281905171</text:p>
          </table:table-cell>
          <table:table-cell office:value-type="float" office:value="36756240" calcext:value-type="float">
            <text:p>36756240</text:p>
          </table:table-cell>
          <table:table-cell table:number-columns-repeated="1015"/>
        </table:table-row>
        <table:table-row table:style-name="ro1">
          <table:table-cell office:value-type="float" office:value="80001" calcext:value-type="float">
            <text:p>80001</text:p>
          </table:table-cell>
          <table:table-cell office:value-type="float" office:value="6855301" calcext:value-type="float">
            <text:p>6855301</text:p>
          </table:table-cell>
          <table:table-cell office:value-type="float" office:value="1496579507" calcext:value-type="float">
            <text:p>1496579507</text:p>
          </table:table-cell>
          <table:table-cell office:value-type="float" office:value="1542732182" calcext:value-type="float">
            <text:p>1542732182</text:p>
          </table:table-cell>
          <table:table-cell office:value-type="float" office:value="38975946" calcext:value-type="float">
            <text:p>38975946</text:p>
          </table:table-cell>
          <table:table-cell office:value-type="float" office:value="6421685" calcext:value-type="float">
            <text:p>6421685</text:p>
          </table:table-cell>
          <table:table-cell office:value-type="float" office:value="1481663266" calcext:value-type="float">
            <text:p>1481663266</text:p>
          </table:table-cell>
          <table:table-cell office:value-type="float" office:value="1300470694" calcext:value-type="float">
            <text:p>1300470694</text:p>
          </table:table-cell>
          <table:table-cell office:value-type="float" office:value="37549583" calcext:value-type="float">
            <text:p>37549583</text:p>
          </table:table-cell>
          <table:table-cell table:number-columns-repeated="1015"/>
        </table:table-row>
        <table:table-row table:style-name="ro1">
          <table:table-cell office:value-type="float" office:value="81001" calcext:value-type="float">
            <text:p>81001</text:p>
          </table:table-cell>
          <table:table-cell office:value-type="float" office:value="6812594" calcext:value-type="float">
            <text:p>6812594</text:p>
          </table:table-cell>
          <table:table-cell office:value-type="float" office:value="1512941179" calcext:value-type="float">
            <text:p>1512941179</text:p>
          </table:table-cell>
          <table:table-cell office:value-type="float" office:value="1395843050" calcext:value-type="float">
            <text:p>1395843050</text:p>
          </table:table-cell>
          <table:table-cell office:value-type="float" office:value="40083056" calcext:value-type="float">
            <text:p>40083056</text:p>
          </table:table-cell>
          <table:table-cell office:value-type="float" office:value="6322828" calcext:value-type="float">
            <text:p>6322828</text:p>
          </table:table-cell>
          <table:table-cell office:value-type="float" office:value="1510959450" calcext:value-type="float">
            <text:p>1510959450</text:p>
          </table:table-cell>
          <table:table-cell office:value-type="float" office:value="1333970492" calcext:value-type="float">
            <text:p>1333970492</text:p>
          </table:table-cell>
          <table:table-cell office:value-type="float" office:value="41685690" calcext:value-type="float">
            <text:p>41685690</text:p>
          </table:table-cell>
          <table:table-cell table:number-columns-repeated="1015"/>
        </table:table-row>
        <table:table-row table:style-name="ro1">
          <table:table-cell office:value-type="float" office:value="82001" calcext:value-type="float">
            <text:p>82001</text:p>
          </table:table-cell>
          <table:table-cell office:value-type="float" office:value="7146860" calcext:value-type="float">
            <text:p>7146860</text:p>
          </table:table-cell>
          <table:table-cell office:value-type="float" office:value="1533122908" calcext:value-type="float">
            <text:p>1533122908</text:p>
          </table:table-cell>
          <table:table-cell office:value-type="float" office:value="1343289384" calcext:value-type="float">
            <text:p>1343289384</text:p>
          </table:table-cell>
          <table:table-cell office:value-type="float" office:value="46384754" calcext:value-type="float">
            <text:p>46384754</text:p>
          </table:table-cell>
          <table:table-cell office:value-type="float" office:value="7717369" calcext:value-type="float">
            <text:p>7717369</text:p>
          </table:table-cell>
          <table:table-cell office:value-type="float" office:value="1523158455" calcext:value-type="float">
            <text:p>1523158455</text:p>
          </table:table-cell>
          <table:table-cell office:value-type="float" office:value="1341267514" calcext:value-type="float">
            <text:p>1341267514</text:p>
          </table:table-cell>
          <table:table-cell office:value-type="float" office:value="42502000" calcext:value-type="float">
            <text:p>42502000</text:p>
          </table:table-cell>
          <table:table-cell table:number-columns-repeated="1015"/>
        </table:table-row>
        <table:table-row table:style-name="ro1">
          <table:table-cell office:value-type="float" office:value="83001" calcext:value-type="float">
            <text:p>83001</text:p>
          </table:table-cell>
          <table:table-cell office:value-type="float" office:value="7133512" calcext:value-type="float">
            <text:p>7133512</text:p>
          </table:table-cell>
          <table:table-cell office:value-type="float" office:value="1565121430" calcext:value-type="float">
            <text:p>1565121430</text:p>
          </table:table-cell>
          <table:table-cell office:value-type="float" office:value="1357090156" calcext:value-type="float">
            <text:p>1357090156</text:p>
          </table:table-cell>
          <table:table-cell office:value-type="float" office:value="46973173" calcext:value-type="float">
            <text:p>46973173</text:p>
          </table:table-cell>
          <table:table-cell office:value-type="float" office:value="6881668" calcext:value-type="float">
            <text:p>6881668</text:p>
          </table:table-cell>
          <table:table-cell office:value-type="float" office:value="1542680444" calcext:value-type="float">
            <text:p>1542680444</text:p>
          </table:table-cell>
          <table:table-cell office:value-type="float" office:value="1355862152" calcext:value-type="float">
            <text:p>1355862152</text:p>
          </table:table-cell>
          <table:table-cell office:value-type="float" office:value="42498015" calcext:value-type="float">
            <text:p>42498015</text:p>
          </table:table-cell>
          <table:table-cell table:number-columns-repeated="1015"/>
        </table:table-row>
        <table:table-row table:style-name="ro1">
          <table:table-cell office:value-type="float" office:value="84001" calcext:value-type="float">
            <text:p>84001</text:p>
          </table:table-cell>
          <table:table-cell office:value-type="float" office:value="7545827" calcext:value-type="float">
            <text:p>7545827</text:p>
          </table:table-cell>
          <table:table-cell office:value-type="float" office:value="1595554678" calcext:value-type="float">
            <text:p>1595554678</text:p>
          </table:table-cell>
          <table:table-cell office:value-type="float" office:value="1379005165" calcext:value-type="float">
            <text:p>1379005165</text:p>
          </table:table-cell>
          <table:table-cell office:value-type="float" office:value="45519365" calcext:value-type="float">
            <text:p>45519365</text:p>
          </table:table-cell>
          <table:table-cell office:value-type="float" office:value="7108446" calcext:value-type="float">
            <text:p>7108446</text:p>
          </table:table-cell>
          <table:table-cell office:value-type="float" office:value="1584231713" calcext:value-type="float">
            <text:p>1584231713</text:p>
          </table:table-cell>
          <table:table-cell office:value-type="float" office:value="1402028193" calcext:value-type="float">
            <text:p>1402028193</text:p>
          </table:table-cell>
          <table:table-cell office:value-type="float" office:value="40932317" calcext:value-type="float">
            <text:p>40932317</text:p>
          </table:table-cell>
          <table:table-cell table:number-columns-repeated="1015"/>
        </table:table-row>
        <table:table-row table:style-name="ro1">
          <table:table-cell office:value-type="float" office:value="85001" calcext:value-type="float">
            <text:p>85001</text:p>
          </table:table-cell>
          <table:table-cell office:value-type="float" office:value="7877013" calcext:value-type="float">
            <text:p>7877013</text:p>
          </table:table-cell>
          <table:table-cell office:value-type="float" office:value="1615441895" calcext:value-type="float">
            <text:p>1615441895</text:p>
          </table:table-cell>
          <table:table-cell office:value-type="float" office:value="1403557753" calcext:value-type="float">
            <text:p>1403557753</text:p>
          </table:table-cell>
          <table:table-cell office:value-type="float" office:value="42191496" calcext:value-type="float">
            <text:p>42191496</text:p>
          </table:table-cell>
          <table:table-cell office:value-type="float" office:value="7103421" calcext:value-type="float">
            <text:p>7103421</text:p>
          </table:table-cell>
          <table:table-cell office:value-type="float" office:value="1632173093" calcext:value-type="float">
            <text:p>1632173093</text:p>
          </table:table-cell>
          <table:table-cell office:value-type="float" office:value="1421069094" calcext:value-type="float">
            <text:p>1421069094</text:p>
          </table:table-cell>
          <table:table-cell office:value-type="float" office:value="40133520" calcext:value-type="float">
            <text:p>40133520</text:p>
          </table:table-cell>
          <table:table-cell table:number-columns-repeated="1015"/>
        </table:table-row>
        <table:table-row table:style-name="ro1">
          <table:table-cell office:value-type="float" office:value="86001" calcext:value-type="float">
            <text:p>86001</text:p>
          </table:table-cell>
          <table:table-cell office:value-type="float" office:value="8289070" calcext:value-type="float">
            <text:p>8289070</text:p>
          </table:table-cell>
          <table:table-cell office:value-type="float" office:value="1641449523" calcext:value-type="float">
            <text:p>1641449523</text:p>
          </table:table-cell>
          <table:table-cell office:value-type="float" office:value="1421648344" calcext:value-type="float">
            <text:p>1421648344</text:p>
          </table:table-cell>
          <table:table-cell office:value-type="float" office:value="44484026" calcext:value-type="float">
            <text:p>44484026</text:p>
          </table:table-cell>
          <table:table-cell office:value-type="float" office:value="7583742" calcext:value-type="float">
            <text:p>7583742</text:p>
          </table:table-cell>
          <table:table-cell office:value-type="float" office:value="1625086779" calcext:value-type="float">
            <text:p>1625086779</text:p>
          </table:table-cell>
          <table:table-cell office:value-type="float" office:value="1428829037" calcext:value-type="float">
            <text:p>1428829037</text:p>
          </table:table-cell>
          <table:table-cell office:value-type="float" office:value="40661729" calcext:value-type="float">
            <text:p>40661729</text:p>
          </table:table-cell>
          <table:table-cell table:number-columns-repeated="1015"/>
        </table:table-row>
        <table:table-row table:style-name="ro1">
          <table:table-cell office:value-type="float" office:value="87001" calcext:value-type="float">
            <text:p>87001</text:p>
          </table:table-cell>
          <table:table-cell office:value-type="float" office:value="8469835" calcext:value-type="float">
            <text:p>8469835</text:p>
          </table:table-cell>
          <table:table-cell office:value-type="float" office:value="1684364270" calcext:value-type="float">
            <text:p>1684364270</text:p>
          </table:table-cell>
          <table:table-cell office:value-type="float" office:value="1452831160" calcext:value-type="float">
            <text:p>1452831160</text:p>
          </table:table-cell>
          <table:table-cell office:value-type="float" office:value="42789537" calcext:value-type="float">
            <text:p>42789537</text:p>
          </table:table-cell>
          <table:table-cell office:value-type="float" office:value="9126844" calcext:value-type="float">
            <text:p>9126844</text:p>
          </table:table-cell>
          <table:table-cell office:value-type="float" office:value="1656005970" calcext:value-type="float">
            <text:p>1656005970</text:p>
          </table:table-cell>
          <table:table-cell office:value-type="float" office:value="1453719194" calcext:value-type="float">
            <text:p>1453719194</text:p>
          </table:table-cell>
          <table:table-cell office:value-type="float" office:value="41307735" calcext:value-type="float">
            <text:p>41307735</text:p>
          </table:table-cell>
          <table:table-cell table:number-columns-repeated="1015"/>
        </table:table-row>
        <table:table-row table:style-name="ro1">
          <table:table-cell office:value-type="float" office:value="88001" calcext:value-type="float">
            <text:p>88001</text:p>
          </table:table-cell>
          <table:table-cell office:value-type="float" office:value="11517791" calcext:value-type="float">
            <text:p>11517791</text:p>
          </table:table-cell>
          <table:table-cell office:value-type="float" office:value="1703110679" calcext:value-type="float">
            <text:p>1703110679</text:p>
          </table:table-cell>
          <table:table-cell office:value-type="float" office:value="1479845482" calcext:value-type="float">
            <text:p>1479845482</text:p>
          </table:table-cell>
          <table:table-cell office:value-type="float" office:value="48747720" calcext:value-type="float">
            <text:p>48747720</text:p>
          </table:table-cell>
          <table:table-cell office:value-type="float" office:value="9542989" calcext:value-type="float">
            <text:p>9542989</text:p>
          </table:table-cell>
          <table:table-cell office:value-type="float" office:value="1723526574" calcext:value-type="float">
            <text:p>1723526574</text:p>
          </table:table-cell>
          <table:table-cell office:value-type="float" office:value="1483492706" calcext:value-type="float">
            <text:p>1483492706</text:p>
          </table:table-cell>
          <table:table-cell office:value-type="float" office:value="43204837" calcext:value-type="float">
            <text:p>43204837</text:p>
          </table:table-cell>
          <table:table-cell table:number-columns-repeated="1015"/>
        </table:table-row>
        <table:table-row table:style-name="ro1">
          <table:table-cell office:value-type="float" office:value="89001" calcext:value-type="float">
            <text:p>89001</text:p>
          </table:table-cell>
          <table:table-cell office:value-type="float" office:value="10524568" calcext:value-type="float">
            <text:p>10524568</text:p>
          </table:table-cell>
          <table:table-cell office:value-type="float" office:value="1730848608" calcext:value-type="float">
            <text:p>1730848608</text:p>
          </table:table-cell>
          <table:table-cell office:value-type="float" office:value="1633527873" calcext:value-type="float">
            <text:p>1633527873</text:p>
          </table:table-cell>
          <table:table-cell office:value-type="float" office:value="48074789" calcext:value-type="float">
            <text:p>48074789</text:p>
          </table:table-cell>
          <table:table-cell office:value-type="float" office:value="13898315" calcext:value-type="float">
            <text:p>13898315</text:p>
          </table:table-cell>
          <table:table-cell office:value-type="float" office:value="1705514736" calcext:value-type="float">
            <text:p>1705514736</text:p>
          </table:table-cell>
          <table:table-cell office:value-type="float" office:value="1499676034" calcext:value-type="float">
            <text:p>1499676034</text:p>
          </table:table-cell>
          <table:table-cell office:value-type="float" office:value="48024381" calcext:value-type="float">
            <text:p>48024381</text:p>
          </table:table-cell>
          <table:table-cell table:number-columns-repeated="1015"/>
        </table:table-row>
        <table:table-row table:style-name="ro1">
          <table:table-cell office:value-type="float" office:value="90001" calcext:value-type="float">
            <text:p>90001</text:p>
          </table:table-cell>
          <table:table-cell office:value-type="float" office:value="9321460" calcext:value-type="float">
            <text:p>9321460</text:p>
          </table:table-cell>
          <table:table-cell office:value-type="float" office:value="1762526877" calcext:value-type="float">
            <text:p>1762526877</text:p>
          </table:table-cell>
          <table:table-cell office:value-type="float" office:value="1744809063" calcext:value-type="float">
            <text:p>1744809063</text:p>
          </table:table-cell>
          <table:table-cell office:value-type="float" office:value="47748043" calcext:value-type="float">
            <text:p>47748043</text:p>
          </table:table-cell>
          <table:table-cell office:value-type="float" office:value="11942614" calcext:value-type="float">
            <text:p>11942614</text:p>
          </table:table-cell>
          <table:table-cell office:value-type="float" office:value="1740939314" calcext:value-type="float">
            <text:p>1740939314</text:p>
          </table:table-cell>
          <table:table-cell office:value-type="float" office:value="1528590035" calcext:value-type="float">
            <text:p>1528590035</text:p>
          </table:table-cell>
          <table:table-cell office:value-type="float" office:value="45973498" calcext:value-type="float">
            <text:p>45973498</text:p>
          </table:table-cell>
          <table:table-cell table:number-columns-repeated="1015"/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float" office:value="11932751" calcext:value-type="float">
            <text:p>11932751</text:p>
          </table:table-cell>
          <table:table-cell office:value-type="float" office:value="1805202059" calcext:value-type="float">
            <text:p>1805202059</text:p>
          </table:table-cell>
          <table:table-cell office:value-type="float" office:value="1753835201" calcext:value-type="float">
            <text:p>1753835201</text:p>
          </table:table-cell>
          <table:table-cell office:value-type="float" office:value="48628378" calcext:value-type="float">
            <text:p>48628378</text:p>
          </table:table-cell>
          <table:table-cell office:value-type="float" office:value="8747685" calcext:value-type="float">
            <text:p>8747685</text:p>
          </table:table-cell>
          <table:table-cell office:value-type="float" office:value="1780453047" calcext:value-type="float">
            <text:p>1780453047</text:p>
          </table:table-cell>
          <table:table-cell office:value-type="float" office:value="1564303707" calcext:value-type="float">
            <text:p>1564303707</text:p>
          </table:table-cell>
          <table:table-cell office:value-type="float" office:value="47505219" calcext:value-type="float">
            <text:p>47505219</text:p>
          </table:table-cell>
          <table:table-cell table:number-columns-repeated="1015"/>
        </table:table-row>
        <table:table-row table:style-name="ro1">
          <table:table-cell office:value-type="float" office:value="92001" calcext:value-type="float">
            <text:p>92001</text:p>
          </table:table-cell>
          <table:table-cell office:value-type="float" office:value="10960565" calcext:value-type="float">
            <text:p>10960565</text:p>
          </table:table-cell>
          <table:table-cell office:value-type="float" office:value="1833628336" calcext:value-type="float">
            <text:p>1833628336</text:p>
          </table:table-cell>
          <table:table-cell office:value-type="float" office:value="1823955619" calcext:value-type="float">
            <text:p>1823955619</text:p>
          </table:table-cell>
          <table:table-cell office:value-type="float" office:value="48208705" calcext:value-type="float">
            <text:p>48208705</text:p>
          </table:table-cell>
          <table:table-cell office:value-type="float" office:value="9858043" calcext:value-type="float">
            <text:p>9858043</text:p>
          </table:table-cell>
          <table:table-cell office:value-type="float" office:value="1880059227" calcext:value-type="float">
            <text:p>1880059227</text:p>
          </table:table-cell>
          <table:table-cell office:value-type="float" office:value="1591180567" calcext:value-type="float">
            <text:p>1591180567</text:p>
          </table:table-cell>
          <table:table-cell office:value-type="float" office:value="45050232" calcext:value-type="float">
            <text:p>45050232</text:p>
          </table:table-cell>
          <table:table-cell table:number-columns-repeated="1015"/>
        </table:table-row>
        <table:table-row table:style-name="ro1">
          <table:table-cell office:value-type="float" office:value="93001" calcext:value-type="float">
            <text:p>93001</text:p>
          </table:table-cell>
          <table:table-cell office:value-type="float" office:value="9733156" calcext:value-type="float">
            <text:p>9733156</text:p>
          </table:table-cell>
          <table:table-cell office:value-type="float" office:value="1871961272" calcext:value-type="float">
            <text:p>1871961272</text:p>
          </table:table-cell>
          <table:table-cell office:value-type="float" office:value="1714979457" calcext:value-type="float">
            <text:p>1714979457</text:p>
          </table:table-cell>
          <table:table-cell office:value-type="float" office:value="49700644" calcext:value-type="float">
            <text:p>49700644</text:p>
          </table:table-cell>
          <table:table-cell office:value-type="float" office:value="7766823" calcext:value-type="float">
            <text:p>7766823</text:p>
          </table:table-cell>
          <table:table-cell office:value-type="float" office:value="1966582505" calcext:value-type="float">
            <text:p>1966582505</text:p>
          </table:table-cell>
          <table:table-cell office:value-type="float" office:value="1623447830" calcext:value-type="float">
            <text:p>1623447830</text:p>
          </table:table-cell>
          <table:table-cell office:value-type="float" office:value="49992481" calcext:value-type="float">
            <text:p>49992481</text:p>
          </table:table-cell>
          <table:table-cell table:number-columns-repeated="1015"/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float" office:value="17622499" calcext:value-type="float">
            <text:p>17622499</text:p>
          </table:table-cell>
          <table:table-cell office:value-type="float" office:value="1897681178" calcext:value-type="float">
            <text:p>1897681178</text:p>
          </table:table-cell>
          <table:table-cell office:value-type="float" office:value="1732214095" calcext:value-type="float">
            <text:p>1732214095</text:p>
          </table:table-cell>
          <table:table-cell office:value-type="float" office:value="53913833" calcext:value-type="float">
            <text:p>53913833</text:p>
          </table:table-cell>
          <table:table-cell office:value-type="float" office:value="9736570" calcext:value-type="float">
            <text:p>9736570</text:p>
          </table:table-cell>
          <table:table-cell office:value-type="float" office:value="1935470987" calcext:value-type="float">
            <text:p>1935470987</text:p>
          </table:table-cell>
          <table:table-cell office:value-type="float" office:value="1646600384" calcext:value-type="float">
            <text:p>1646600384</text:p>
          </table:table-cell>
          <table:table-cell office:value-type="float" office:value="46242756" calcext:value-type="float">
            <text:p>46242756</text:p>
          </table:table-cell>
          <table:table-cell table:number-columns-repeated="1015"/>
        </table:table-row>
        <table:table-row table:style-name="ro1">
          <table:table-cell office:value-type="float" office:value="95001" calcext:value-type="float">
            <text:p>95001</text:p>
          </table:table-cell>
          <table:table-cell office:value-type="float" office:value="10442228" calcext:value-type="float">
            <text:p>10442228</text:p>
          </table:table-cell>
          <table:table-cell office:value-type="float" office:value="1929883407" calcext:value-type="float">
            <text:p>1929883407</text:p>
          </table:table-cell>
          <table:table-cell office:value-type="float" office:value="1690892769" calcext:value-type="float">
            <text:p>1690892769</text:p>
          </table:table-cell>
          <table:table-cell office:value-type="float" office:value="49055423" calcext:value-type="float">
            <text:p>49055423</text:p>
          </table:table-cell>
          <table:table-cell office:value-type="float" office:value="8673022" calcext:value-type="float">
            <text:p>8673022</text:p>
          </table:table-cell>
          <table:table-cell office:value-type="float" office:value="1928018947" calcext:value-type="float">
            <text:p>1928018947</text:p>
          </table:table-cell>
          <table:table-cell office:value-type="float" office:value="1696039661" calcext:value-type="float">
            <text:p>1696039661</text:p>
          </table:table-cell>
          <table:table-cell office:value-type="float" office:value="45681988" calcext:value-type="float">
            <text:p>45681988</text:p>
          </table:table-cell>
          <table:table-cell table:number-columns-repeated="1015"/>
        </table:table-row>
        <table:table-row table:style-name="ro1">
          <table:table-cell office:value-type="float" office:value="96001" calcext:value-type="float">
            <text:p>96001</text:p>
          </table:table-cell>
          <table:table-cell office:value-type="float" office:value="10700804" calcext:value-type="float">
            <text:p>10700804</text:p>
          </table:table-cell>
          <table:table-cell office:value-type="float" office:value="1965786548" calcext:value-type="float">
            <text:p>1965786548</text:p>
          </table:table-cell>
          <table:table-cell office:value-type="float" office:value="1747111737" calcext:value-type="float">
            <text:p>1747111737</text:p>
          </table:table-cell>
          <table:table-cell office:value-type="float" office:value="51294899" calcext:value-type="float">
            <text:p>51294899</text:p>
          </table:table-cell>
          <table:table-cell office:value-type="float" office:value="10489077" calcext:value-type="float">
            <text:p>10489077</text:p>
          </table:table-cell>
          <table:table-cell office:value-type="float" office:value="2034387330" calcext:value-type="float">
            <text:p>2034387330</text:p>
          </table:table-cell>
          <table:table-cell office:value-type="float" office:value="1732276669" calcext:value-type="float">
            <text:p>1732276669</text:p>
          </table:table-cell>
          <table:table-cell office:value-type="float" office:value="50769730" calcext:value-type="float">
            <text:p>50769730</text:p>
          </table:table-cell>
          <table:table-cell table:number-columns-repeated="1015"/>
        </table:table-row>
        <table:table-row table:style-name="ro1">
          <table:table-cell office:value-type="float" office:value="97001" calcext:value-type="float">
            <text:p>97001</text:p>
          </table:table-cell>
          <table:table-cell office:value-type="float" office:value="8512922" calcext:value-type="float">
            <text:p>8512922</text:p>
          </table:table-cell>
          <table:table-cell office:value-type="float" office:value="2143939448" calcext:value-type="float">
            <text:p>2143939448</text:p>
          </table:table-cell>
          <table:table-cell office:value-type="float" office:value="1812642307" calcext:value-type="float">
            <text:p>1812642307</text:p>
          </table:table-cell>
          <table:table-cell office:value-type="float" office:value="51846350" calcext:value-type="float">
            <text:p>51846350</text:p>
          </table:table-cell>
          <table:table-cell office:value-type="float" office:value="8081978" calcext:value-type="float">
            <text:p>8081978</text:p>
          </table:table-cell>
          <table:table-cell office:value-type="float" office:value="2029789975" calcext:value-type="float">
            <text:p>2029789975</text:p>
          </table:table-cell>
          <table:table-cell office:value-type="float" office:value="1734433036" calcext:value-type="float">
            <text:p>1734433036</text:p>
          </table:table-cell>
          <table:table-cell office:value-type="float" office:value="48878678" calcext:value-type="float">
            <text:p>48878678</text:p>
          </table:table-cell>
          <table:table-cell table:number-columns-repeated="1015"/>
        </table:table-row>
        <table:table-row table:style-name="ro1">
          <table:table-cell office:value-type="float" office:value="98001" calcext:value-type="float">
            <text:p>98001</text:p>
          </table:table-cell>
          <table:table-cell office:value-type="float" office:value="7936736" calcext:value-type="float">
            <text:p>7936736</text:p>
          </table:table-cell>
          <table:table-cell office:value-type="float" office:value="2044232836" calcext:value-type="float">
            <text:p>2044232836</text:p>
          </table:table-cell>
          <table:table-cell office:value-type="float" office:value="1772964417" calcext:value-type="float">
            <text:p>1772964417</text:p>
          </table:table-cell>
          <table:table-cell office:value-type="float" office:value="50294998" calcext:value-type="float">
            <text:p>50294998</text:p>
          </table:table-cell>
          <table:table-cell office:value-type="float" office:value="8725132" calcext:value-type="float">
            <text:p>8725132</text:p>
          </table:table-cell>
          <table:table-cell office:value-type="float" office:value="2055811350" calcext:value-type="float">
            <text:p>2055811350</text:p>
          </table:table-cell>
          <table:table-cell office:value-type="float" office:value="1773139537" calcext:value-type="float">
            <text:p>1773139537</text:p>
          </table:table-cell>
          <table:table-cell office:value-type="float" office:value="47160063" calcext:value-type="float">
            <text:p>47160063</text:p>
          </table:table-cell>
          <table:table-cell table:number-columns-repeated="1015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float" office:value="8151979" calcext:value-type="float">
            <text:p>8151979</text:p>
          </table:table-cell>
          <table:table-cell office:value-type="float" office:value="2088897187" calcext:value-type="float">
            <text:p>2088897187</text:p>
          </table:table-cell>
          <table:table-cell office:value-type="float" office:value="1948290340" calcext:value-type="float">
            <text:p>1948290340</text:p>
          </table:table-cell>
          <table:table-cell office:value-type="float" office:value="53029762" calcext:value-type="float">
            <text:p>53029762</text:p>
          </table:table-cell>
          <table:table-cell office:value-type="float" office:value="10827154" calcext:value-type="float">
            <text:p>10827154</text:p>
          </table:table-cell>
          <table:table-cell office:value-type="float" office:value="2098210988" calcext:value-type="float">
            <text:p>2098210988</text:p>
          </table:table-cell>
          <table:table-cell office:value-type="float" office:value="1825897843" calcext:value-type="float">
            <text:p>1825897843</text:p>
          </table:table-cell>
          <table:table-cell office:value-type="float" office:value="48407438" calcext:value-type="float">
            <text:p>48407438</text:p>
          </table:table-cell>
          <table:table-cell table:number-columns-repeated="1015"/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float" office:value="8312252" calcext:value-type="float">
            <text:p>8312252</text:p>
          </table:table-cell>
          <table:table-cell office:value-type="float" office:value="2167025481" calcext:value-type="float">
            <text:p>2167025481</text:p>
          </table:table-cell>
          <table:table-cell office:value-type="float" office:value="1897501159" calcext:value-type="float">
            <text:p>1897501159</text:p>
          </table:table-cell>
          <table:table-cell office:value-type="float" office:value="59185689" calcext:value-type="float">
            <text:p>59185689</text:p>
          </table:table-cell>
          <table:table-cell office:value-type="float" office:value="8647109" calcext:value-type="float">
            <text:p>8647109</text:p>
          </table:table-cell>
          <table:table-cell office:value-type="float" office:value="2199334684" calcext:value-type="float">
            <text:p>2199334684</text:p>
          </table:table-cell>
          <table:table-cell office:value-type="float" office:value="1826651196" calcext:value-type="float">
            <text:p>1826651196</text:p>
          </table:table-cell>
          <table:table-cell office:value-type="float" office:value="49377838" calcext:value-type="float">
            <text:p>49377838</text:p>
          </table:table-cell>
          <table:table-cell table:number-columns-repeated="1015"/>
        </table:table-row>
        <table:table-row table:style-name="ro1">
          <table:table-cell office:value-type="float" office:value="101001" calcext:value-type="float">
            <text:p>101001</text:p>
          </table:table-cell>
          <table:table-cell office:value-type="float" office:value="13803484" calcext:value-type="float">
            <text:p>13803484</text:p>
          </table:table-cell>
          <table:table-cell office:value-type="float" office:value="2170280977" calcext:value-type="float">
            <text:p>2170280977</text:p>
          </table:table-cell>
          <table:table-cell office:value-type="float" office:value="1915892557" calcext:value-type="float">
            <text:p>1915892557</text:p>
          </table:table-cell>
          <table:table-cell office:value-type="float" office:value="61518109" calcext:value-type="float">
            <text:p>61518109</text:p>
          </table:table-cell>
          <table:table-cell office:value-type="float" office:value="12204063" calcext:value-type="float">
            <text:p>12204063</text:p>
          </table:table-cell>
          <table:table-cell office:value-type="float" office:value="2268627996" calcext:value-type="float">
            <text:p>2268627996</text:p>
          </table:table-cell>
          <table:table-cell office:value-type="float" office:value="1881483827" calcext:value-type="float">
            <text:p>1881483827</text:p>
          </table:table-cell>
          <table:table-cell office:value-type="float" office:value="49319618" calcext:value-type="float">
            <text:p>49319618</text:p>
          </table:table-cell>
          <table:table-cell table:number-columns-repeated="1015"/>
        </table:table-row>
        <table:table-row table:style-name="ro1">
          <table:table-cell office:value-type="float" office:value="102001" calcext:value-type="float">
            <text:p>102001</text:p>
          </table:table-cell>
          <table:table-cell office:value-type="float" office:value="9924686" calcext:value-type="float">
            <text:p>9924686</text:p>
          </table:table-cell>
          <table:table-cell office:value-type="float" office:value="2197111933" calcext:value-type="float">
            <text:p>2197111933</text:p>
          </table:table-cell>
          <table:table-cell office:value-type="float" office:value="1892850123" calcext:value-type="float">
            <text:p>1892850123</text:p>
          </table:table-cell>
          <table:table-cell office:value-type="float" office:value="63580731" calcext:value-type="float">
            <text:p>63580731</text:p>
          </table:table-cell>
          <table:table-cell office:value-type="float" office:value="8350897" calcext:value-type="float">
            <text:p>8350897</text:p>
          </table:table-cell>
          <table:table-cell office:value-type="float" office:value="2297527330" calcext:value-type="float">
            <text:p>2297527330</text:p>
          </table:table-cell>
          <table:table-cell office:value-type="float" office:value="1876023267" calcext:value-type="float">
            <text:p>1876023267</text:p>
          </table:table-cell>
          <table:table-cell office:value-type="float" office:value="49630408" calcext:value-type="float">
            <text:p>49630408</text:p>
          </table:table-cell>
          <table:table-cell table:number-columns-repeated="1015"/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float" office:value="9816497" calcext:value-type="float">
            <text:p>9816497</text:p>
          </table:table-cell>
          <table:table-cell office:value-type="float" office:value="2275422677" calcext:value-type="float">
            <text:p>2275422677</text:p>
          </table:table-cell>
          <table:table-cell office:value-type="float" office:value="1950794376" calcext:value-type="float">
            <text:p>1950794376</text:p>
          </table:table-cell>
          <table:table-cell office:value-type="float" office:value="87458203" calcext:value-type="float">
            <text:p>87458203</text:p>
          </table:table-cell>
          <table:table-cell office:value-type="float" office:value="8007088" calcext:value-type="float">
            <text:p>8007088</text:p>
          </table:table-cell>
          <table:table-cell office:value-type="float" office:value="2435350074" calcext:value-type="float">
            <text:p>2435350074</text:p>
          </table:table-cell>
          <table:table-cell office:value-type="float" office:value="1916095300" calcext:value-type="float">
            <text:p>1916095300</text:p>
          </table:table-cell>
          <table:table-cell office:value-type="float" office:value="50531024" calcext:value-type="float">
            <text:p>50531024</text:p>
          </table:table-cell>
          <table:table-cell table:number-columns-repeated="1015"/>
        </table:table-row>
        <table:table-row table:style-name="ro1">
          <table:table-cell office:value-type="float" office:value="104001" calcext:value-type="float">
            <text:p>104001</text:p>
          </table:table-cell>
          <table:table-cell office:value-type="float" office:value="9364741" calcext:value-type="float">
            <text:p>9364741</text:p>
          </table:table-cell>
          <table:table-cell office:value-type="float" office:value="2687196268" calcext:value-type="float">
            <text:p>2687196268</text:p>
          </table:table-cell>
          <table:table-cell office:value-type="float" office:value="1989478609" calcext:value-type="float">
            <text:p>1989478609</text:p>
          </table:table-cell>
          <table:table-cell office:value-type="float" office:value="98677382" calcext:value-type="float">
            <text:p>98677382</text:p>
          </table:table-cell>
          <table:table-cell office:value-type="float" office:value="8235995" calcext:value-type="float">
            <text:p>8235995</text:p>
          </table:table-cell>
          <table:table-cell office:value-type="float" office:value="2255967309" calcext:value-type="float">
            <text:p>2255967309</text:p>
          </table:table-cell>
          <table:table-cell office:value-type="float" office:value="1955593826" calcext:value-type="float">
            <text:p>1955593826</text:p>
          </table:table-cell>
          <table:table-cell office:value-type="float" office:value="51098161" calcext:value-type="float">
            <text:p>5109816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2:54:48.743059183</meta:creation-date>
    <dc:date>2016-12-12T04:01:22.050911736</dc:date>
    <meta:editing-duration>PT25M28S</meta:editing-duration>
    <meta:editing-cycles>6</meta:editing-cycles>
    <meta:generator>LibreOffice/5.1.4.2$Linux_X86_64 LibreOffice_project/10m0$Build-2</meta:generator>
    <meta:document-statistic meta:table-count="1" meta:cell-count="95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6cm" xlink:href=".." xlink:type="simple" chart:class="chart:line" chart:style-name="ch1">
        <chart:legend chart:legend-position="end" svg:x="12.349cm" svg:y="3.918cm" style:legend-expansion="high" chart:style-name="ch2"/>
        <chart:plot-area chart:style-name="ch3" table:cell-range-address="Sheet1.A1:Sheet1.B106" chart:data-source-has-labels="row" svg:x="0.319cm" svg:y="0.179cm" svg:width="11.711cm" svg:height="8.618cm">
          <chartooo:coordinate-region svg:x="2.133cm" svg:y="0.39cm" svg:width="9.897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B2:Sheet1.B106" chart:label-cell-address="Sheet1.B1:Sheet1.B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HashMa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83444">
                <text:p>83444</text:p>
                <draw:g>
                  <svg:desc>Sheet1.B2:Sheet1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493714">
                <text:p>1493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644837">
                <text:p>1644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694895">
                <text:p>1694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494358">
                <text:p>2494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21891989">
                <text:p>21891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789065">
                <text:p>1789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955161">
                <text:p>1955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2440610">
                <text:p>2440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2444062">
                <text:p>2444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3115775">
                <text:p>3115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3643202">
                <text:p>3643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607678">
                <text:p>1607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2350262">
                <text:p>2350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1722437">
                <text:p>1722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784347">
                <text:p>1784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2368447">
                <text:p>2368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2189019">
                <text:p>2189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2649765">
                <text:p>2649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2142659">
                <text:p>2142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693096">
                <text:p>1693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2127580">
                <text:p>21275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2183728">
                <text:p>2183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2074695">
                <text:p>2074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4763356">
                <text:p>4763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3297134">
                <text:p>3297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998702">
                <text:p>1998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784564">
                <text:p>1784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701116">
                <text:p>1701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880345">
                <text:p>1880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906625">
                <text:p>1906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381285">
                <text:p>2381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354945">
                <text:p>2354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2404870">
                <text:p>24048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049121">
                <text:p>2049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019334">
                <text:p>2019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2638751">
                <text:p>26387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2429267">
                <text:p>2429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2528928">
                <text:p>2528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649548">
                <text:p>2649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2848294">
                <text:p>2848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3073209">
                <text:p>3073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11656884">
                <text:p>11656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6770506">
                <text:p>6770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069218">
                <text:p>5069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212781">
                <text:p>5212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4566874">
                <text:p>4566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3624334">
                <text:p>3624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497448">
                <text:p>5497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4260120">
                <text:p>4260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4009031">
                <text:p>4009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4211550">
                <text:p>42115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4106736">
                <text:p>4106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4397322">
                <text:p>439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4818523">
                <text:p>4818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4797707">
                <text:p>4797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4637744">
                <text:p>46377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7361362">
                <text:p>17361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5483576">
                <text:p>5483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7210863">
                <text:p>7210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6489313">
                <text:p>6489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6306667">
                <text:p>630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6092291">
                <text:p>6092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5707399">
                <text:p>5707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6721577">
                <text:p>6721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5505754">
                <text:p>5505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6940163">
                <text:p>69401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5606818">
                <text:p>5606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5875358">
                <text:p>5875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6972044">
                <text:p>6972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5711123">
                <text:p>5711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7649304">
                <text:p>7649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6141342">
                <text:p>6141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6226546">
                <text:p>62265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6875987">
                <text:p>68759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6075112">
                <text:p>6075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6266206">
                <text:p>6266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6532539">
                <text:p>6532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6467235">
                <text:p>6467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7124284">
                <text:p>7124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6855301">
                <text:p>6855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6812594">
                <text:p>6812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7146860">
                <text:p>71468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7133512">
                <text:p>71335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7545827">
                <text:p>7545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7877013">
                <text:p>7877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8289070">
                <text:p>82890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8469835">
                <text:p>8469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1517791">
                <text:p>11517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0524568">
                <text:p>10524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9321460">
                <text:p>93214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1932751">
                <text:p>119327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0960565">
                <text:p>10960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9733156">
                <text:p>9733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7622499">
                <text:p>17622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0442228">
                <text:p>104422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0700804">
                <text:p>10700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8512922">
                <text:p>8512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7936736">
                <text:p>7936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8151979">
                <text:p>8151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8312252">
                <text:p>8312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3803484">
                <text:p>138034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9924686">
                <text:p>9924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9816497">
                <text:p>9816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9364741">
                <text:p>9364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924cm" svg:height="9.835cm" xlink:href=".." xlink:type="simple" chart:class="chart:line" chart:style-name="ch1">
        <chart:legend chart:legend-position="end" svg:x="36.677cm" svg:y="3.827cm" style:legend-expansion="high" chart:style-name="ch2"/>
        <chart:plot-area chart:style-name="ch3" table:cell-range-address="Sheet1.F1:Sheet1.I106" chart:data-source-has-labels="row" svg:x="0.818cm" svg:y="0.196cm" svg:width="35.041cm" svg:height="9.443cm">
          <chartooo:coordinate-region svg:x="3.023cm" svg:y="0.325cm" svg:width="32.687cm" svg:height="8.2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6" chart:label-cell-address="Sheet1.F1:Sheet1.F1" chart:class="chart:line">
            <chart:data-point chart:repeated="105"/>
          </chart:series>
          <chart:series chart:style-name="ch7" chart:values-cell-range-address="Sheet1.G2:Sheet1.G106" chart:label-cell-address="Sheet1.G1:Sheet1.G1" chart:class="chart:line">
            <chart:data-point chart:repeated="105"/>
          </chart:series>
          <chart:series chart:style-name="ch8" chart:values-cell-range-address="Sheet1.H2:Sheet1.H106" chart:label-cell-address="Sheet1.H1:Sheet1.H1" chart:class="chart:line">
            <chart:data-point chart:repeated="105"/>
          </chart:series>
          <chart:series chart:style-name="ch9" chart:values-cell-range-address="Sheet1.I2:Sheet1.I106" chart:label-cell-address="Sheet1.I1:Sheet1.I1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 HashMap</text:p>
                <draw:g>
                  <svg:desc>Sheet1.F1:Sheet1.F1</svg:desc>
                </draw:g>
              </table:table-cell>
              <table:table-cell office:value-type="string">
                <text:p>Search LinkedList</text:p>
                <draw:g>
                  <svg:desc>Sheet1.G1:Sheet1.G1</svg:desc>
                </draw:g>
              </table:table-cell>
              <table:table-cell office:value-type="string">
                <text:p>Search ArrayList</text:p>
                <draw:g>
                  <svg:desc>Sheet1.H1:Sheet1.H1</svg:desc>
                </draw:g>
              </table:table-cell>
              <table:table-cell office:value-type="string">
                <text:p>Search TreeMap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828">
                <text:p>105828</text:p>
                <draw:g>
                  <svg:desc>Sheet1.F2:Sheet1.F106</svg:desc>
                </draw:g>
              </table:table-cell>
              <table:table-cell office:value-type="float" office:value="467111">
                <text:p>467111</text:p>
                <draw:g>
                  <svg:desc>Sheet1.G2:Sheet1.G106</svg:desc>
                </draw:g>
              </table:table-cell>
              <table:table-cell office:value-type="float" office:value="292920">
                <text:p>292920</text:p>
                <draw:g>
                  <svg:desc>Sheet1.H2:Sheet1.H106</svg:desc>
                </draw:g>
              </table:table-cell>
              <table:table-cell office:value-type="float" office:value="214079">
                <text:p>214079</text:p>
                <draw:g>
                  <svg:desc>Sheet1.I2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4922">
                <text:p>1284922</text:p>
              </table:table-cell>
              <table:table-cell office:value-type="float" office:value="12838912">
                <text:p>12838912</text:p>
              </table:table-cell>
              <table:table-cell office:value-type="float" office:value="7479939">
                <text:p>7479939</text:p>
              </table:table-cell>
              <table:table-cell office:value-type="float" office:value="5000794">
                <text:p>5000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1409">
                <text:p>2411409</text:p>
              </table:table-cell>
              <table:table-cell office:value-type="float" office:value="16503974">
                <text:p>16503974</text:p>
              </table:table-cell>
              <table:table-cell office:value-type="float" office:value="17909510">
                <text:p>17909510</text:p>
              </table:table-cell>
              <table:table-cell office:value-type="float" office:value="3218917">
                <text:p>3218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0939">
                <text:p>3480939</text:p>
              </table:table-cell>
              <table:table-cell office:value-type="float" office:value="20358924">
                <text:p>20358924</text:p>
              </table:table-cell>
              <table:table-cell office:value-type="float" office:value="33281395">
                <text:p>33281395</text:p>
              </table:table-cell>
              <table:table-cell office:value-type="float" office:value="4877424">
                <text:p>4877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75847">
                <text:p>15975847</text:p>
              </table:table-cell>
              <table:table-cell office:value-type="float" office:value="25955176">
                <text:p>25955176</text:p>
              </table:table-cell>
              <table:table-cell office:value-type="float" office:value="22364246">
                <text:p>22364246</text:p>
              </table:table-cell>
              <table:table-cell office:value-type="float" office:value="18045981">
                <text:p>18045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45648">
                <text:p>3045648</text:p>
              </table:table-cell>
              <table:table-cell office:value-type="float" office:value="18055707">
                <text:p>18055707</text:p>
              </table:table-cell>
              <table:table-cell office:value-type="float" office:value="15277850">
                <text:p>15277850</text:p>
              </table:table-cell>
              <table:table-cell office:value-type="float" office:value="2997647">
                <text:p>2997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8436">
                <text:p>1548436</text:p>
              </table:table-cell>
              <table:table-cell office:value-type="float" office:value="23140518">
                <text:p>23140518</text:p>
              </table:table-cell>
              <table:table-cell office:value-type="float" office:value="18995857">
                <text:p>18995857</text:p>
              </table:table-cell>
              <table:table-cell office:value-type="float" office:value="2912565">
                <text:p>2912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10906">
                <text:p>2210906</text:p>
              </table:table-cell>
              <table:table-cell office:value-type="float" office:value="38629399">
                <text:p>38629399</text:p>
              </table:table-cell>
              <table:table-cell office:value-type="float" office:value="24959990">
                <text:p>24959990</text:p>
              </table:table-cell>
              <table:table-cell office:value-type="float" office:value="3502408">
                <text:p>3502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5221">
                <text:p>1655221</text:p>
              </table:table-cell>
              <table:table-cell office:value-type="float" office:value="38086964">
                <text:p>38086964</text:p>
              </table:table-cell>
              <table:table-cell office:value-type="float" office:value="30681949">
                <text:p>30681949</text:p>
              </table:table-cell>
              <table:table-cell office:value-type="float" office:value="3983474">
                <text:p>3983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826">
                <text:p>1930826</text:p>
              </table:table-cell>
              <table:table-cell office:value-type="float" office:value="45524577">
                <text:p>45524577</text:p>
              </table:table-cell>
              <table:table-cell office:value-type="float" office:value="39579933">
                <text:p>39579933</text:p>
              </table:table-cell>
              <table:table-cell office:value-type="float" office:value="4241619">
                <text:p>4241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3446">
                <text:p>2113446</text:p>
              </table:table-cell>
              <table:table-cell office:value-type="float" office:value="56946118">
                <text:p>56946118</text:p>
              </table:table-cell>
              <table:table-cell office:value-type="float" office:value="45256706">
                <text:p>45256706</text:p>
              </table:table-cell>
              <table:table-cell office:value-type="float" office:value="4715345">
                <text:p>4715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54131">
                <text:p>2154131</text:p>
              </table:table-cell>
              <table:table-cell office:value-type="float" office:value="60141971">
                <text:p>60141971</text:p>
              </table:table-cell>
              <table:table-cell office:value-type="float" office:value="53548573">
                <text:p>53548573</text:p>
              </table:table-cell>
              <table:table-cell office:value-type="float" office:value="5142170">
                <text:p>51421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2433">
                <text:p>1412433</text:p>
              </table:table-cell>
              <table:table-cell office:value-type="float" office:value="79287000">
                <text:p>79287000</text:p>
              </table:table-cell>
              <table:table-cell office:value-type="float" office:value="63225127">
                <text:p>63225127</text:p>
              </table:table-cell>
              <table:table-cell office:value-type="float" office:value="5618370">
                <text:p>5618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0598">
                <text:p>1440598</text:p>
              </table:table-cell>
              <table:table-cell office:value-type="float" office:value="80833617">
                <text:p>80833617</text:p>
              </table:table-cell>
              <table:table-cell office:value-type="float" office:value="74138106">
                <text:p>74138106</text:p>
              </table:table-cell>
              <table:table-cell office:value-type="float" office:value="6090323">
                <text:p>6090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6118">
                <text:p>1586118</text:p>
              </table:table-cell>
              <table:table-cell office:value-type="float" office:value="90586198">
                <text:p>90586198</text:p>
              </table:table-cell>
              <table:table-cell office:value-type="float" office:value="82584769">
                <text:p>82584769</text:p>
              </table:table-cell>
              <table:table-cell office:value-type="float" office:value="6206274">
                <text:p>6206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3653">
                <text:p>1623653</text:p>
              </table:table-cell>
              <table:table-cell office:value-type="float" office:value="98594766">
                <text:p>98594766</text:p>
              </table:table-cell>
              <table:table-cell office:value-type="float" office:value="88078639">
                <text:p>88078639</text:p>
              </table:table-cell>
              <table:table-cell office:value-type="float" office:value="6678434">
                <text:p>6678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4141">
                <text:p>1754141</text:p>
              </table:table-cell>
              <table:table-cell office:value-type="float" office:value="105324578">
                <text:p>105324578</text:p>
              </table:table-cell>
              <table:table-cell office:value-type="float" office:value="94636602">
                <text:p>94636602</text:p>
              </table:table-cell>
              <table:table-cell office:value-type="float" office:value="7752328">
                <text:p>7752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5577">
                <text:p>1835577</text:p>
              </table:table-cell>
              <table:table-cell office:value-type="float" office:value="114007719">
                <text:p>114007719</text:p>
              </table:table-cell>
              <table:table-cell office:value-type="float" office:value="102659316">
                <text:p>102659316</text:p>
              </table:table-cell>
              <table:table-cell office:value-type="float" office:value="9447457">
                <text:p>9447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66560">
                <text:p>2166560</text:p>
              </table:table-cell>
              <table:table-cell office:value-type="float" office:value="124290483">
                <text:p>124290483</text:p>
              </table:table-cell>
              <table:table-cell office:value-type="float" office:value="110971574">
                <text:p>110971574</text:p>
              </table:table-cell>
              <table:table-cell office:value-type="float" office:value="9380003">
                <text:p>938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7767">
                <text:p>1887767</text:p>
              </table:table-cell>
              <table:table-cell office:value-type="float" office:value="135658208">
                <text:p>135658208</text:p>
              </table:table-cell>
              <table:table-cell office:value-type="float" office:value="121389215">
                <text:p>121389215</text:p>
              </table:table-cell>
              <table:table-cell office:value-type="float" office:value="8408877">
                <text:p>8408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8830">
                <text:p>1828830</text:p>
              </table:table-cell>
              <table:table-cell office:value-type="float" office:value="150272101">
                <text:p>150272101</text:p>
              </table:table-cell>
              <table:table-cell office:value-type="float" office:value="134930751">
                <text:p>134930751</text:p>
              </table:table-cell>
              <table:table-cell office:value-type="float" office:value="9416985">
                <text:p>9416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6742">
                <text:p>1686742</text:p>
              </table:table-cell>
              <table:table-cell office:value-type="float" office:value="163278529">
                <text:p>163278529</text:p>
              </table:table-cell>
              <table:table-cell office:value-type="float" office:value="144487451">
                <text:p>144487451</text:p>
              </table:table-cell>
              <table:table-cell office:value-type="float" office:value="10374753">
                <text:p>10374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9030">
                <text:p>1939030</text:p>
              </table:table-cell>
              <table:table-cell office:value-type="float" office:value="176570538">
                <text:p>176570538</text:p>
              </table:table-cell>
              <table:table-cell office:value-type="float" office:value="158551616">
                <text:p>158551616</text:p>
              </table:table-cell>
              <table:table-cell office:value-type="float" office:value="9991011">
                <text:p>9991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4087">
                <text:p>1924087</text:p>
              </table:table-cell>
              <table:table-cell office:value-type="float" office:value="192204581">
                <text:p>192204581</text:p>
              </table:table-cell>
              <table:table-cell office:value-type="float" office:value="170297493">
                <text:p>170297493</text:p>
              </table:table-cell>
              <table:table-cell office:value-type="float" office:value="10310079">
                <text:p>10310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8098">
                <text:p>2128098</text:p>
              </table:table-cell>
              <table:table-cell office:value-type="float" office:value="206193347">
                <text:p>206193347</text:p>
              </table:table-cell>
              <table:table-cell office:value-type="float" office:value="186307991">
                <text:p>186307991</text:p>
              </table:table-cell>
              <table:table-cell office:value-type="float" office:value="10801060">
                <text:p>108010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664">
                <text:p>1987664</text:p>
              </table:table-cell>
              <table:table-cell office:value-type="float" office:value="223029156">
                <text:p>223029156</text:p>
              </table:table-cell>
              <table:table-cell office:value-type="float" office:value="193105411">
                <text:p>193105411</text:p>
              </table:table-cell>
              <table:table-cell office:value-type="float" office:value="11245631">
                <text:p>11245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4258">
                <text:p>2014258</text:p>
              </table:table-cell>
              <table:table-cell office:value-type="float" office:value="231172689">
                <text:p>231172689</text:p>
              </table:table-cell>
              <table:table-cell office:value-type="float" office:value="209310135">
                <text:p>209310135</text:p>
              </table:table-cell>
              <table:table-cell office:value-type="float" office:value="12815170">
                <text:p>12815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35456">
                <text:p>2135456</text:p>
              </table:table-cell>
              <table:table-cell office:value-type="float" office:value="248460690">
                <text:p>248460690</text:p>
              </table:table-cell>
              <table:table-cell office:value-type="float" office:value="219355053">
                <text:p>219355053</text:p>
              </table:table-cell>
              <table:table-cell office:value-type="float" office:value="13571363">
                <text:p>13571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5326">
                <text:p>1955326</text:p>
              </table:table-cell>
              <table:table-cell office:value-type="float" office:value="261816811">
                <text:p>261816811</text:p>
              </table:table-cell>
              <table:table-cell office:value-type="float" office:value="233035348">
                <text:p>233035348</text:p>
              </table:table-cell>
              <table:table-cell office:value-type="float" office:value="14197249">
                <text:p>14197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3197">
                <text:p>1973197</text:p>
              </table:table-cell>
              <table:table-cell office:value-type="float" office:value="277664998">
                <text:p>277664998</text:p>
              </table:table-cell>
              <table:table-cell office:value-type="float" office:value="246086533">
                <text:p>246086533</text:p>
              </table:table-cell>
              <table:table-cell office:value-type="float" office:value="17558105">
                <text:p>1755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9338">
                <text:p>2059338</text:p>
              </table:table-cell>
              <table:table-cell office:value-type="float" office:value="293878209">
                <text:p>293878209</text:p>
              </table:table-cell>
              <table:table-cell office:value-type="float" office:value="260328322">
                <text:p>260328322</text:p>
              </table:table-cell>
              <table:table-cell office:value-type="float" office:value="15976833">
                <text:p>15976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8358">
                <text:p>2118358</text:p>
              </table:table-cell>
              <table:table-cell office:value-type="float" office:value="307784728">
                <text:p>307784728</text:p>
              </table:table-cell>
              <table:table-cell office:value-type="float" office:value="272835947">
                <text:p>272835947</text:p>
              </table:table-cell>
              <table:table-cell office:value-type="float" office:value="16142053">
                <text:p>16142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34641">
                <text:p>2434641</text:p>
              </table:table-cell>
              <table:table-cell office:value-type="float" office:value="321998945">
                <text:p>321998945</text:p>
              </table:table-cell>
              <table:table-cell office:value-type="float" office:value="287547790">
                <text:p>287547790</text:p>
              </table:table-cell>
              <table:table-cell office:value-type="float" office:value="15859577">
                <text:p>15859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48799">
                <text:p>2448799</text:p>
              </table:table-cell>
              <table:table-cell office:value-type="float" office:value="339438857">
                <text:p>339438857</text:p>
              </table:table-cell>
              <table:table-cell office:value-type="float" office:value="301174441">
                <text:p>301174441</text:p>
              </table:table-cell>
              <table:table-cell office:value-type="float" office:value="16072035">
                <text:p>16072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3583">
                <text:p>2543583</text:p>
              </table:table-cell>
              <table:table-cell office:value-type="float" office:value="355964568">
                <text:p>355964568</text:p>
              </table:table-cell>
              <table:table-cell office:value-type="float" office:value="317778036">
                <text:p>317778036</text:p>
              </table:table-cell>
              <table:table-cell office:value-type="float" office:value="16603289">
                <text:p>16603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88386">
                <text:p>2488386</text:p>
              </table:table-cell>
              <table:table-cell office:value-type="float" office:value="371912485">
                <text:p>371912485</text:p>
              </table:table-cell>
              <table:table-cell office:value-type="float" office:value="333442163">
                <text:p>333442163</text:p>
              </table:table-cell>
              <table:table-cell office:value-type="float" office:value="16823242">
                <text:p>168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53768">
                <text:p>2453768</text:p>
              </table:table-cell>
              <table:table-cell office:value-type="float" office:value="388268143">
                <text:p>388268143</text:p>
              </table:table-cell>
              <table:table-cell office:value-type="float" office:value="342316022">
                <text:p>342316022</text:p>
              </table:table-cell>
              <table:table-cell office:value-type="float" office:value="17622872">
                <text:p>17622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6042">
                <text:p>2426042</text:p>
              </table:table-cell>
              <table:table-cell office:value-type="float" office:value="399526030">
                <text:p>399526030</text:p>
              </table:table-cell>
              <table:table-cell office:value-type="float" office:value="356144307">
                <text:p>356144307</text:p>
              </table:table-cell>
              <table:table-cell office:value-type="float" office:value="21653385">
                <text:p>21653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9616">
                <text:p>2499616</text:p>
              </table:table-cell>
              <table:table-cell office:value-type="float" office:value="420276112">
                <text:p>420276112</text:p>
              </table:table-cell>
              <table:table-cell office:value-type="float" office:value="378400224">
                <text:p>378400224</text:p>
              </table:table-cell>
              <table:table-cell office:value-type="float" office:value="23586328">
                <text:p>23586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1000">
                <text:p>2651000</text:p>
              </table:table-cell>
              <table:table-cell office:value-type="float" office:value="441490403">
                <text:p>441490403</text:p>
              </table:table-cell>
              <table:table-cell office:value-type="float" office:value="393007723">
                <text:p>393007723</text:p>
              </table:table-cell>
              <table:table-cell office:value-type="float" office:value="24885504">
                <text:p>24885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36549">
                <text:p>2936549</text:p>
              </table:table-cell>
              <table:table-cell office:value-type="float" office:value="466474598">
                <text:p>466474598</text:p>
              </table:table-cell>
              <table:table-cell office:value-type="float" office:value="412057087">
                <text:p>412057087</text:p>
              </table:table-cell>
              <table:table-cell office:value-type="float" office:value="32443277">
                <text:p>32443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40104">
                <text:p>3340104</text:p>
              </table:table-cell>
              <table:table-cell office:value-type="float" office:value="490949982">
                <text:p>490949982</text:p>
              </table:table-cell>
              <table:table-cell office:value-type="float" office:value="433571883">
                <text:p>433571883</text:p>
              </table:table-cell>
              <table:table-cell office:value-type="float" office:value="26615612">
                <text:p>26615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55210">
                <text:p>9055210</text:p>
              </table:table-cell>
              <table:table-cell office:value-type="float" office:value="510831837">
                <text:p>510831837</text:p>
              </table:table-cell>
              <table:table-cell office:value-type="float" office:value="450294284">
                <text:p>450294284</text:p>
              </table:table-cell>
              <table:table-cell office:value-type="float" office:value="23269056">
                <text:p>23269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27995">
                <text:p>6427995</text:p>
              </table:table-cell>
              <table:table-cell office:value-type="float" office:value="533469971">
                <text:p>533469971</text:p>
              </table:table-cell>
              <table:table-cell office:value-type="float" office:value="471246254">
                <text:p>471246254</text:p>
              </table:table-cell>
              <table:table-cell office:value-type="float" office:value="22399917">
                <text:p>22399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21196">
                <text:p>5121196</text:p>
              </table:table-cell>
              <table:table-cell office:value-type="float" office:value="574345235">
                <text:p>574345235</text:p>
              </table:table-cell>
              <table:table-cell office:value-type="float" office:value="492475201">
                <text:p>492475201</text:p>
              </table:table-cell>
              <table:table-cell office:value-type="float" office:value="26765565">
                <text:p>26765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27917">
                <text:p>4927917</text:p>
              </table:table-cell>
              <table:table-cell office:value-type="float" office:value="579906948">
                <text:p>579906948</text:p>
              </table:table-cell>
              <table:table-cell office:value-type="float" office:value="510716442">
                <text:p>510716442</text:p>
              </table:table-cell>
              <table:table-cell office:value-type="float" office:value="22965156">
                <text:p>22965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50145">
                <text:p>5050145</text:p>
              </table:table-cell>
              <table:table-cell office:value-type="float" office:value="599517330">
                <text:p>599517330</text:p>
              </table:table-cell>
              <table:table-cell office:value-type="float" office:value="530403199">
                <text:p>530403199</text:p>
              </table:table-cell>
              <table:table-cell office:value-type="float" office:value="22902991">
                <text:p>22902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9784">
                <text:p>5309784</text:p>
              </table:table-cell>
              <table:table-cell office:value-type="float" office:value="629522752">
                <text:p>629522752</text:p>
              </table:table-cell>
              <table:table-cell office:value-type="float" office:value="555589217">
                <text:p>555589217</text:p>
              </table:table-cell>
              <table:table-cell office:value-type="float" office:value="22700299">
                <text:p>22700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26026">
                <text:p>5226026</text:p>
              </table:table-cell>
              <table:table-cell office:value-type="float" office:value="657287411">
                <text:p>657287411</text:p>
              </table:table-cell>
              <table:table-cell office:value-type="float" office:value="578391537">
                <text:p>578391537</text:p>
              </table:table-cell>
              <table:table-cell office:value-type="float" office:value="25623439">
                <text:p>25623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27842">
                <text:p>4827842</text:p>
              </table:table-cell>
              <table:table-cell office:value-type="float" office:value="686407766">
                <text:p>686407766</text:p>
              </table:table-cell>
              <table:table-cell office:value-type="float" office:value="605948025">
                <text:p>605948025</text:p>
              </table:table-cell>
              <table:table-cell office:value-type="float" office:value="28032754">
                <text:p>28032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8864">
                <text:p>3578864</text:p>
              </table:table-cell>
              <table:table-cell office:value-type="float" office:value="712994597">
                <text:p>712994597</text:p>
              </table:table-cell>
              <table:table-cell office:value-type="float" office:value="627381683">
                <text:p>627381683</text:p>
              </table:table-cell>
              <table:table-cell office:value-type="float" office:value="25317739">
                <text:p>25317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30677">
                <text:p>3730677</text:p>
              </table:table-cell>
              <table:table-cell office:value-type="float" office:value="741898310">
                <text:p>741898310</text:p>
              </table:table-cell>
              <table:table-cell office:value-type="float" office:value="650640527">
                <text:p>650640527</text:p>
              </table:table-cell>
              <table:table-cell office:value-type="float" office:value="23360284">
                <text:p>23360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60227">
                <text:p>3860227</text:p>
              </table:table-cell>
              <table:table-cell office:value-type="float" office:value="767593190">
                <text:p>767593190</text:p>
              </table:table-cell>
              <table:table-cell office:value-type="float" office:value="696546059">
                <text:p>696546059</text:p>
              </table:table-cell>
              <table:table-cell office:value-type="float" office:value="23095627">
                <text:p>23095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77212">
                <text:p>3777212</text:p>
              </table:table-cell>
              <table:table-cell office:value-type="float" office:value="812549212">
                <text:p>812549212</text:p>
              </table:table-cell>
              <table:table-cell office:value-type="float" office:value="742119462">
                <text:p>742119462</text:p>
              </table:table-cell>
              <table:table-cell office:value-type="float" office:value="26190305">
                <text:p>26190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0772">
                <text:p>4000772</text:p>
              </table:table-cell>
              <table:table-cell office:value-type="float" office:value="815308335">
                <text:p>815308335</text:p>
              </table:table-cell>
              <table:table-cell office:value-type="float" office:value="718067839">
                <text:p>718067839</text:p>
              </table:table-cell>
              <table:table-cell office:value-type="float" office:value="27670239">
                <text:p>27670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25866">
                <text:p>4225866</text:p>
              </table:table-cell>
              <table:table-cell office:value-type="float" office:value="842177022">
                <text:p>842177022</text:p>
              </table:table-cell>
              <table:table-cell office:value-type="float" office:value="734492859">
                <text:p>734492859</text:p>
              </table:table-cell>
              <table:table-cell office:value-type="float" office:value="25922837">
                <text:p>259228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55033">
                <text:p>4355033</text:p>
              </table:table-cell>
              <table:table-cell office:value-type="float" office:value="928466603">
                <text:p>928466603</text:p>
              </table:table-cell>
              <table:table-cell office:value-type="float" office:value="759974132">
                <text:p>759974132</text:p>
              </table:table-cell>
              <table:table-cell office:value-type="float" office:value="25462345">
                <text:p>25462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82035">
                <text:p>8882035</text:p>
              </table:table-cell>
              <table:table-cell office:value-type="float" office:value="1016836281">
                <text:p>1016836281</text:p>
              </table:table-cell>
              <table:table-cell office:value-type="float" office:value="780463927">
                <text:p>780463927</text:p>
              </table:table-cell>
              <table:table-cell office:value-type="float" office:value="31472053">
                <text:p>31472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8811">
                <text:p>4728811</text:p>
              </table:table-cell>
              <table:table-cell office:value-type="float" office:value="988558114">
                <text:p>988558114</text:p>
              </table:table-cell>
              <table:table-cell office:value-type="float" office:value="808046184">
                <text:p>808046184</text:p>
              </table:table-cell>
              <table:table-cell office:value-type="float" office:value="29140366">
                <text:p>291403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33538">
                <text:p>4733538</text:p>
              </table:table-cell>
              <table:table-cell office:value-type="float" office:value="950237123">
                <text:p>950237123</text:p>
              </table:table-cell>
              <table:table-cell office:value-type="float" office:value="828519232">
                <text:p>828519232</text:p>
              </table:table-cell>
              <table:table-cell office:value-type="float" office:value="27842840">
                <text:p>278428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03715">
                <text:p>5103715</text:p>
              </table:table-cell>
              <table:table-cell office:value-type="float" office:value="976395804">
                <text:p>976395804</text:p>
              </table:table-cell>
              <table:table-cell office:value-type="float" office:value="873920189">
                <text:p>873920189</text:p>
              </table:table-cell>
              <table:table-cell office:value-type="float" office:value="28690392">
                <text:p>28690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92007">
                <text:p>6592007</text:p>
              </table:table-cell>
              <table:table-cell office:value-type="float" office:value="1027730414">
                <text:p>1027730414</text:p>
              </table:table-cell>
              <table:table-cell office:value-type="float" office:value="910741190">
                <text:p>910741190</text:p>
              </table:table-cell>
              <table:table-cell office:value-type="float" office:value="34477897">
                <text:p>34477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11402">
                <text:p>5211402</text:p>
              </table:table-cell>
              <table:table-cell office:value-type="float" office:value="1054850880">
                <text:p>1054850880</text:p>
              </table:table-cell>
              <table:table-cell office:value-type="float" office:value="926819447">
                <text:p>926819447</text:p>
              </table:table-cell>
              <table:table-cell office:value-type="float" office:value="31180774">
                <text:p>31180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38513">
                <text:p>4938513</text:p>
              </table:table-cell>
              <table:table-cell office:value-type="float" office:value="1070020080">
                <text:p>1070020080</text:p>
              </table:table-cell>
              <table:table-cell office:value-type="float" office:value="971961216">
                <text:p>971961216</text:p>
              </table:table-cell>
              <table:table-cell office:value-type="float" office:value="30880085">
                <text:p>30880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45787">
                <text:p>5745787</text:p>
              </table:table-cell>
              <table:table-cell office:value-type="float" office:value="1098639330">
                <text:p>1098639330</text:p>
              </table:table-cell>
              <table:table-cell office:value-type="float" office:value="1021844017">
                <text:p>1021844017</text:p>
              </table:table-cell>
              <table:table-cell office:value-type="float" office:value="30775161">
                <text:p>30775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49523">
                <text:p>8549523</text:p>
              </table:table-cell>
              <table:table-cell office:value-type="float" office:value="1127137418">
                <text:p>1127137418</text:p>
              </table:table-cell>
              <table:table-cell office:value-type="float" office:value="988153826">
                <text:p>988153826</text:p>
              </table:table-cell>
              <table:table-cell office:value-type="float" office:value="32460424">
                <text:p>32460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02959">
                <text:p>8702959</text:p>
              </table:table-cell>
              <table:table-cell office:value-type="float" office:value="1168079626">
                <text:p>1168079626</text:p>
              </table:table-cell>
              <table:table-cell office:value-type="float" office:value="1021090010">
                <text:p>1021090010</text:p>
              </table:table-cell>
              <table:table-cell office:value-type="float" office:value="32379248">
                <text:p>32379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08991">
                <text:p>9308991</text:p>
              </table:table-cell>
              <table:table-cell office:value-type="float" office:value="1192312500">
                <text:p>1192312500</text:p>
              </table:table-cell>
              <table:table-cell office:value-type="float" office:value="1041402266">
                <text:p>1041402266</text:p>
              </table:table-cell>
              <table:table-cell office:value-type="float" office:value="31013947">
                <text:p>31013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63812">
                <text:p>6363812</text:p>
              </table:table-cell>
              <table:table-cell office:value-type="float" office:value="1230266563">
                <text:p>1230266563</text:p>
              </table:table-cell>
              <table:table-cell office:value-type="float" office:value="1071132137">
                <text:p>1071132137</text:p>
              </table:table-cell>
              <table:table-cell office:value-type="float" office:value="37089743">
                <text:p>370897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59222">
                <text:p>8859222</text:p>
              </table:table-cell>
              <table:table-cell office:value-type="float" office:value="1246773451">
                <text:p>1246773451</text:p>
              </table:table-cell>
              <table:table-cell office:value-type="float" office:value="1093892452">
                <text:p>1093892452</text:p>
              </table:table-cell>
              <table:table-cell office:value-type="float" office:value="33038992">
                <text:p>33038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14521">
                <text:p>5914521</text:p>
              </table:table-cell>
              <table:table-cell office:value-type="float" office:value="1267140672">
                <text:p>1267140672</text:p>
              </table:table-cell>
              <table:table-cell office:value-type="float" office:value="1113235304">
                <text:p>1113235304</text:p>
              </table:table-cell>
              <table:table-cell office:value-type="float" office:value="32778698">
                <text:p>32778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16653">
                <text:p>6916653</text:p>
              </table:table-cell>
              <table:table-cell office:value-type="float" office:value="1321311083">
                <text:p>1321311083</text:p>
              </table:table-cell>
              <table:table-cell office:value-type="float" office:value="1133501854">
                <text:p>1133501854</text:p>
              </table:table-cell>
              <table:table-cell office:value-type="float" office:value="35795204">
                <text:p>35795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47421">
                <text:p>6247421</text:p>
              </table:table-cell>
              <table:table-cell office:value-type="float" office:value="1306534388">
                <text:p>1306534388</text:p>
              </table:table-cell>
              <table:table-cell office:value-type="float" office:value="1142540011">
                <text:p>1142540011</text:p>
              </table:table-cell>
              <table:table-cell office:value-type="float" office:value="37731496">
                <text:p>37731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93941">
                <text:p>5693941</text:p>
              </table:table-cell>
              <table:table-cell office:value-type="float" office:value="1324553022">
                <text:p>1324553022</text:p>
              </table:table-cell>
              <table:table-cell office:value-type="float" office:value="1165838002">
                <text:p>1165838002</text:p>
              </table:table-cell>
              <table:table-cell office:value-type="float" office:value="35005100">
                <text:p>35005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66115">
                <text:p>7266115</text:p>
              </table:table-cell>
              <table:table-cell office:value-type="float" office:value="1343204085">
                <text:p>1343204085</text:p>
              </table:table-cell>
              <table:table-cell office:value-type="float" office:value="1182409480">
                <text:p>1182409480</text:p>
              </table:table-cell>
              <table:table-cell office:value-type="float" office:value="36377944">
                <text:p>36377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57089">
                <text:p>7157089</text:p>
              </table:table-cell>
              <table:table-cell office:value-type="float" office:value="1363993191">
                <text:p>1363993191</text:p>
              </table:table-cell>
              <table:table-cell office:value-type="float" office:value="1271785788">
                <text:p>1271785788</text:p>
              </table:table-cell>
              <table:table-cell office:value-type="float" office:value="36666386">
                <text:p>366663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50113">
                <text:p>7150113</text:p>
              </table:table-cell>
              <table:table-cell office:value-type="float" office:value="1392634259">
                <text:p>1392634259</text:p>
              </table:table-cell>
              <table:table-cell office:value-type="float" office:value="1258986749">
                <text:p>1258986749</text:p>
              </table:table-cell>
              <table:table-cell office:value-type="float" office:value="36589845">
                <text:p>36589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26203">
                <text:p>6226203</text:p>
              </table:table-cell>
              <table:table-cell office:value-type="float" office:value="1412954118">
                <text:p>1412954118</text:p>
              </table:table-cell>
              <table:table-cell office:value-type="float" office:value="1241543386">
                <text:p>1241543386</text:p>
              </table:table-cell>
              <table:table-cell office:value-type="float" office:value="36985017">
                <text:p>36985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77983">
                <text:p>6577983</text:p>
              </table:table-cell>
              <table:table-cell office:value-type="float" office:value="1462217202">
                <text:p>1462217202</text:p>
              </table:table-cell>
              <table:table-cell office:value-type="float" office:value="1288466802">
                <text:p>1288466802</text:p>
              </table:table-cell>
              <table:table-cell office:value-type="float" office:value="36553649">
                <text:p>36553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46970">
                <text:p>6446970</text:p>
              </table:table-cell>
              <table:table-cell office:value-type="float" office:value="1459381704">
                <text:p>1459381704</text:p>
              </table:table-cell>
              <table:table-cell office:value-type="float" office:value="1281905171">
                <text:p>1281905171</text:p>
              </table:table-cell>
              <table:table-cell office:value-type="float" office:value="36756240">
                <text:p>36756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21685">
                <text:p>6421685</text:p>
              </table:table-cell>
              <table:table-cell office:value-type="float" office:value="1481663266">
                <text:p>1481663266</text:p>
              </table:table-cell>
              <table:table-cell office:value-type="float" office:value="1300470694">
                <text:p>1300470694</text:p>
              </table:table-cell>
              <table:table-cell office:value-type="float" office:value="37549583">
                <text:p>37549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22828">
                <text:p>6322828</text:p>
              </table:table-cell>
              <table:table-cell office:value-type="float" office:value="1510959450">
                <text:p>1510959450</text:p>
              </table:table-cell>
              <table:table-cell office:value-type="float" office:value="1333970492">
                <text:p>1333970492</text:p>
              </table:table-cell>
              <table:table-cell office:value-type="float" office:value="41685690">
                <text:p>416856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17369">
                <text:p>7717369</text:p>
              </table:table-cell>
              <table:table-cell office:value-type="float" office:value="1523158455">
                <text:p>1523158455</text:p>
              </table:table-cell>
              <table:table-cell office:value-type="float" office:value="1341267514">
                <text:p>1341267514</text:p>
              </table:table-cell>
              <table:table-cell office:value-type="float" office:value="42502000">
                <text:p>4250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81668">
                <text:p>6881668</text:p>
              </table:table-cell>
              <table:table-cell office:value-type="float" office:value="1542680444">
                <text:p>1542680444</text:p>
              </table:table-cell>
              <table:table-cell office:value-type="float" office:value="1355862152">
                <text:p>1355862152</text:p>
              </table:table-cell>
              <table:table-cell office:value-type="float" office:value="42498015">
                <text:p>42498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08446">
                <text:p>7108446</text:p>
              </table:table-cell>
              <table:table-cell office:value-type="float" office:value="1584231713">
                <text:p>1584231713</text:p>
              </table:table-cell>
              <table:table-cell office:value-type="float" office:value="1402028193">
                <text:p>1402028193</text:p>
              </table:table-cell>
              <table:table-cell office:value-type="float" office:value="40932317">
                <text:p>40932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03421">
                <text:p>7103421</text:p>
              </table:table-cell>
              <table:table-cell office:value-type="float" office:value="1632173093">
                <text:p>1632173093</text:p>
              </table:table-cell>
              <table:table-cell office:value-type="float" office:value="1421069094">
                <text:p>1421069094</text:p>
              </table:table-cell>
              <table:table-cell office:value-type="float" office:value="40133520">
                <text:p>401335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83742">
                <text:p>7583742</text:p>
              </table:table-cell>
              <table:table-cell office:value-type="float" office:value="1625086779">
                <text:p>1625086779</text:p>
              </table:table-cell>
              <table:table-cell office:value-type="float" office:value="1428829037">
                <text:p>1428829037</text:p>
              </table:table-cell>
              <table:table-cell office:value-type="float" office:value="40661729">
                <text:p>406617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26844">
                <text:p>9126844</text:p>
              </table:table-cell>
              <table:table-cell office:value-type="float" office:value="1656005970">
                <text:p>1656005970</text:p>
              </table:table-cell>
              <table:table-cell office:value-type="float" office:value="1453719194">
                <text:p>1453719194</text:p>
              </table:table-cell>
              <table:table-cell office:value-type="float" office:value="41307735">
                <text:p>41307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42989">
                <text:p>9542989</text:p>
              </table:table-cell>
              <table:table-cell office:value-type="float" office:value="1723526574">
                <text:p>1723526574</text:p>
              </table:table-cell>
              <table:table-cell office:value-type="float" office:value="1483492706">
                <text:p>1483492706</text:p>
              </table:table-cell>
              <table:table-cell office:value-type="float" office:value="43204837">
                <text:p>43204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98315">
                <text:p>13898315</text:p>
              </table:table-cell>
              <table:table-cell office:value-type="float" office:value="1705514736">
                <text:p>1705514736</text:p>
              </table:table-cell>
              <table:table-cell office:value-type="float" office:value="1499676034">
                <text:p>1499676034</text:p>
              </table:table-cell>
              <table:table-cell office:value-type="float" office:value="48024381">
                <text:p>48024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42614">
                <text:p>11942614</text:p>
              </table:table-cell>
              <table:table-cell office:value-type="float" office:value="1740939314">
                <text:p>1740939314</text:p>
              </table:table-cell>
              <table:table-cell office:value-type="float" office:value="1528590035">
                <text:p>1528590035</text:p>
              </table:table-cell>
              <table:table-cell office:value-type="float" office:value="45973498">
                <text:p>45973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747685">
                <text:p>8747685</text:p>
              </table:table-cell>
              <table:table-cell office:value-type="float" office:value="1780453047">
                <text:p>1780453047</text:p>
              </table:table-cell>
              <table:table-cell office:value-type="float" office:value="1564303707">
                <text:p>1564303707</text:p>
              </table:table-cell>
              <table:table-cell office:value-type="float" office:value="47505219">
                <text:p>47505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8043">
                <text:p>9858043</text:p>
              </table:table-cell>
              <table:table-cell office:value-type="float" office:value="1880059227">
                <text:p>1880059227</text:p>
              </table:table-cell>
              <table:table-cell office:value-type="float" office:value="1591180567">
                <text:p>1591180567</text:p>
              </table:table-cell>
              <table:table-cell office:value-type="float" office:value="45050232">
                <text:p>4505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66823">
                <text:p>7766823</text:p>
              </table:table-cell>
              <table:table-cell office:value-type="float" office:value="1966582505">
                <text:p>1966582505</text:p>
              </table:table-cell>
              <table:table-cell office:value-type="float" office:value="1623447830">
                <text:p>1623447830</text:p>
              </table:table-cell>
              <table:table-cell office:value-type="float" office:value="49992481">
                <text:p>49992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36570">
                <text:p>9736570</text:p>
              </table:table-cell>
              <table:table-cell office:value-type="float" office:value="1935470987">
                <text:p>1935470987</text:p>
              </table:table-cell>
              <table:table-cell office:value-type="float" office:value="1646600384">
                <text:p>1646600384</text:p>
              </table:table-cell>
              <table:table-cell office:value-type="float" office:value="46242756">
                <text:p>462427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73022">
                <text:p>8673022</text:p>
              </table:table-cell>
              <table:table-cell office:value-type="float" office:value="1928018947">
                <text:p>1928018947</text:p>
              </table:table-cell>
              <table:table-cell office:value-type="float" office:value="1696039661">
                <text:p>1696039661</text:p>
              </table:table-cell>
              <table:table-cell office:value-type="float" office:value="45681988">
                <text:p>45681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89077">
                <text:p>10489077</text:p>
              </table:table-cell>
              <table:table-cell office:value-type="float" office:value="2034387330">
                <text:p>2034387330</text:p>
              </table:table-cell>
              <table:table-cell office:value-type="float" office:value="1732276669">
                <text:p>1732276669</text:p>
              </table:table-cell>
              <table:table-cell office:value-type="float" office:value="50769730">
                <text:p>507697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81978">
                <text:p>8081978</text:p>
              </table:table-cell>
              <table:table-cell office:value-type="float" office:value="2029789975">
                <text:p>2029789975</text:p>
              </table:table-cell>
              <table:table-cell office:value-type="float" office:value="1734433036">
                <text:p>1734433036</text:p>
              </table:table-cell>
              <table:table-cell office:value-type="float" office:value="48878678">
                <text:p>48878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25132">
                <text:p>8725132</text:p>
              </table:table-cell>
              <table:table-cell office:value-type="float" office:value="2055811350">
                <text:p>2055811350</text:p>
              </table:table-cell>
              <table:table-cell office:value-type="float" office:value="1773139537">
                <text:p>1773139537</text:p>
              </table:table-cell>
              <table:table-cell office:value-type="float" office:value="47160063">
                <text:p>47160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27154">
                <text:p>10827154</text:p>
              </table:table-cell>
              <table:table-cell office:value-type="float" office:value="2098210988">
                <text:p>2098210988</text:p>
              </table:table-cell>
              <table:table-cell office:value-type="float" office:value="1825897843">
                <text:p>1825897843</text:p>
              </table:table-cell>
              <table:table-cell office:value-type="float" office:value="48407438">
                <text:p>48407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47109">
                <text:p>8647109</text:p>
              </table:table-cell>
              <table:table-cell office:value-type="float" office:value="2199334684">
                <text:p>2199334684</text:p>
              </table:table-cell>
              <table:table-cell office:value-type="float" office:value="1826651196">
                <text:p>1826651196</text:p>
              </table:table-cell>
              <table:table-cell office:value-type="float" office:value="49377838">
                <text:p>49377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204063">
                <text:p>12204063</text:p>
              </table:table-cell>
              <table:table-cell office:value-type="float" office:value="2268627996">
                <text:p>2268627996</text:p>
              </table:table-cell>
              <table:table-cell office:value-type="float" office:value="1881483827">
                <text:p>1881483827</text:p>
              </table:table-cell>
              <table:table-cell office:value-type="float" office:value="49319618">
                <text:p>493196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50897">
                <text:p>8350897</text:p>
              </table:table-cell>
              <table:table-cell office:value-type="float" office:value="2297527330">
                <text:p>2297527330</text:p>
              </table:table-cell>
              <table:table-cell office:value-type="float" office:value="1876023267">
                <text:p>1876023267</text:p>
              </table:table-cell>
              <table:table-cell office:value-type="float" office:value="49630408">
                <text:p>49630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07088">
                <text:p>8007088</text:p>
              </table:table-cell>
              <table:table-cell office:value-type="float" office:value="2435350074">
                <text:p>2435350074</text:p>
              </table:table-cell>
              <table:table-cell office:value-type="float" office:value="1916095300">
                <text:p>1916095300</text:p>
              </table:table-cell>
              <table:table-cell office:value-type="float" office:value="50531024">
                <text:p>50531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235995">
                <text:p>8235995</text:p>
              </table:table-cell>
              <table:table-cell office:value-type="float" office:value="2255967309">
                <text:p>2255967309</text:p>
              </table:table-cell>
              <table:table-cell office:value-type="float" office:value="1955593826">
                <text:p>1955593826</text:p>
              </table:table-cell>
              <table:table-cell office:value-type="float" office:value="51098161">
                <text:p>510981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6cm" xlink:href=".." xlink:type="simple" chart:class="chart:line" chart:style-name="ch1">
        <chart:legend chart:legend-position="end" svg:x="12.238cm" svg:y="3.918cm" style:legend-expansion="high" chart:style-name="ch2"/>
        <chart:plot-area chart:style-name="ch3" table:cell-range-address="Sheet1.A1:Sheet1.A106 Sheet1.C1:Sheet1.C106" chart:data-source-has-labels="row" svg:x="0.319cm" svg:y="0.179cm" svg:width="11.6cm" svg:height="8.618cm">
          <chartooo:coordinate-region svg:x="2.524cm" svg:y="0.39cm" svg:width="9.395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C2:Sheet1.C106" chart:label-cell-address="Sheet1.C1:Sheet1.C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LinkedLi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437843">
                <text:p>437843</text:p>
                <draw:g>
                  <svg:desc>Sheet1.C2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8647979">
                <text:p>8647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2797543">
                <text:p>22797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1154471">
                <text:p>21154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31806052">
                <text:p>31806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5312677">
                <text:p>15312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1002296">
                <text:p>21002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7597683">
                <text:p>27597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4784885">
                <text:p>34784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42558264">
                <text:p>42558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50562554">
                <text:p>50562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60122061">
                <text:p>60122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70538333">
                <text:p>70538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85171348">
                <text:p>85171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91496351">
                <text:p>91496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93726472">
                <text:p>93726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03743283">
                <text:p>103743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12417666">
                <text:p>112417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24019995">
                <text:p>12401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33085450">
                <text:p>133085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47952003">
                <text:p>147952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61288576">
                <text:p>161288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74337115">
                <text:p>174337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88827551">
                <text:p>188827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204694919">
                <text:p>204694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214231190">
                <text:p>214231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29002372">
                <text:p>2290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44343746">
                <text:p>244343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58568868">
                <text:p>258568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73385990">
                <text:p>2733859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90682867">
                <text:p>290682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307243509">
                <text:p>307243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321227246">
                <text:p>321227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36312029">
                <text:p>336312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53197879">
                <text:p>353197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69577632">
                <text:p>369577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84723211">
                <text:p>384723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400580067">
                <text:p>400580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418578343">
                <text:p>418578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439699111">
                <text:p>439699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64126416">
                <text:p>464126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85482618">
                <text:p>485482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508843120">
                <text:p>508843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532387377">
                <text:p>532387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61469972">
                <text:p>561469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76322062">
                <text:p>57632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607342355">
                <text:p>607342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633997906">
                <text:p>633997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667909901">
                <text:p>667909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698785522">
                <text:p>698785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711178763">
                <text:p>711178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41107912">
                <text:p>741107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780715496">
                <text:p>780715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789505046">
                <text:p>789505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12148198">
                <text:p>812148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834239403">
                <text:p>834239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860743111">
                <text:p>860743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926997294">
                <text:p>926997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19591530">
                <text:p>9195915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46985046">
                <text:p>946985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77287320">
                <text:p>9772873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08332501">
                <text:p>10083325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041807696">
                <text:p>1041807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066581181">
                <text:p>1066581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102288765">
                <text:p>1102288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128384249">
                <text:p>1128384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64778153">
                <text:p>1164778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191062640">
                <text:p>11910626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223527406">
                <text:p>1223527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252610023">
                <text:p>1252610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289478598">
                <text:p>1289478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296302885">
                <text:p>1296302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313602407">
                <text:p>1313602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337350805">
                <text:p>1337350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368223489">
                <text:p>1368223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449012210">
                <text:p>1449012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414509632">
                <text:p>1414509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422702895">
                <text:p>1422702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442617233">
                <text:p>1442617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475388141">
                <text:p>1475388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496579507">
                <text:p>1496579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512941179">
                <text:p>1512941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533122908">
                <text:p>1533122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565121430">
                <text:p>15651214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595554678">
                <text:p>1595554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615441895">
                <text:p>1615441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641449523">
                <text:p>1641449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684364270">
                <text:p>16843642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703110679">
                <text:p>1703110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730848608">
                <text:p>1730848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762526877">
                <text:p>17625268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805202059">
                <text:p>18052020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833628336">
                <text:p>1833628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871961272">
                <text:p>1871961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897681178">
                <text:p>1897681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929883407">
                <text:p>19298834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965786548">
                <text:p>1965786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143939448">
                <text:p>21439394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044232836">
                <text:p>20442328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088897187">
                <text:p>2088897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167025481">
                <text:p>21670254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170280977">
                <text:p>21702809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197111933">
                <text:p>21971119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275422677">
                <text:p>2275422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2687196268">
                <text:p>2687196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5cm" xlink:href=".." xlink:type="simple" chart:class="chart:line" chart:style-name="ch1">
        <chart:legend chart:legend-position="end" svg:x="12.461cm" svg:y="3.917cm" style:legend-expansion="high" chart:style-name="ch2"/>
        <chart:plot-area chart:style-name="ch3" table:cell-range-address="Sheet1.A1:Sheet1.A106 Sheet1.D1:Sheet1.D106" chart:data-source-has-labels="row" svg:x="0.319cm" svg:y="0.179cm" svg:width="11.823cm" svg:height="8.617cm">
          <chartooo:coordinate-region svg:x="2.524cm" svg:y="0.389cm" svg:width="9.618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D2:Sheet1.D106" chart:label-cell-address="Sheet1.D1:Sheet1.D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ArrayLi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445391">
                <text:p>445391</text:p>
                <draw:g>
                  <svg:desc>Sheet1.D2:Sheet1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9819438">
                <text:p>9819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7363376">
                <text:p>17363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5071011">
                <text:p>25071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2810477">
                <text:p>22810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3887531">
                <text:p>13887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9712996">
                <text:p>19712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5078902">
                <text:p>25078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0671977">
                <text:p>30671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7719059">
                <text:p>37719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7222336">
                <text:p>47222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53645831">
                <text:p>53645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62836570">
                <text:p>628365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73431998">
                <text:p>73431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82808227">
                <text:p>82808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88991736">
                <text:p>8899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95963905">
                <text:p>95963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02514767">
                <text:p>102514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11590982">
                <text:p>111590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20327364">
                <text:p>120327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34361771">
                <text:p>134361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44483174">
                <text:p>144483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57795510">
                <text:p>1577955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69911472">
                <text:p>169911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86367221">
                <text:p>186367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95908182">
                <text:p>19590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07266625">
                <text:p>207266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20410251">
                <text:p>22041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32985408">
                <text:p>232985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48116992">
                <text:p>248116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64958865">
                <text:p>26495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77223982">
                <text:p>277223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92202388">
                <text:p>292202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03907446">
                <text:p>303907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20842254">
                <text:p>320842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45885523">
                <text:p>345885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43216042">
                <text:p>343216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364480227">
                <text:p>364480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401358661">
                <text:p>401358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394691649">
                <text:p>394691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23998980">
                <text:p>4239989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31108680">
                <text:p>431108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452664649">
                <text:p>452664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468417454">
                <text:p>468417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493099390">
                <text:p>4930993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19990960">
                <text:p>5199909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545194661">
                <text:p>545194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575719042">
                <text:p>575719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93242844">
                <text:p>593242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624050827">
                <text:p>624050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651654528">
                <text:p>651654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18356923">
                <text:p>71835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685380853">
                <text:p>685380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741357456">
                <text:p>741357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02227432">
                <text:p>802227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773266051">
                <text:p>7732660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852549748">
                <text:p>85254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800434279">
                <text:p>800434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839472724">
                <text:p>839472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867559411">
                <text:p>867559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33089938">
                <text:p>933089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11091185">
                <text:p>1011091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912738842">
                <text:p>912738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954730998">
                <text:p>954730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960250732">
                <text:p>960250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074068249">
                <text:p>1074068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16584554">
                <text:p>1116584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045469214">
                <text:p>1045469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074374154">
                <text:p>1074374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179065375">
                <text:p>1179065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130407843">
                <text:p>1130407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175351756">
                <text:p>1175351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199445011">
                <text:p>1199445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348965132">
                <text:p>1348965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220876648">
                <text:p>1220876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299568332">
                <text:p>1299568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345875885">
                <text:p>1345875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471645248">
                <text:p>1471645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367321841">
                <text:p>13673218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549865463">
                <text:p>1549865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542732182">
                <text:p>1542732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395843050">
                <text:p>13958430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343289384">
                <text:p>1343289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357090156">
                <text:p>1357090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379005165">
                <text:p>1379005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403557753">
                <text:p>1403557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421648344">
                <text:p>1421648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452831160">
                <text:p>14528311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479845482">
                <text:p>1479845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633527873">
                <text:p>1633527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744809063">
                <text:p>1744809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753835201">
                <text:p>1753835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823955619">
                <text:p>1823955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714979457">
                <text:p>1714979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732214095">
                <text:p>1732214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690892769">
                <text:p>1690892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747111737">
                <text:p>1747111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812642307">
                <text:p>1812642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772964417">
                <text:p>1772964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948290340">
                <text:p>19482903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897501159">
                <text:p>1897501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915892557">
                <text:p>1915892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1892850123">
                <text:p>1892850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950794376">
                <text:p>19507943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989478609">
                <text:p>1989478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75cm" xlink:href=".." xlink:type="simple" chart:class="chart:line" chart:style-name="ch1">
        <chart:legend chart:legend-position="end" svg:x="12.518cm" svg:y="3.917cm" style:legend-expansion="high" chart:style-name="ch2"/>
        <chart:plot-area chart:style-name="ch3" table:cell-range-address="Sheet1.A1:Sheet1.A106 Sheet1.E1:Sheet1.E106" chart:data-source-has-labels="row" svg:x="0.319cm" svg:y="0.179cm" svg:width="11.88cm" svg:height="8.617cm">
          <chartooo:coordinate-region svg:x="2.275cm" svg:y="0.389cm" svg:width="9.871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E2:Sheet1.E106" chart:label-cell-address="Sheet1.E1:Sheet1.E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TreeM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128750">
                <text:p>128750</text:p>
                <draw:g>
                  <svg:desc>Sheet1.E2:Sheet1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2995932">
                <text:p>2995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975603">
                <text:p>297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150773">
                <text:p>2150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3715716">
                <text:p>3715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3438689">
                <text:p>13438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4071230">
                <text:p>4071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4556403">
                <text:p>4556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5458329">
                <text:p>5458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6173122">
                <text:p>6173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7207918">
                <text:p>7207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7263046">
                <text:p>726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6342112">
                <text:p>6342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5298600">
                <text:p>5298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6208952">
                <text:p>6208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9265486">
                <text:p>9265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9784438">
                <text:p>9784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0369413">
                <text:p>10369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7756032">
                <text:p>7756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8257156">
                <text:p>8257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8804223">
                <text:p>8804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9300726">
                <text:p>9300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0017393">
                <text:p>10017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0543030">
                <text:p>10543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0853597">
                <text:p>10853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1234969">
                <text:p>11234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4210925">
                <text:p>1421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5236090">
                <text:p>152360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4647152">
                <text:p>14647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5606715">
                <text:p>15606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4944247">
                <text:p>14944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5828460">
                <text:p>15828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6447091">
                <text:p>16447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17006972">
                <text:p>1700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16374543">
                <text:p>16374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17029123">
                <text:p>17029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17554906">
                <text:p>17554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18141161">
                <text:p>18141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18956313">
                <text:p>18956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0486247">
                <text:p>20486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23395143">
                <text:p>23395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22613446">
                <text:p>22613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23048808">
                <text:p>23048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26551612">
                <text:p>26551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22236104">
                <text:p>22236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22043802">
                <text:p>220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24962391">
                <text:p>24962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24668947">
                <text:p>24668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25942905">
                <text:p>25942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23978164">
                <text:p>23978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24175978">
                <text:p>24175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24173077">
                <text:p>2417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24335691">
                <text:p>24335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23914995">
                <text:p>23914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25245155">
                <text:p>25245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25154689">
                <text:p>25154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25485129">
                <text:p>25485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27930974">
                <text:p>279309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28181110">
                <text:p>28181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28609407">
                <text:p>28609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28150517">
                <text:p>28150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34735809">
                <text:p>34735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30695947">
                <text:p>30695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30806499">
                <text:p>30806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32400188">
                <text:p>32400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33811038">
                <text:p>33811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32165540">
                <text:p>321655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33544403">
                <text:p>33544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33190626">
                <text:p>331906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32710158">
                <text:p>32710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35190779">
                <text:p>35190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37304128">
                <text:p>37304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36896762">
                <text:p>36896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36669382">
                <text:p>36669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36640294">
                <text:p>36640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37278786">
                <text:p>37278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38248775">
                <text:p>3824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39034735">
                <text:p>39034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41269574">
                <text:p>412695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40172334">
                <text:p>4017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38975946">
                <text:p>38975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40083056">
                <text:p>40083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46384754">
                <text:p>46384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46973173">
                <text:p>46973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45519365">
                <text:p>45519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42191496">
                <text:p>42191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44484026">
                <text:p>44484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42789537">
                <text:p>42789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48747720">
                <text:p>487477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48074789">
                <text:p>48074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47748043">
                <text:p>47748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48628378">
                <text:p>48628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48208705">
                <text:p>48208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49700644">
                <text:p>49700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53913833">
                <text:p>53913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49055423">
                <text:p>49055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51294899">
                <text:p>51294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51846350">
                <text:p>518463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50294998">
                <text:p>50294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53029762">
                <text:p>53029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59185689">
                <text:p>59185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61518109">
                <text:p>61518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63580731">
                <text:p>63580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87458203">
                <text:p>87458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98677382">
                <text:p>98677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5cm" xlink:href=".." xlink:type="simple" chart:class="chart:line" chart:style-name="ch1">
        <chart:legend chart:legend-position="end" svg:x="11.847cm" svg:y="3.917cm" style:legend-expansion="high" chart:style-name="ch2"/>
        <chart:plot-area chart:style-name="ch3" table:cell-range-address="Sheet1.A1:Sheet1.A106 Sheet1.F1:Sheet1.F106" chart:data-source-has-labels="row" svg:x="0.319cm" svg:y="0.179cm" svg:width="11.209cm" svg:height="8.617cm">
          <chartooo:coordinate-region svg:x="2.089cm" svg:y="0.389cm" svg:width="9.395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F2:Sheet1.F106" chart:label-cell-address="Sheet1.F1:Sheet1.F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HashMa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105828">
                <text:p>105828</text:p>
                <draw:g>
                  <svg:desc>Sheet1.F2:Sheet1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284922">
                <text:p>1284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411409">
                <text:p>241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3480939">
                <text:p>3480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15975847">
                <text:p>15975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3045648">
                <text:p>3045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548436">
                <text:p>1548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210906">
                <text:p>2210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655221">
                <text:p>165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930826">
                <text:p>1930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2113446">
                <text:p>2113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2154131">
                <text:p>2154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412433">
                <text:p>1412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1440598">
                <text:p>1440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1586118">
                <text:p>1586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623653">
                <text:p>1623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754141">
                <text:p>1754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835577">
                <text:p>1835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2166560">
                <text:p>21665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887767">
                <text:p>1887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828830">
                <text:p>1828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686742">
                <text:p>1686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939030">
                <text:p>19390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924087">
                <text:p>1924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2128098">
                <text:p>2128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987664">
                <text:p>1987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014258">
                <text:p>2014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135456">
                <text:p>2135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955326">
                <text:p>1955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973197">
                <text:p>1973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059338">
                <text:p>205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118358">
                <text:p>2118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434641">
                <text:p>2434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2448799">
                <text:p>2448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543583">
                <text:p>2543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488386">
                <text:p>24883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2453768">
                <text:p>2453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2426042">
                <text:p>2426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2499616">
                <text:p>2499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651000">
                <text:p>265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2936549">
                <text:p>29365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3340104">
                <text:p>3340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9055210">
                <text:p>90552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6427995">
                <text:p>6427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121196">
                <text:p>5121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4927917">
                <text:p>4927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5050145">
                <text:p>5050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5309784">
                <text:p>5309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226026">
                <text:p>5226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4827842">
                <text:p>4827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3578864">
                <text:p>3578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3730677">
                <text:p>37306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3860227">
                <text:p>386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3777212">
                <text:p>3777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4000772">
                <text:p>4000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4225866">
                <text:p>4225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4355033">
                <text:p>43550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8882035">
                <text:p>8882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4728811">
                <text:p>4728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4733538">
                <text:p>4733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5103715">
                <text:p>510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6592007">
                <text:p>6592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5211402">
                <text:p>5211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4938513">
                <text:p>4938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5745787">
                <text:p>5745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8549523">
                <text:p>8549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8702959">
                <text:p>87029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9308991">
                <text:p>9308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6363812">
                <text:p>6363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8859222">
                <text:p>8859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5914521">
                <text:p>5914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6916653">
                <text:p>6916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6247421">
                <text:p>62474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5693941">
                <text:p>5693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7266115">
                <text:p>7266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7157089">
                <text:p>7157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7150113">
                <text:p>7150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6226203">
                <text:p>6226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6577983">
                <text:p>65779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6446970">
                <text:p>64469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6421685">
                <text:p>64216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6322828">
                <text:p>63228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7717369">
                <text:p>7717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6881668">
                <text:p>6881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7108446">
                <text:p>7108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7103421">
                <text:p>7103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7583742">
                <text:p>7583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9126844">
                <text:p>91268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9542989">
                <text:p>9542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3898315">
                <text:p>13898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1942614">
                <text:p>119426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8747685">
                <text:p>8747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9858043">
                <text:p>9858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7766823">
                <text:p>7766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9736570">
                <text:p>97365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8673022">
                <text:p>86730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0489077">
                <text:p>104890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8081978">
                <text:p>80819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8725132">
                <text:p>8725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0827154">
                <text:p>10827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8647109">
                <text:p>8647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2204063">
                <text:p>122040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8350897">
                <text:p>8350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8007088">
                <text:p>8007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8235995">
                <text:p>82359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75cm" xlink:href=".." xlink:type="simple" chart:class="chart:line" chart:style-name="ch1">
        <chart:legend chart:legend-position="end" svg:x="11.736cm" svg:y="3.917cm" style:legend-expansion="high" chart:style-name="ch2"/>
        <chart:plot-area chart:style-name="ch3" table:cell-range-address="Sheet1.A1:Sheet1.A106 Sheet1.G1:Sheet1.G106" chart:data-source-has-labels="row" svg:x="0.319cm" svg:y="0.179cm" svg:width="11.098cm" svg:height="8.617cm">
          <chartooo:coordinate-region svg:x="2.524cm" svg:y="0.389cm" svg:width="8.893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G2:Sheet1.G106" chart:label-cell-address="Sheet1.G1:Sheet1.G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LinkedLi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467111">
                <text:p>467111</text:p>
                <draw:g>
                  <svg:desc>Sheet1.G2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2838912">
                <text:p>12838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6503974">
                <text:p>16503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0358924">
                <text:p>20358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5955176">
                <text:p>25955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8055707">
                <text:p>18055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3140518">
                <text:p>23140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38629399">
                <text:p>3862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8086964">
                <text:p>38086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45524577">
                <text:p>45524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56946118">
                <text:p>56946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60141971">
                <text:p>60141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79287000">
                <text:p>79287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80833617">
                <text:p>80833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90586198">
                <text:p>90586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98594766">
                <text:p>985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05324578">
                <text:p>105324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14007719">
                <text:p>114007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24290483">
                <text:p>124290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35658208">
                <text:p>135658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50272101">
                <text:p>150272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63278529">
                <text:p>163278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76570538">
                <text:p>176570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92204581">
                <text:p>192204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206193347">
                <text:p>206193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223029156">
                <text:p>223029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31172689">
                <text:p>231172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48460690">
                <text:p>2484606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61816811">
                <text:p>261816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77664998">
                <text:p>277664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93878209">
                <text:p>293878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307784728">
                <text:p>307784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321998945">
                <text:p>321998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39438857">
                <text:p>339438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55964568">
                <text:p>355964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71912485">
                <text:p>371912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88268143">
                <text:p>388268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399526030">
                <text:p>3995260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420276112">
                <text:p>420276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441490403">
                <text:p>441490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66474598">
                <text:p>466474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90949982">
                <text:p>490949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510831837">
                <text:p>510831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533469971">
                <text:p>533469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74345235">
                <text:p>574345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79906948">
                <text:p>579906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599517330">
                <text:p>5995173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629522752">
                <text:p>629522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657287411">
                <text:p>6572874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686407766">
                <text:p>686407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712994597">
                <text:p>712994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41898310">
                <text:p>7418983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767593190">
                <text:p>7675931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812549212">
                <text:p>812549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15308335">
                <text:p>815308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842177022">
                <text:p>842177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928466603">
                <text:p>928466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016836281">
                <text:p>10168362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88558114">
                <text:p>988558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50237123">
                <text:p>9502371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76395804">
                <text:p>976395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27730414">
                <text:p>1027730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054850880">
                <text:p>10548508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070020080">
                <text:p>10700200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098639330">
                <text:p>10986393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127137418">
                <text:p>1127137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68079626">
                <text:p>1168079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192312500">
                <text:p>1192312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230266563">
                <text:p>12302665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246773451">
                <text:p>1246773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267140672">
                <text:p>12671406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321311083">
                <text:p>1321311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306534388">
                <text:p>1306534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324553022">
                <text:p>1324553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343204085">
                <text:p>1343204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363993191">
                <text:p>1363993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392634259">
                <text:p>13926342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412954118">
                <text:p>1412954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462217202">
                <text:p>1462217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459381704">
                <text:p>1459381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481663266">
                <text:p>14816632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510959450">
                <text:p>1510959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523158455">
                <text:p>1523158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542680444">
                <text:p>1542680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584231713">
                <text:p>1584231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632173093">
                <text:p>1632173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625086779">
                <text:p>1625086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656005970">
                <text:p>16560059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723526574">
                <text:p>1723526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705514736">
                <text:p>1705514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740939314">
                <text:p>1740939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780453047">
                <text:p>17804530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880059227">
                <text:p>1880059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966582505">
                <text:p>1966582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935470987">
                <text:p>1935470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928018947">
                <text:p>1928018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2034387330">
                <text:p>20343873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029789975">
                <text:p>2029789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055811350">
                <text:p>20558113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098210988">
                <text:p>20982109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199334684">
                <text:p>2199334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268627996">
                <text:p>22686279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297527330">
                <text:p>22975273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435350074">
                <text:p>24353500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2255967309">
                <text:p>2255967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76cm" xlink:href=".." xlink:type="simple" chart:class="chart:line" chart:style-name="ch1">
        <chart:legend chart:legend-position="end" svg:x="11.959cm" svg:y="3.918cm" style:legend-expansion="high" chart:style-name="ch2"/>
        <chart:plot-area chart:style-name="ch3" table:cell-range-address="Sheet1.A1:Sheet1.A106 Sheet1.H1:Sheet1.H106" chart:data-source-has-labels="row" svg:x="0.319cm" svg:y="0.179cm" svg:width="11.321cm" svg:height="8.618cm">
          <chartooo:coordinate-region svg:x="2.524cm" svg:y="0.389cm" svg:width="9.116cm" svg:height="7.5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H2:Sheet1.H106" chart:label-cell-address="Sheet1.H1:Sheet1.H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ArrayLis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292920">
                <text:p>292920</text:p>
                <draw:g>
                  <svg:desc>Sheet1.H2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7479939">
                <text:p>7479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7909510">
                <text:p>17909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33281395">
                <text:p>33281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2364246">
                <text:p>22364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5277850">
                <text:p>15277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8995857">
                <text:p>18995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4959990">
                <text:p>24959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0681949">
                <text:p>3068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9579933">
                <text:p>39579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5256706">
                <text:p>45256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53548573">
                <text:p>53548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63225127">
                <text:p>63225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74138106">
                <text:p>74138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82584769">
                <text:p>82584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88078639">
                <text:p>88078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94636602">
                <text:p>9463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02659316">
                <text:p>102659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10971574">
                <text:p>110971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21389215">
                <text:p>121389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34930751">
                <text:p>134930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44487451">
                <text:p>144487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58551616">
                <text:p>158551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70297493">
                <text:p>1702974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86307991">
                <text:p>186307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93105411">
                <text:p>193105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09310135">
                <text:p>209310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19355053">
                <text:p>219355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33035348">
                <text:p>233035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46086533">
                <text:p>246086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60328322">
                <text:p>260328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72835947">
                <text:p>2728359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87547790">
                <text:p>2875477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01174441">
                <text:p>301174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17778036">
                <text:p>317778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33442163">
                <text:p>333442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42316022">
                <text:p>342316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356144307">
                <text:p>356144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378400224">
                <text:p>378400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393007723">
                <text:p>393007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12057087">
                <text:p>412057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33571883">
                <text:p>433571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450294284">
                <text:p>450294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471246254">
                <text:p>471246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492475201">
                <text:p>492475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10716442">
                <text:p>510716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530403199">
                <text:p>530403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555589217">
                <text:p>555589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78391537">
                <text:p>578391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605948025">
                <text:p>605948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627381683">
                <text:p>6273816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650640527">
                <text:p>650640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696546059">
                <text:p>696546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742119462">
                <text:p>742119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718067839">
                <text:p>718067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734492859">
                <text:p>734492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759974132">
                <text:p>759974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780463927">
                <text:p>780463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808046184">
                <text:p>808046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828519232">
                <text:p>828519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873920189">
                <text:p>873920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910741190">
                <text:p>9107411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926819447">
                <text:p>926819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971961216">
                <text:p>971961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021844017">
                <text:p>1021844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988153826">
                <text:p>988153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021090010">
                <text:p>10210900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041402266">
                <text:p>10414022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071132137">
                <text:p>1071132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093892452">
                <text:p>1093892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113235304">
                <text:p>1113235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133501854">
                <text:p>1133501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142540011">
                <text:p>1142540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165838002">
                <text:p>1165838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182409480">
                <text:p>1182409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271785788">
                <text:p>1271785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258986749">
                <text:p>1258986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241543386">
                <text:p>1241543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288466802">
                <text:p>1288466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281905171">
                <text:p>12819051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300470694">
                <text:p>1300470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333970492">
                <text:p>1333970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341267514">
                <text:p>13412675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355862152">
                <text:p>1355862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402028193">
                <text:p>1402028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421069094">
                <text:p>14210690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428829037">
                <text:p>1428829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453719194">
                <text:p>1453719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483492706">
                <text:p>1483492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499676034">
                <text:p>1499676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528590035">
                <text:p>15285900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564303707">
                <text:p>1564303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591180567">
                <text:p>1591180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623447830">
                <text:p>16234478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646600384">
                <text:p>1646600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696039661">
                <text:p>169603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732276669">
                <text:p>17322766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734433036">
                <text:p>1734433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773139537">
                <text:p>17731395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825897843">
                <text:p>18258978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826651196">
                <text:p>1826651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881483827">
                <text:p>1881483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1876023267">
                <text:p>18760232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916095300">
                <text:p>19160953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955593826">
                <text:p>19555938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6cm" xlink:href=".." xlink:type="simple" chart:class="chart:line" chart:style-name="ch1">
        <chart:legend chart:legend-position="end" svg:x="12.014cm" svg:y="3.918cm" style:legend-expansion="high" chart:style-name="ch2"/>
        <chart:plot-area chart:style-name="ch3" table:cell-range-address="Sheet1.A1:Sheet1.A106 Sheet1.I1:Sheet1.I106" chart:data-source-has-labels="row" svg:x="0.319cm" svg:y="0.179cm" svg:width="11.376cm" svg:height="8.618cm">
          <chartooo:coordinate-region svg:x="2.133cm" svg:y="0.389cm" svg:width="9.562cm" svg:height="7.5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I2:Sheet1.I106" chart:label-cell-address="Sheet1.I1:Sheet1.I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TreeMap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214079">
                <text:p>214079</text:p>
                <draw:g>
                  <svg:desc>Sheet1.I2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5000794">
                <text:p>5000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3218917">
                <text:p>3218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4877424">
                <text:p>4877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18045981">
                <text:p>18045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2997647">
                <text:p>2997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912565">
                <text:p>2912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3502408">
                <text:p>3502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983474">
                <text:p>3983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4241619">
                <text:p>4241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715345">
                <text:p>4715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5142170">
                <text:p>51421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5618370">
                <text:p>5618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6090323">
                <text:p>6090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6206274">
                <text:p>6206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6678434">
                <text:p>6678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7752328">
                <text:p>7752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9447457">
                <text:p>9447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9380003">
                <text:p>938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8408877">
                <text:p>8408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9416985">
                <text:p>9416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0374753">
                <text:p>10374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9991011">
                <text:p>9991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0310079">
                <text:p>10310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0801060">
                <text:p>108010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1245631">
                <text:p>11245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2815170">
                <text:p>12815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3571363">
                <text:p>13571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4197249">
                <text:p>14197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7558105">
                <text:p>1755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5976833">
                <text:p>15976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6142053">
                <text:p>16142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5859577">
                <text:p>15859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16072035">
                <text:p>16072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16603289">
                <text:p>16603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16823242">
                <text:p>168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17622872">
                <text:p>17622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21653385">
                <text:p>21653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23586328">
                <text:p>23586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4885504">
                <text:p>24885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32443277">
                <text:p>32443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26615612">
                <text:p>26615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23269056">
                <text:p>23269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22399917">
                <text:p>22399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26765565">
                <text:p>26765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22965156">
                <text:p>22965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22902991">
                <text:p>22902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22700299">
                <text:p>22700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25623439">
                <text:p>25623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28032754">
                <text:p>28032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25317739">
                <text:p>25317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23360284">
                <text:p>23360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23095627">
                <text:p>23095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26190305">
                <text:p>26190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27670239">
                <text:p>27670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25922837">
                <text:p>259228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25462345">
                <text:p>25462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31472053">
                <text:p>31472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29140366">
                <text:p>291403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27842840">
                <text:p>278428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28690392">
                <text:p>28690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34477897">
                <text:p>34477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31180774">
                <text:p>31180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30880085">
                <text:p>308800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30775161">
                <text:p>30775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32460424">
                <text:p>32460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32379248">
                <text:p>32379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31013947">
                <text:p>31013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37089743">
                <text:p>370897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33038992">
                <text:p>33038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32778698">
                <text:p>32778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35795204">
                <text:p>35795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37731496">
                <text:p>37731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35005100">
                <text:p>35005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36377944">
                <text:p>36377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36666386">
                <text:p>366663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36589845">
                <text:p>36589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36985017">
                <text:p>36985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36553649">
                <text:p>36553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36756240">
                <text:p>36756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37549583">
                <text:p>37549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41685690">
                <text:p>416856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42502000">
                <text:p>4250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42498015">
                <text:p>42498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40932317">
                <text:p>40932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40133520">
                <text:p>401335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40661729">
                <text:p>406617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41307735">
                <text:p>41307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43204837">
                <text:p>43204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48024381">
                <text:p>48024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45973498">
                <text:p>45973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47505219">
                <text:p>47505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45050232">
                <text:p>4505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49992481">
                <text:p>49992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46242756">
                <text:p>462427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45681988">
                <text:p>45681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50769730">
                <text:p>507697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48878678">
                <text:p>48878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47160063">
                <text:p>47160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48407438">
                <text:p>48407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49377838">
                <text:p>49377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49319618">
                <text:p>493196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49630408">
                <text:p>49630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50531024">
                <text:p>50531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51098161">
                <text:p>510981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7cm" svg:height="10.287cm" xlink:href=".." xlink:type="simple" chart:class="chart:line" chart:style-name="ch1">
        <chart:legend chart:legend-position="end" svg:x="37.126cm" svg:y="4.053cm" style:legend-expansion="high" chart:style-name="ch2"/>
        <chart:plot-area chart:style-name="ch3" table:cell-range-address="Sheet1.B1:Sheet1.E106" chart:data-source-has-labels="row" svg:x="0.817cm" svg:y="0.205cm" svg:width="35.492cm" svg:height="9.877cm">
          <chartooo:coordinate-region svg:x="3.022cm" svg:y="0.334cm" svg:width="33.138cm" svg:height="8.7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6" chart:label-cell-address="Sheet1.B1:Sheet1.B1" chart:class="chart:line">
            <chart:data-point chart:repeated="105"/>
          </chart:series>
          <chart:series chart:style-name="ch7" chart:values-cell-range-address="Sheet1.C2:Sheet1.C106" chart:label-cell-address="Sheet1.C1:Sheet1.C1" chart:class="chart:line">
            <chart:data-point chart:repeated="105"/>
          </chart:series>
          <chart:series chart:style-name="ch8" chart:values-cell-range-address="Sheet1.D2:Sheet1.D106" chart:label-cell-address="Sheet1.D1:Sheet1.D1" chart:class="chart:line">
            <chart:data-point chart:repeated="105"/>
          </chart:series>
          <chart:series chart:style-name="ch9" chart:values-cell-range-address="Sheet1.E2:Sheet1.E106" chart:label-cell-address="Sheet1.E1:Sheet1.E1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 HashMap</text:p>
                <draw:g>
                  <svg:desc>Sheet1.B1:Sheet1.B1</svg:desc>
                </draw:g>
              </table:table-cell>
              <table:table-cell office:value-type="string">
                <text:p>Add LinkedList</text:p>
                <draw:g>
                  <svg:desc>Sheet1.C1:Sheet1.C1</svg:desc>
                </draw:g>
              </table:table-cell>
              <table:table-cell office:value-type="string">
                <text:p>Add ArrayList</text:p>
                <draw:g>
                  <svg:desc>Sheet1.D1:Sheet1.D1</svg:desc>
                </draw:g>
              </table:table-cell>
              <table:table-cell office:value-type="string">
                <text:p>Add TreeM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444">
                <text:p>83444</text:p>
                <draw:g>
                  <svg:desc>Sheet1.B2:Sheet1.B106</svg:desc>
                </draw:g>
              </table:table-cell>
              <table:table-cell office:value-type="float" office:value="437843">
                <text:p>437843</text:p>
                <draw:g>
                  <svg:desc>Sheet1.C2:Sheet1.C106</svg:desc>
                </draw:g>
              </table:table-cell>
              <table:table-cell office:value-type="float" office:value="445391">
                <text:p>445391</text:p>
                <draw:g>
                  <svg:desc>Sheet1.D2:Sheet1.D106</svg:desc>
                </draw:g>
              </table:table-cell>
              <table:table-cell office:value-type="float" office:value="128750">
                <text:p>128750</text:p>
                <draw:g>
                  <svg:desc>Sheet1.E2:Sheet1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3714">
                <text:p>1493714</text:p>
              </table:table-cell>
              <table:table-cell office:value-type="float" office:value="8647979">
                <text:p>8647979</text:p>
              </table:table-cell>
              <table:table-cell office:value-type="float" office:value="9819438">
                <text:p>9819438</text:p>
              </table:table-cell>
              <table:table-cell office:value-type="float" office:value="2995932">
                <text:p>2995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4837">
                <text:p>1644837</text:p>
              </table:table-cell>
              <table:table-cell office:value-type="float" office:value="22797543">
                <text:p>22797543</text:p>
              </table:table-cell>
              <table:table-cell office:value-type="float" office:value="17363376">
                <text:p>17363376</text:p>
              </table:table-cell>
              <table:table-cell office:value-type="float" office:value="2975603">
                <text:p>297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4895">
                <text:p>1694895</text:p>
              </table:table-cell>
              <table:table-cell office:value-type="float" office:value="21154471">
                <text:p>21154471</text:p>
              </table:table-cell>
              <table:table-cell office:value-type="float" office:value="25071011">
                <text:p>25071011</text:p>
              </table:table-cell>
              <table:table-cell office:value-type="float" office:value="2150773">
                <text:p>2150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4358">
                <text:p>2494358</text:p>
              </table:table-cell>
              <table:table-cell office:value-type="float" office:value="31806052">
                <text:p>31806052</text:p>
              </table:table-cell>
              <table:table-cell office:value-type="float" office:value="22810477">
                <text:p>22810477</text:p>
              </table:table-cell>
              <table:table-cell office:value-type="float" office:value="3715716">
                <text:p>3715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91989">
                <text:p>21891989</text:p>
              </table:table-cell>
              <table:table-cell office:value-type="float" office:value="15312677">
                <text:p>15312677</text:p>
              </table:table-cell>
              <table:table-cell office:value-type="float" office:value="13887531">
                <text:p>13887531</text:p>
              </table:table-cell>
              <table:table-cell office:value-type="float" office:value="13438689">
                <text:p>13438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9065">
                <text:p>1789065</text:p>
              </table:table-cell>
              <table:table-cell office:value-type="float" office:value="21002296">
                <text:p>21002296</text:p>
              </table:table-cell>
              <table:table-cell office:value-type="float" office:value="19712996">
                <text:p>19712996</text:p>
              </table:table-cell>
              <table:table-cell office:value-type="float" office:value="4071230">
                <text:p>4071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5161">
                <text:p>1955161</text:p>
              </table:table-cell>
              <table:table-cell office:value-type="float" office:value="27597683">
                <text:p>27597683</text:p>
              </table:table-cell>
              <table:table-cell office:value-type="float" office:value="25078902">
                <text:p>25078902</text:p>
              </table:table-cell>
              <table:table-cell office:value-type="float" office:value="4556403">
                <text:p>4556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0610">
                <text:p>2440610</text:p>
              </table:table-cell>
              <table:table-cell office:value-type="float" office:value="34784885">
                <text:p>34784885</text:p>
              </table:table-cell>
              <table:table-cell office:value-type="float" office:value="30671977">
                <text:p>30671977</text:p>
              </table:table-cell>
              <table:table-cell office:value-type="float" office:value="5458329">
                <text:p>5458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4062">
                <text:p>2444062</text:p>
              </table:table-cell>
              <table:table-cell office:value-type="float" office:value="42558264">
                <text:p>42558264</text:p>
              </table:table-cell>
              <table:table-cell office:value-type="float" office:value="37719059">
                <text:p>37719059</text:p>
              </table:table-cell>
              <table:table-cell office:value-type="float" office:value="6173122">
                <text:p>6173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5775">
                <text:p>3115775</text:p>
              </table:table-cell>
              <table:table-cell office:value-type="float" office:value="50562554">
                <text:p>50562554</text:p>
              </table:table-cell>
              <table:table-cell office:value-type="float" office:value="47222336">
                <text:p>47222336</text:p>
              </table:table-cell>
              <table:table-cell office:value-type="float" office:value="7207918">
                <text:p>7207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43202">
                <text:p>3643202</text:p>
              </table:table-cell>
              <table:table-cell office:value-type="float" office:value="60122061">
                <text:p>60122061</text:p>
              </table:table-cell>
              <table:table-cell office:value-type="float" office:value="53645831">
                <text:p>53645831</text:p>
              </table:table-cell>
              <table:table-cell office:value-type="float" office:value="7263046">
                <text:p>726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7678">
                <text:p>1607678</text:p>
              </table:table-cell>
              <table:table-cell office:value-type="float" office:value="70538333">
                <text:p>70538333</text:p>
              </table:table-cell>
              <table:table-cell office:value-type="float" office:value="62836570">
                <text:p>62836570</text:p>
              </table:table-cell>
              <table:table-cell office:value-type="float" office:value="6342112">
                <text:p>6342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0262">
                <text:p>2350262</text:p>
              </table:table-cell>
              <table:table-cell office:value-type="float" office:value="85171348">
                <text:p>85171348</text:p>
              </table:table-cell>
              <table:table-cell office:value-type="float" office:value="73431998">
                <text:p>73431998</text:p>
              </table:table-cell>
              <table:table-cell office:value-type="float" office:value="5298600">
                <text:p>5298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2437">
                <text:p>1722437</text:p>
              </table:table-cell>
              <table:table-cell office:value-type="float" office:value="91496351">
                <text:p>91496351</text:p>
              </table:table-cell>
              <table:table-cell office:value-type="float" office:value="82808227">
                <text:p>82808227</text:p>
              </table:table-cell>
              <table:table-cell office:value-type="float" office:value="6208952">
                <text:p>6208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4347">
                <text:p>1784347</text:p>
              </table:table-cell>
              <table:table-cell office:value-type="float" office:value="93726472">
                <text:p>93726472</text:p>
              </table:table-cell>
              <table:table-cell office:value-type="float" office:value="88991736">
                <text:p>88991736</text:p>
              </table:table-cell>
              <table:table-cell office:value-type="float" office:value="9265486">
                <text:p>9265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8447">
                <text:p>2368447</text:p>
              </table:table-cell>
              <table:table-cell office:value-type="float" office:value="103743283">
                <text:p>103743283</text:p>
              </table:table-cell>
              <table:table-cell office:value-type="float" office:value="95963905">
                <text:p>95963905</text:p>
              </table:table-cell>
              <table:table-cell office:value-type="float" office:value="9784438">
                <text:p>9784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9019">
                <text:p>2189019</text:p>
              </table:table-cell>
              <table:table-cell office:value-type="float" office:value="112417666">
                <text:p>112417666</text:p>
              </table:table-cell>
              <table:table-cell office:value-type="float" office:value="102514767">
                <text:p>102514767</text:p>
              </table:table-cell>
              <table:table-cell office:value-type="float" office:value="10369413">
                <text:p>10369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49765">
                <text:p>2649765</text:p>
              </table:table-cell>
              <table:table-cell office:value-type="float" office:value="124019995">
                <text:p>124019995</text:p>
              </table:table-cell>
              <table:table-cell office:value-type="float" office:value="111590982">
                <text:p>111590982</text:p>
              </table:table-cell>
              <table:table-cell office:value-type="float" office:value="7756032">
                <text:p>7756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42659">
                <text:p>2142659</text:p>
              </table:table-cell>
              <table:table-cell office:value-type="float" office:value="133085450">
                <text:p>133085450</text:p>
              </table:table-cell>
              <table:table-cell office:value-type="float" office:value="120327364">
                <text:p>120327364</text:p>
              </table:table-cell>
              <table:table-cell office:value-type="float" office:value="8257156">
                <text:p>8257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3096">
                <text:p>1693096</text:p>
              </table:table-cell>
              <table:table-cell office:value-type="float" office:value="147952003">
                <text:p>147952003</text:p>
              </table:table-cell>
              <table:table-cell office:value-type="float" office:value="134361771">
                <text:p>134361771</text:p>
              </table:table-cell>
              <table:table-cell office:value-type="float" office:value="8804223">
                <text:p>8804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7580">
                <text:p>2127580</text:p>
              </table:table-cell>
              <table:table-cell office:value-type="float" office:value="161288576">
                <text:p>161288576</text:p>
              </table:table-cell>
              <table:table-cell office:value-type="float" office:value="144483174">
                <text:p>144483174</text:p>
              </table:table-cell>
              <table:table-cell office:value-type="float" office:value="9300726">
                <text:p>9300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3728">
                <text:p>2183728</text:p>
              </table:table-cell>
              <table:table-cell office:value-type="float" office:value="174337115">
                <text:p>174337115</text:p>
              </table:table-cell>
              <table:table-cell office:value-type="float" office:value="157795510">
                <text:p>157795510</text:p>
              </table:table-cell>
              <table:table-cell office:value-type="float" office:value="10017393">
                <text:p>10017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4695">
                <text:p>2074695</text:p>
              </table:table-cell>
              <table:table-cell office:value-type="float" office:value="188827551">
                <text:p>188827551</text:p>
              </table:table-cell>
              <table:table-cell office:value-type="float" office:value="169911472">
                <text:p>169911472</text:p>
              </table:table-cell>
              <table:table-cell office:value-type="float" office:value="10543030">
                <text:p>10543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63356">
                <text:p>4763356</text:p>
              </table:table-cell>
              <table:table-cell office:value-type="float" office:value="204694919">
                <text:p>204694919</text:p>
              </table:table-cell>
              <table:table-cell office:value-type="float" office:value="186367221">
                <text:p>186367221</text:p>
              </table:table-cell>
              <table:table-cell office:value-type="float" office:value="10853597">
                <text:p>10853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7134">
                <text:p>3297134</text:p>
              </table:table-cell>
              <table:table-cell office:value-type="float" office:value="214231190">
                <text:p>214231190</text:p>
              </table:table-cell>
              <table:table-cell office:value-type="float" office:value="195908182">
                <text:p>195908182</text:p>
              </table:table-cell>
              <table:table-cell office:value-type="float" office:value="11234969">
                <text:p>11234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702">
                <text:p>1998702</text:p>
              </table:table-cell>
              <table:table-cell office:value-type="float" office:value="229002372">
                <text:p>229002372</text:p>
              </table:table-cell>
              <table:table-cell office:value-type="float" office:value="207266625">
                <text:p>207266625</text:p>
              </table:table-cell>
              <table:table-cell office:value-type="float" office:value="14210925">
                <text:p>1421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4564">
                <text:p>1784564</text:p>
              </table:table-cell>
              <table:table-cell office:value-type="float" office:value="244343746">
                <text:p>244343746</text:p>
              </table:table-cell>
              <table:table-cell office:value-type="float" office:value="220410251">
                <text:p>220410251</text:p>
              </table:table-cell>
              <table:table-cell office:value-type="float" office:value="15236090">
                <text:p>152360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1116">
                <text:p>1701116</text:p>
              </table:table-cell>
              <table:table-cell office:value-type="float" office:value="258568868">
                <text:p>258568868</text:p>
              </table:table-cell>
              <table:table-cell office:value-type="float" office:value="232985408">
                <text:p>232985408</text:p>
              </table:table-cell>
              <table:table-cell office:value-type="float" office:value="14647152">
                <text:p>14647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0345">
                <text:p>1880345</text:p>
              </table:table-cell>
              <table:table-cell office:value-type="float" office:value="273385990">
                <text:p>273385990</text:p>
              </table:table-cell>
              <table:table-cell office:value-type="float" office:value="248116992">
                <text:p>248116992</text:p>
              </table:table-cell>
              <table:table-cell office:value-type="float" office:value="15606715">
                <text:p>15606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6625">
                <text:p>1906625</text:p>
              </table:table-cell>
              <table:table-cell office:value-type="float" office:value="290682867">
                <text:p>290682867</text:p>
              </table:table-cell>
              <table:table-cell office:value-type="float" office:value="264958865">
                <text:p>264958865</text:p>
              </table:table-cell>
              <table:table-cell office:value-type="float" office:value="14944247">
                <text:p>14944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1285">
                <text:p>2381285</text:p>
              </table:table-cell>
              <table:table-cell office:value-type="float" office:value="307243509">
                <text:p>307243509</text:p>
              </table:table-cell>
              <table:table-cell office:value-type="float" office:value="277223982">
                <text:p>277223982</text:p>
              </table:table-cell>
              <table:table-cell office:value-type="float" office:value="15828460">
                <text:p>15828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54945">
                <text:p>2354945</text:p>
              </table:table-cell>
              <table:table-cell office:value-type="float" office:value="321227246">
                <text:p>321227246</text:p>
              </table:table-cell>
              <table:table-cell office:value-type="float" office:value="292202388">
                <text:p>292202388</text:p>
              </table:table-cell>
              <table:table-cell office:value-type="float" office:value="16447091">
                <text:p>16447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4870">
                <text:p>2404870</text:p>
              </table:table-cell>
              <table:table-cell office:value-type="float" office:value="336312029">
                <text:p>336312029</text:p>
              </table:table-cell>
              <table:table-cell office:value-type="float" office:value="303907446">
                <text:p>303907446</text:p>
              </table:table-cell>
              <table:table-cell office:value-type="float" office:value="17006972">
                <text:p>1700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9121">
                <text:p>2049121</text:p>
              </table:table-cell>
              <table:table-cell office:value-type="float" office:value="353197879">
                <text:p>353197879</text:p>
              </table:table-cell>
              <table:table-cell office:value-type="float" office:value="320842254">
                <text:p>320842254</text:p>
              </table:table-cell>
              <table:table-cell office:value-type="float" office:value="16374543">
                <text:p>16374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9334">
                <text:p>2019334</text:p>
              </table:table-cell>
              <table:table-cell office:value-type="float" office:value="369577632">
                <text:p>369577632</text:p>
              </table:table-cell>
              <table:table-cell office:value-type="float" office:value="345885523">
                <text:p>345885523</text:p>
              </table:table-cell>
              <table:table-cell office:value-type="float" office:value="17029123">
                <text:p>17029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8751">
                <text:p>2638751</text:p>
              </table:table-cell>
              <table:table-cell office:value-type="float" office:value="384723211">
                <text:p>384723211</text:p>
              </table:table-cell>
              <table:table-cell office:value-type="float" office:value="343216042">
                <text:p>343216042</text:p>
              </table:table-cell>
              <table:table-cell office:value-type="float" office:value="17554906">
                <text:p>17554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9267">
                <text:p>2429267</text:p>
              </table:table-cell>
              <table:table-cell office:value-type="float" office:value="400580067">
                <text:p>400580067</text:p>
              </table:table-cell>
              <table:table-cell office:value-type="float" office:value="364480227">
                <text:p>364480227</text:p>
              </table:table-cell>
              <table:table-cell office:value-type="float" office:value="18141161">
                <text:p>18141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28928">
                <text:p>2528928</text:p>
              </table:table-cell>
              <table:table-cell office:value-type="float" office:value="418578343">
                <text:p>418578343</text:p>
              </table:table-cell>
              <table:table-cell office:value-type="float" office:value="401358661">
                <text:p>401358661</text:p>
              </table:table-cell>
              <table:table-cell office:value-type="float" office:value="18956313">
                <text:p>18956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49548">
                <text:p>2649548</text:p>
              </table:table-cell>
              <table:table-cell office:value-type="float" office:value="439699111">
                <text:p>439699111</text:p>
              </table:table-cell>
              <table:table-cell office:value-type="float" office:value="394691649">
                <text:p>394691649</text:p>
              </table:table-cell>
              <table:table-cell office:value-type="float" office:value="20486247">
                <text:p>20486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48294">
                <text:p>2848294</text:p>
              </table:table-cell>
              <table:table-cell office:value-type="float" office:value="464126416">
                <text:p>464126416</text:p>
              </table:table-cell>
              <table:table-cell office:value-type="float" office:value="423998980">
                <text:p>423998980</text:p>
              </table:table-cell>
              <table:table-cell office:value-type="float" office:value="23395143">
                <text:p>23395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73209">
                <text:p>3073209</text:p>
              </table:table-cell>
              <table:table-cell office:value-type="float" office:value="485482618">
                <text:p>485482618</text:p>
              </table:table-cell>
              <table:table-cell office:value-type="float" office:value="431108680">
                <text:p>431108680</text:p>
              </table:table-cell>
              <table:table-cell office:value-type="float" office:value="22613446">
                <text:p>22613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56884">
                <text:p>11656884</text:p>
              </table:table-cell>
              <table:table-cell office:value-type="float" office:value="508843120">
                <text:p>508843120</text:p>
              </table:table-cell>
              <table:table-cell office:value-type="float" office:value="452664649">
                <text:p>452664649</text:p>
              </table:table-cell>
              <table:table-cell office:value-type="float" office:value="23048808">
                <text:p>23048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70506">
                <text:p>6770506</text:p>
              </table:table-cell>
              <table:table-cell office:value-type="float" office:value="532387377">
                <text:p>532387377</text:p>
              </table:table-cell>
              <table:table-cell office:value-type="float" office:value="468417454">
                <text:p>468417454</text:p>
              </table:table-cell>
              <table:table-cell office:value-type="float" office:value="26551612">
                <text:p>26551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9218">
                <text:p>5069218</text:p>
              </table:table-cell>
              <table:table-cell office:value-type="float" office:value="561469972">
                <text:p>561469972</text:p>
              </table:table-cell>
              <table:table-cell office:value-type="float" office:value="493099390">
                <text:p>493099390</text:p>
              </table:table-cell>
              <table:table-cell office:value-type="float" office:value="22236104">
                <text:p>22236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12781">
                <text:p>5212781</text:p>
              </table:table-cell>
              <table:table-cell office:value-type="float" office:value="576322062">
                <text:p>576322062</text:p>
              </table:table-cell>
              <table:table-cell office:value-type="float" office:value="519990960">
                <text:p>519990960</text:p>
              </table:table-cell>
              <table:table-cell office:value-type="float" office:value="22043802">
                <text:p>220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6874">
                <text:p>4566874</text:p>
              </table:table-cell>
              <table:table-cell office:value-type="float" office:value="607342355">
                <text:p>607342355</text:p>
              </table:table-cell>
              <table:table-cell office:value-type="float" office:value="545194661">
                <text:p>545194661</text:p>
              </table:table-cell>
              <table:table-cell office:value-type="float" office:value="24962391">
                <text:p>24962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24334">
                <text:p>3624334</text:p>
              </table:table-cell>
              <table:table-cell office:value-type="float" office:value="633997906">
                <text:p>633997906</text:p>
              </table:table-cell>
              <table:table-cell office:value-type="float" office:value="575719042">
                <text:p>575719042</text:p>
              </table:table-cell>
              <table:table-cell office:value-type="float" office:value="24668947">
                <text:p>24668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97448">
                <text:p>5497448</text:p>
              </table:table-cell>
              <table:table-cell office:value-type="float" office:value="667909901">
                <text:p>667909901</text:p>
              </table:table-cell>
              <table:table-cell office:value-type="float" office:value="593242844">
                <text:p>593242844</text:p>
              </table:table-cell>
              <table:table-cell office:value-type="float" office:value="25942905">
                <text:p>25942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60120">
                <text:p>4260120</text:p>
              </table:table-cell>
              <table:table-cell office:value-type="float" office:value="698785522">
                <text:p>698785522</text:p>
              </table:table-cell>
              <table:table-cell office:value-type="float" office:value="624050827">
                <text:p>624050827</text:p>
              </table:table-cell>
              <table:table-cell office:value-type="float" office:value="23978164">
                <text:p>23978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9031">
                <text:p>4009031</text:p>
              </table:table-cell>
              <table:table-cell office:value-type="float" office:value="711178763">
                <text:p>711178763</text:p>
              </table:table-cell>
              <table:table-cell office:value-type="float" office:value="651654528">
                <text:p>651654528</text:p>
              </table:table-cell>
              <table:table-cell office:value-type="float" office:value="24175978">
                <text:p>24175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11550">
                <text:p>4211550</text:p>
              </table:table-cell>
              <table:table-cell office:value-type="float" office:value="741107912">
                <text:p>741107912</text:p>
              </table:table-cell>
              <table:table-cell office:value-type="float" office:value="718356923">
                <text:p>718356923</text:p>
              </table:table-cell>
              <table:table-cell office:value-type="float" office:value="24173077">
                <text:p>2417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6736">
                <text:p>4106736</text:p>
              </table:table-cell>
              <table:table-cell office:value-type="float" office:value="780715496">
                <text:p>780715496</text:p>
              </table:table-cell>
              <table:table-cell office:value-type="float" office:value="685380853">
                <text:p>685380853</text:p>
              </table:table-cell>
              <table:table-cell office:value-type="float" office:value="24335691">
                <text:p>24335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7322">
                <text:p>4397322</text:p>
              </table:table-cell>
              <table:table-cell office:value-type="float" office:value="789505046">
                <text:p>789505046</text:p>
              </table:table-cell>
              <table:table-cell office:value-type="float" office:value="741357456">
                <text:p>741357456</text:p>
              </table:table-cell>
              <table:table-cell office:value-type="float" office:value="23914995">
                <text:p>23914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18523">
                <text:p>4818523</text:p>
              </table:table-cell>
              <table:table-cell office:value-type="float" office:value="812148198">
                <text:p>812148198</text:p>
              </table:table-cell>
              <table:table-cell office:value-type="float" office:value="802227432">
                <text:p>802227432</text:p>
              </table:table-cell>
              <table:table-cell office:value-type="float" office:value="25245155">
                <text:p>25245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97707">
                <text:p>4797707</text:p>
              </table:table-cell>
              <table:table-cell office:value-type="float" office:value="834239403">
                <text:p>834239403</text:p>
              </table:table-cell>
              <table:table-cell office:value-type="float" office:value="773266051">
                <text:p>773266051</text:p>
              </table:table-cell>
              <table:table-cell office:value-type="float" office:value="25154689">
                <text:p>25154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37744">
                <text:p>4637744</text:p>
              </table:table-cell>
              <table:table-cell office:value-type="float" office:value="860743111">
                <text:p>860743111</text:p>
              </table:table-cell>
              <table:table-cell office:value-type="float" office:value="852549748">
                <text:p>852549748</text:p>
              </table:table-cell>
              <table:table-cell office:value-type="float" office:value="25485129">
                <text:p>25485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61362">
                <text:p>17361362</text:p>
              </table:table-cell>
              <table:table-cell office:value-type="float" office:value="926997294">
                <text:p>926997294</text:p>
              </table:table-cell>
              <table:table-cell office:value-type="float" office:value="800434279">
                <text:p>800434279</text:p>
              </table:table-cell>
              <table:table-cell office:value-type="float" office:value="27930974">
                <text:p>279309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83576">
                <text:p>5483576</text:p>
              </table:table-cell>
              <table:table-cell office:value-type="float" office:value="919591530">
                <text:p>919591530</text:p>
              </table:table-cell>
              <table:table-cell office:value-type="float" office:value="839472724">
                <text:p>839472724</text:p>
              </table:table-cell>
              <table:table-cell office:value-type="float" office:value="28181110">
                <text:p>28181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10863">
                <text:p>7210863</text:p>
              </table:table-cell>
              <table:table-cell office:value-type="float" office:value="946985046">
                <text:p>946985046</text:p>
              </table:table-cell>
              <table:table-cell office:value-type="float" office:value="867559411">
                <text:p>867559411</text:p>
              </table:table-cell>
              <table:table-cell office:value-type="float" office:value="28609407">
                <text:p>28609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89313">
                <text:p>6489313</text:p>
              </table:table-cell>
              <table:table-cell office:value-type="float" office:value="977287320">
                <text:p>977287320</text:p>
              </table:table-cell>
              <table:table-cell office:value-type="float" office:value="933089938">
                <text:p>933089938</text:p>
              </table:table-cell>
              <table:table-cell office:value-type="float" office:value="28150517">
                <text:p>28150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6667">
                <text:p>6306667</text:p>
              </table:table-cell>
              <table:table-cell office:value-type="float" office:value="1008332501">
                <text:p>1008332501</text:p>
              </table:table-cell>
              <table:table-cell office:value-type="float" office:value="1011091185">
                <text:p>1011091185</text:p>
              </table:table-cell>
              <table:table-cell office:value-type="float" office:value="34735809">
                <text:p>34735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92291">
                <text:p>6092291</text:p>
              </table:table-cell>
              <table:table-cell office:value-type="float" office:value="1041807696">
                <text:p>1041807696</text:p>
              </table:table-cell>
              <table:table-cell office:value-type="float" office:value="912738842">
                <text:p>912738842</text:p>
              </table:table-cell>
              <table:table-cell office:value-type="float" office:value="30695947">
                <text:p>30695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07399">
                <text:p>5707399</text:p>
              </table:table-cell>
              <table:table-cell office:value-type="float" office:value="1066581181">
                <text:p>1066581181</text:p>
              </table:table-cell>
              <table:table-cell office:value-type="float" office:value="954730998">
                <text:p>954730998</text:p>
              </table:table-cell>
              <table:table-cell office:value-type="float" office:value="30806499">
                <text:p>30806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21577">
                <text:p>6721577</text:p>
              </table:table-cell>
              <table:table-cell office:value-type="float" office:value="1102288765">
                <text:p>1102288765</text:p>
              </table:table-cell>
              <table:table-cell office:value-type="float" office:value="960250732">
                <text:p>960250732</text:p>
              </table:table-cell>
              <table:table-cell office:value-type="float" office:value="32400188">
                <text:p>32400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05754">
                <text:p>5505754</text:p>
              </table:table-cell>
              <table:table-cell office:value-type="float" office:value="1128384249">
                <text:p>1128384249</text:p>
              </table:table-cell>
              <table:table-cell office:value-type="float" office:value="1074068249">
                <text:p>1074068249</text:p>
              </table:table-cell>
              <table:table-cell office:value-type="float" office:value="33811038">
                <text:p>33811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40163">
                <text:p>6940163</text:p>
              </table:table-cell>
              <table:table-cell office:value-type="float" office:value="1164778153">
                <text:p>1164778153</text:p>
              </table:table-cell>
              <table:table-cell office:value-type="float" office:value="1116584554">
                <text:p>1116584554</text:p>
              </table:table-cell>
              <table:table-cell office:value-type="float" office:value="32165540">
                <text:p>321655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06818">
                <text:p>5606818</text:p>
              </table:table-cell>
              <table:table-cell office:value-type="float" office:value="1191062640">
                <text:p>1191062640</text:p>
              </table:table-cell>
              <table:table-cell office:value-type="float" office:value="1045469214">
                <text:p>1045469214</text:p>
              </table:table-cell>
              <table:table-cell office:value-type="float" office:value="33544403">
                <text:p>33544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75358">
                <text:p>5875358</text:p>
              </table:table-cell>
              <table:table-cell office:value-type="float" office:value="1223527406">
                <text:p>1223527406</text:p>
              </table:table-cell>
              <table:table-cell office:value-type="float" office:value="1074374154">
                <text:p>1074374154</text:p>
              </table:table-cell>
              <table:table-cell office:value-type="float" office:value="33190626">
                <text:p>331906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72044">
                <text:p>6972044</text:p>
              </table:table-cell>
              <table:table-cell office:value-type="float" office:value="1252610023">
                <text:p>1252610023</text:p>
              </table:table-cell>
              <table:table-cell office:value-type="float" office:value="1179065375">
                <text:p>1179065375</text:p>
              </table:table-cell>
              <table:table-cell office:value-type="float" office:value="32710158">
                <text:p>32710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11123">
                <text:p>5711123</text:p>
              </table:table-cell>
              <table:table-cell office:value-type="float" office:value="1289478598">
                <text:p>1289478598</text:p>
              </table:table-cell>
              <table:table-cell office:value-type="float" office:value="1130407843">
                <text:p>1130407843</text:p>
              </table:table-cell>
              <table:table-cell office:value-type="float" office:value="35190779">
                <text:p>35190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49304">
                <text:p>7649304</text:p>
              </table:table-cell>
              <table:table-cell office:value-type="float" office:value="1296302885">
                <text:p>1296302885</text:p>
              </table:table-cell>
              <table:table-cell office:value-type="float" office:value="1175351756">
                <text:p>1175351756</text:p>
              </table:table-cell>
              <table:table-cell office:value-type="float" office:value="37304128">
                <text:p>37304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41342">
                <text:p>6141342</text:p>
              </table:table-cell>
              <table:table-cell office:value-type="float" office:value="1313602407">
                <text:p>1313602407</text:p>
              </table:table-cell>
              <table:table-cell office:value-type="float" office:value="1199445011">
                <text:p>1199445011</text:p>
              </table:table-cell>
              <table:table-cell office:value-type="float" office:value="36896762">
                <text:p>36896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26546">
                <text:p>6226546</text:p>
              </table:table-cell>
              <table:table-cell office:value-type="float" office:value="1337350805">
                <text:p>1337350805</text:p>
              </table:table-cell>
              <table:table-cell office:value-type="float" office:value="1348965132">
                <text:p>1348965132</text:p>
              </table:table-cell>
              <table:table-cell office:value-type="float" office:value="36669382">
                <text:p>36669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75987">
                <text:p>6875987</text:p>
              </table:table-cell>
              <table:table-cell office:value-type="float" office:value="1368223489">
                <text:p>1368223489</text:p>
              </table:table-cell>
              <table:table-cell office:value-type="float" office:value="1220876648">
                <text:p>1220876648</text:p>
              </table:table-cell>
              <table:table-cell office:value-type="float" office:value="36640294">
                <text:p>36640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75112">
                <text:p>6075112</text:p>
              </table:table-cell>
              <table:table-cell office:value-type="float" office:value="1449012210">
                <text:p>1449012210</text:p>
              </table:table-cell>
              <table:table-cell office:value-type="float" office:value="1299568332">
                <text:p>1299568332</text:p>
              </table:table-cell>
              <table:table-cell office:value-type="float" office:value="37278786">
                <text:p>37278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66206">
                <text:p>6266206</text:p>
              </table:table-cell>
              <table:table-cell office:value-type="float" office:value="1414509632">
                <text:p>1414509632</text:p>
              </table:table-cell>
              <table:table-cell office:value-type="float" office:value="1345875885">
                <text:p>1345875885</text:p>
              </table:table-cell>
              <table:table-cell office:value-type="float" office:value="38248775">
                <text:p>3824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32539">
                <text:p>6532539</text:p>
              </table:table-cell>
              <table:table-cell office:value-type="float" office:value="1422702895">
                <text:p>1422702895</text:p>
              </table:table-cell>
              <table:table-cell office:value-type="float" office:value="1471645248">
                <text:p>1471645248</text:p>
              </table:table-cell>
              <table:table-cell office:value-type="float" office:value="39034735">
                <text:p>39034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67235">
                <text:p>6467235</text:p>
              </table:table-cell>
              <table:table-cell office:value-type="float" office:value="1442617233">
                <text:p>1442617233</text:p>
              </table:table-cell>
              <table:table-cell office:value-type="float" office:value="1367321841">
                <text:p>1367321841</text:p>
              </table:table-cell>
              <table:table-cell office:value-type="float" office:value="41269574">
                <text:p>412695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24284">
                <text:p>7124284</text:p>
              </table:table-cell>
              <table:table-cell office:value-type="float" office:value="1475388141">
                <text:p>1475388141</text:p>
              </table:table-cell>
              <table:table-cell office:value-type="float" office:value="1549865463">
                <text:p>1549865463</text:p>
              </table:table-cell>
              <table:table-cell office:value-type="float" office:value="40172334">
                <text:p>4017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55301">
                <text:p>6855301</text:p>
              </table:table-cell>
              <table:table-cell office:value-type="float" office:value="1496579507">
                <text:p>1496579507</text:p>
              </table:table-cell>
              <table:table-cell office:value-type="float" office:value="1542732182">
                <text:p>1542732182</text:p>
              </table:table-cell>
              <table:table-cell office:value-type="float" office:value="38975946">
                <text:p>38975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2594">
                <text:p>6812594</text:p>
              </table:table-cell>
              <table:table-cell office:value-type="float" office:value="1512941179">
                <text:p>1512941179</text:p>
              </table:table-cell>
              <table:table-cell office:value-type="float" office:value="1395843050">
                <text:p>1395843050</text:p>
              </table:table-cell>
              <table:table-cell office:value-type="float" office:value="40083056">
                <text:p>40083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46860">
                <text:p>7146860</text:p>
              </table:table-cell>
              <table:table-cell office:value-type="float" office:value="1533122908">
                <text:p>1533122908</text:p>
              </table:table-cell>
              <table:table-cell office:value-type="float" office:value="1343289384">
                <text:p>1343289384</text:p>
              </table:table-cell>
              <table:table-cell office:value-type="float" office:value="46384754">
                <text:p>46384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33512">
                <text:p>7133512</text:p>
              </table:table-cell>
              <table:table-cell office:value-type="float" office:value="1565121430">
                <text:p>1565121430</text:p>
              </table:table-cell>
              <table:table-cell office:value-type="float" office:value="1357090156">
                <text:p>1357090156</text:p>
              </table:table-cell>
              <table:table-cell office:value-type="float" office:value="46973173">
                <text:p>46973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45827">
                <text:p>7545827</text:p>
              </table:table-cell>
              <table:table-cell office:value-type="float" office:value="1595554678">
                <text:p>1595554678</text:p>
              </table:table-cell>
              <table:table-cell office:value-type="float" office:value="1379005165">
                <text:p>1379005165</text:p>
              </table:table-cell>
              <table:table-cell office:value-type="float" office:value="45519365">
                <text:p>45519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77013">
                <text:p>7877013</text:p>
              </table:table-cell>
              <table:table-cell office:value-type="float" office:value="1615441895">
                <text:p>1615441895</text:p>
              </table:table-cell>
              <table:table-cell office:value-type="float" office:value="1403557753">
                <text:p>1403557753</text:p>
              </table:table-cell>
              <table:table-cell office:value-type="float" office:value="42191496">
                <text:p>42191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89070">
                <text:p>8289070</text:p>
              </table:table-cell>
              <table:table-cell office:value-type="float" office:value="1641449523">
                <text:p>1641449523</text:p>
              </table:table-cell>
              <table:table-cell office:value-type="float" office:value="1421648344">
                <text:p>1421648344</text:p>
              </table:table-cell>
              <table:table-cell office:value-type="float" office:value="44484026">
                <text:p>44484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69835">
                <text:p>8469835</text:p>
              </table:table-cell>
              <table:table-cell office:value-type="float" office:value="1684364270">
                <text:p>1684364270</text:p>
              </table:table-cell>
              <table:table-cell office:value-type="float" office:value="1452831160">
                <text:p>1452831160</text:p>
              </table:table-cell>
              <table:table-cell office:value-type="float" office:value="42789537">
                <text:p>42789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517791">
                <text:p>11517791</text:p>
              </table:table-cell>
              <table:table-cell office:value-type="float" office:value="1703110679">
                <text:p>1703110679</text:p>
              </table:table-cell>
              <table:table-cell office:value-type="float" office:value="1479845482">
                <text:p>1479845482</text:p>
              </table:table-cell>
              <table:table-cell office:value-type="float" office:value="48747720">
                <text:p>487477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24568">
                <text:p>10524568</text:p>
              </table:table-cell>
              <table:table-cell office:value-type="float" office:value="1730848608">
                <text:p>1730848608</text:p>
              </table:table-cell>
              <table:table-cell office:value-type="float" office:value="1633527873">
                <text:p>1633527873</text:p>
              </table:table-cell>
              <table:table-cell office:value-type="float" office:value="48074789">
                <text:p>48074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21460">
                <text:p>9321460</text:p>
              </table:table-cell>
              <table:table-cell office:value-type="float" office:value="1762526877">
                <text:p>1762526877</text:p>
              </table:table-cell>
              <table:table-cell office:value-type="float" office:value="1744809063">
                <text:p>1744809063</text:p>
              </table:table-cell>
              <table:table-cell office:value-type="float" office:value="47748043">
                <text:p>47748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32751">
                <text:p>11932751</text:p>
              </table:table-cell>
              <table:table-cell office:value-type="float" office:value="1805202059">
                <text:p>1805202059</text:p>
              </table:table-cell>
              <table:table-cell office:value-type="float" office:value="1753835201">
                <text:p>1753835201</text:p>
              </table:table-cell>
              <table:table-cell office:value-type="float" office:value="48628378">
                <text:p>48628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60565">
                <text:p>10960565</text:p>
              </table:table-cell>
              <table:table-cell office:value-type="float" office:value="1833628336">
                <text:p>1833628336</text:p>
              </table:table-cell>
              <table:table-cell office:value-type="float" office:value="1823955619">
                <text:p>1823955619</text:p>
              </table:table-cell>
              <table:table-cell office:value-type="float" office:value="48208705">
                <text:p>48208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33156">
                <text:p>9733156</text:p>
              </table:table-cell>
              <table:table-cell office:value-type="float" office:value="1871961272">
                <text:p>1871961272</text:p>
              </table:table-cell>
              <table:table-cell office:value-type="float" office:value="1714979457">
                <text:p>1714979457</text:p>
              </table:table-cell>
              <table:table-cell office:value-type="float" office:value="49700644">
                <text:p>49700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22499">
                <text:p>17622499</text:p>
              </table:table-cell>
              <table:table-cell office:value-type="float" office:value="1897681178">
                <text:p>1897681178</text:p>
              </table:table-cell>
              <table:table-cell office:value-type="float" office:value="1732214095">
                <text:p>1732214095</text:p>
              </table:table-cell>
              <table:table-cell office:value-type="float" office:value="53913833">
                <text:p>53913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42228">
                <text:p>10442228</text:p>
              </table:table-cell>
              <table:table-cell office:value-type="float" office:value="1929883407">
                <text:p>1929883407</text:p>
              </table:table-cell>
              <table:table-cell office:value-type="float" office:value="1690892769">
                <text:p>1690892769</text:p>
              </table:table-cell>
              <table:table-cell office:value-type="float" office:value="49055423">
                <text:p>49055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00804">
                <text:p>10700804</text:p>
              </table:table-cell>
              <table:table-cell office:value-type="float" office:value="1965786548">
                <text:p>1965786548</text:p>
              </table:table-cell>
              <table:table-cell office:value-type="float" office:value="1747111737">
                <text:p>1747111737</text:p>
              </table:table-cell>
              <table:table-cell office:value-type="float" office:value="51294899">
                <text:p>51294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12922">
                <text:p>8512922</text:p>
              </table:table-cell>
              <table:table-cell office:value-type="float" office:value="2143939448">
                <text:p>2143939448</text:p>
              </table:table-cell>
              <table:table-cell office:value-type="float" office:value="1812642307">
                <text:p>1812642307</text:p>
              </table:table-cell>
              <table:table-cell office:value-type="float" office:value="51846350">
                <text:p>518463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36736">
                <text:p>7936736</text:p>
              </table:table-cell>
              <table:table-cell office:value-type="float" office:value="2044232836">
                <text:p>2044232836</text:p>
              </table:table-cell>
              <table:table-cell office:value-type="float" office:value="1772964417">
                <text:p>1772964417</text:p>
              </table:table-cell>
              <table:table-cell office:value-type="float" office:value="50294998">
                <text:p>50294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51979">
                <text:p>8151979</text:p>
              </table:table-cell>
              <table:table-cell office:value-type="float" office:value="2088897187">
                <text:p>2088897187</text:p>
              </table:table-cell>
              <table:table-cell office:value-type="float" office:value="1948290340">
                <text:p>1948290340</text:p>
              </table:table-cell>
              <table:table-cell office:value-type="float" office:value="53029762">
                <text:p>53029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12252">
                <text:p>8312252</text:p>
              </table:table-cell>
              <table:table-cell office:value-type="float" office:value="2167025481">
                <text:p>2167025481</text:p>
              </table:table-cell>
              <table:table-cell office:value-type="float" office:value="1897501159">
                <text:p>1897501159</text:p>
              </table:table-cell>
              <table:table-cell office:value-type="float" office:value="59185689">
                <text:p>59185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803484">
                <text:p>13803484</text:p>
              </table:table-cell>
              <table:table-cell office:value-type="float" office:value="2170280977">
                <text:p>2170280977</text:p>
              </table:table-cell>
              <table:table-cell office:value-type="float" office:value="1915892557">
                <text:p>1915892557</text:p>
              </table:table-cell>
              <table:table-cell office:value-type="float" office:value="61518109">
                <text:p>61518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24686">
                <text:p>9924686</text:p>
              </table:table-cell>
              <table:table-cell office:value-type="float" office:value="2197111933">
                <text:p>2197111933</text:p>
              </table:table-cell>
              <table:table-cell office:value-type="float" office:value="1892850123">
                <text:p>1892850123</text:p>
              </table:table-cell>
              <table:table-cell office:value-type="float" office:value="63580731">
                <text:p>63580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16497">
                <text:p>9816497</text:p>
              </table:table-cell>
              <table:table-cell office:value-type="float" office:value="2275422677">
                <text:p>2275422677</text:p>
              </table:table-cell>
              <table:table-cell office:value-type="float" office:value="1950794376">
                <text:p>1950794376</text:p>
              </table:table-cell>
              <table:table-cell office:value-type="float" office:value="87458203">
                <text:p>87458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64741">
                <text:p>9364741</text:p>
              </table:table-cell>
              <table:table-cell office:value-type="float" office:value="2687196268">
                <text:p>2687196268</text:p>
              </table:table-cell>
              <table:table-cell office:value-type="float" office:value="1989478609">
                <text:p>1989478609</text:p>
              </table:table-cell>
              <table:table-cell office:value-type="float" office:value="98677382">
                <text:p>986773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